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4.18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5.186cm"/>
    </style:style>
    <style:style style:name="co10" style:family="table-column">
      <style:table-column-properties fo:break-before="auto" style:column-width="4.842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0.76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99" style:text-align-source="fix" style:repeat-content="false" fo:border="0.06pt solid #ccccff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">
      <style:table-cell-properties fo:background-color="#ffffff" style:text-align-source="fix" style:repeat-content="false" fo:border="0.06pt solid #ccccff" fo:padding-bottom="0.035cm" fo:padding-left="0.035cm" fo:padding-right="0cm" fo:padding-top="0.035cm" style:vertical-align="automatic"/>
      <style:paragraph-properties fo:text-align="end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fo:background-color="#ffffff" style:vertical-align="middle"/>
      <style:text-properties fo:color="#000000" fo:font-size="6pt" style:font-size-asian="6pt" style:font-size-complex="6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ffffff" style:text-align-source="fix" style:repeat-content="false" fo:border="0.06pt solid #ccccff" style:vertical-align="automatic"/>
      <style:paragraph-properties fo:text-align="start" fo:margin-left="0cm"/>
      <style:text-properties fo:color="#000000" fo:font-size="9pt" style:font-size-asian="9pt" style:font-size-complex="9pt"/>
    </style:style>
    <style:style style:name="ce12" style:family="table-cell" style:parent-style-name="Default" style:data-style-name="N30">
      <style:table-cell-properties fo:background-color="#ffffff" style:text-align-source="fix" style:repeat-content="false" fo:border="0.06pt solid #ccccff" style:vertical-align="automatic"/>
      <style:paragraph-properties fo:text-align="start" fo:margin-left="0cm"/>
      <style:text-properties fo:color="#000000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pport_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6373" table:default-cell-style-name="ce10"/>
        <table:table-row table:style-name="ro1">
          <table:table-cell table:style-name="ce1" office:value-type="string" calcext:value-type="string">
            <text:p>Num de Dossier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Nom usuel</text:p>
          </table:table-cell>
          <table:table-cell table:style-name="ce1" office:value-type="string" calcext:value-type="string">
            <text:p>Nom patronymique</text:p>
          </table:table-cell>
          <table:table-cell table:style-name="ce1" office:value-type="string" calcext:value-type="string">
            <text:p>Premier prénom</text:p>
          </table:table-cell>
          <table:table-cell table:style-name="ce1" office:value-type="string" calcext:value-type="string">
            <text:p>D.naissance</text:p>
          </table:table-cell>
          <table:table-cell table:style-name="ce1" office:value-type="string" calcext:value-type="string">
            <text:p>Code structure affectation</text:p>
          </table:table-cell>
          <table:table-cell table:style-name="ce1" office:value-type="string" calcext:value-type="string">
            <text:p>Libellé court structure affectation</text:p>
          </table:table-cell>
          <table:table-cell table:style-name="ce1" office:value-type="string" calcext:value-type="string">
            <text:p>Code structure niv.2 (affectation)</text:p>
          </table:table-cell>
          <table:table-cell table:style-name="ce1" office:value-type="string" calcext:value-type="string">
            <text:p>Lib structure niv.2 (affectation)</text:p>
          </table:table-cell>
          <table:table-cell table:style-name="ce1" office:value-type="string" calcext:value-type="string">
            <text:p>Nombre enfants</text:p>
          </table:table-cell>
          <table:table-cell table:style-name="ce9" table:number-columns-repeated="13"/>
          <table:table-cell table:number-columns-repeated="16360"/>
        </table:table-row>
        <table:table-row table:style-name="ro1">
          <table:table-cell table:style-name="ce7" office:value-type="float" office:value="402" calcext:value-type="float">
            <text:p>40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BENAB</text:p>
          </table:table-cell>
          <table:table-cell table:style-name="ce11" office:value-type="string" calcext:value-type="string">
            <text:p>MARIE-ALICE</text:p>
          </table:table-cell>
          <table:table-cell table:style-name="ce12" office:value-type="date" office:date-value="1980-07-03" calcext:value-type="date">
            <text:p>03/07/1980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7" office:value-type="float" office:value="435" calcext:value-type="float">
            <text:p>43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CAVAB</text:p>
          </table:table-cell>
          <table:table-cell table:style-name="ce11" office:value-type="string" calcext:value-type="string">
            <text:p>JEAN PIERRE</text:p>
          </table:table-cell>
          <table:table-cell table:style-name="ce12" office:value-type="date" office:date-value="1989-03-17" calcext:value-type="date">
            <text:p>17/03/1989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7" office:value-type="float" office:value="615" calcext:value-type="float">
            <text:p>61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QPUSAB</text:p>
          </table:table-cell>
          <table:table-cell table:style-name="ce11" office:value-type="string" calcext:value-type="string">
            <text:p>JEAN LUC</text:p>
          </table:table-cell>
          <table:table-cell table:style-name="ce12" office:value-type="date" office:date-value="1972-01-22" calcext:value-type="date">
            <text:p>22/01/1972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55" calcext:value-type="float">
            <text:p>65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ITEL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47-07-01" calcext:value-type="date">
            <text:p>01/07/1947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58" calcext:value-type="float">
            <text:p>155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NAI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88-08-14" calcext:value-type="date">
            <text:p>14/08/1988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13" calcext:value-type="float">
            <text:p>251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OL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76-12-24" calcext:value-type="date">
            <text:p>24/12/1976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30" calcext:value-type="float">
            <text:p>413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LAN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61-05-01" calcext:value-type="date">
            <text:p>01/05/1961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90" calcext:value-type="float">
            <text:p>419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RAFAB</text:p>
          </table:table-cell>
          <table:table-cell table:style-name="ce11" office:value-type="string" calcext:value-type="string">
            <text:p>LUDOVIC</text:p>
          </table:table-cell>
          <table:table-cell table:style-name="ce12" office:value-type="date" office:date-value="1994-09-16" calcext:value-type="date">
            <text:p>16/09/1994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11" calcext:value-type="float">
            <text:p>481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LO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5-09-24" calcext:value-type="date">
            <text:p>24/09/1975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202" calcext:value-type="float">
            <text:p>1020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WIBAB</text:p>
          </table:table-cell>
          <table:table-cell table:style-name="ce11" office:value-type="string" calcext:value-type="string">
            <text:p>HELIER</text:p>
          </table:table-cell>
          <table:table-cell table:style-name="ce12" office:value-type="date" office:date-value="1941-08-11" calcext:value-type="date">
            <text:p>11/08/1941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99" calcext:value-type="float">
            <text:p>14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AABDAB</text:p>
          </table:table-cell>
          <table:table-cell table:style-name="ce11" office:value-type="string" calcext:value-type="string">
            <text:p>RADHI</text:p>
          </table:table-cell>
          <table:table-cell table:style-name="ce12" office:value-type="date" office:date-value="1990-07-20" calcext:value-type="date">
            <text:p>20/07/1990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5" calcext:value-type="float">
            <text:p>15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AMAAB</text:p>
          </table:table-cell>
          <table:table-cell table:style-name="ce11" office:value-type="string" calcext:value-type="string">
            <text:p>MOHAMED CHERIF</text:p>
          </table:table-cell>
          <table:table-cell table:style-name="ce12" office:value-type="date" office:date-value="1957-12-10" calcext:value-type="date">
            <text:p>10/12/1957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6" calcext:value-type="float">
            <text:p>150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KLE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59-09-21" calcext:value-type="date">
            <text:p>21/09/195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7" calcext:value-type="float">
            <text:p>150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UAVR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63-12-02" calcext:value-type="date">
            <text:p>02/12/1963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9" calcext:value-type="float">
            <text:p>150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BEGAB</text:p>
          </table:table-cell>
          <table:table-cell table:style-name="ce11" office:value-type="string" calcext:value-type="string">
            <text:p>AZEDDINE</text:p>
          </table:table-cell>
          <table:table-cell table:style-name="ce12" office:value-type="date" office:date-value="1967-04-05" calcext:value-type="date">
            <text:p>05/04/196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11" calcext:value-type="float">
            <text:p>151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YABEN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66-09-11" calcext:value-type="date">
            <text:p>11/09/196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12" calcext:value-type="float">
            <text:p>151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BENAB</text:p>
          </table:table-cell>
          <table:table-cell table:style-name="ce11" office:value-type="string" calcext:value-type="string">
            <text:p>YOUNES</text:p>
          </table:table-cell>
          <table:table-cell table:style-name="ce12" office:value-type="date" office:date-value="1952-09-03" calcext:value-type="date">
            <text:p>03/09/195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17" calcext:value-type="float">
            <text:p>151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OU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77-07-08" calcext:value-type="date">
            <text:p>08/07/1977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24" calcext:value-type="float">
            <text:p>152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ECHA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54-07-03" calcext:value-type="date">
            <text:p>03/07/1954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26" calcext:value-type="float">
            <text:p>152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NICAB</text:p>
          </table:table-cell>
          <table:table-cell table:style-name="ce11" office:value-type="string" calcext:value-type="string">
            <text:p>DANIELE</text:p>
          </table:table-cell>
          <table:table-cell table:style-name="ce12" office:value-type="date" office:date-value="1994-05-06" calcext:value-type="date">
            <text:p>06/05/199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27" calcext:value-type="float">
            <text:p>152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CHEAB</text:p>
          </table:table-cell>
          <table:table-cell table:style-name="ce11" office:value-type="string" calcext:value-type="string">
            <text:p>SALIM</text:p>
          </table:table-cell>
          <table:table-cell table:style-name="ce12" office:value-type="date" office:date-value="1958-12-26" calcext:value-type="date">
            <text:p>26/12/1958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33" calcext:value-type="float">
            <text:p>153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UV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49-06-18" calcext:value-type="date">
            <text:p>18/06/194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35" calcext:value-type="float">
            <text:p>153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TDES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44-03-17" calcext:value-type="date">
            <text:p>17/03/194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44" calcext:value-type="float">
            <text:p>154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KDU 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52-11-18" calcext:value-type="date">
            <text:p>18/11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49" calcext:value-type="float">
            <text:p>154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FARAB</text:p>
          </table:table-cell>
          <table:table-cell table:style-name="ce11" office:value-type="string" calcext:value-type="string">
            <text:p>SAMIR</text:p>
          </table:table-cell>
          <table:table-cell table:style-name="ce12" office:value-type="date" office:date-value="1981-02-20" calcext:value-type="date">
            <text:p>20/02/1981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51" calcext:value-type="float">
            <text:p>155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FRI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64-05-30" calcext:value-type="date">
            <text:p>30/05/196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65" calcext:value-type="float">
            <text:p>156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OGOSAB</text:p>
          </table:table-cell>
          <table:table-cell table:style-name="ce11" office:value-type="string" calcext:value-type="string">
            <text:p>JEAN-PIERRE</text:p>
          </table:table-cell>
          <table:table-cell table:style-name="ce12" office:value-type="date" office:date-value="1952-11-08" calcext:value-type="date">
            <text:p>08/11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68" calcext:value-type="float">
            <text:p>15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GUT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82-12-15" calcext:value-type="date">
            <text:p>15/12/198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70" calcext:value-type="float">
            <text:p>157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EHEB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64-05-17" calcext:value-type="date">
            <text:p>17/05/196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71" calcext:value-type="float">
            <text:p>15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FFHOFAB</text:p>
          </table:table-cell>
          <table:table-cell table:style-name="ce11" office:value-type="string" calcext:value-type="string">
            <text:p>GEORGES</text:p>
          </table:table-cell>
          <table:table-cell table:style-name="ce12" office:value-type="date" office:date-value="1943-08-19" calcext:value-type="date">
            <text:p>19/08/194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75" calcext:value-type="float">
            <text:p>15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KLOAB</text:p>
          </table:table-cell>
          <table:table-cell table:style-name="ce11" office:value-type="string" calcext:value-type="string">
            <text:p>ANDRZEJ</text:p>
          </table:table-cell>
          <table:table-cell table:style-name="ce12" office:value-type="date" office:date-value="1981-08-05" calcext:value-type="date">
            <text:p>05/08/198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78" calcext:value-type="float">
            <text:p>15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ELERAB</text:p>
          </table:table-cell>
          <table:table-cell table:style-name="ce11" office:value-type="string" calcext:value-type="string">
            <text:p>HENRI</text:p>
          </table:table-cell>
          <table:table-cell table:style-name="ce12" office:value-type="date" office:date-value="1958-08-23" calcext:value-type="date">
            <text:p>23/08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79" calcext:value-type="float">
            <text:p>15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LO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74-05-04" calcext:value-type="date">
            <text:p>04/05/197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87" calcext:value-type="float">
            <text:p>158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MONAB</text:p>
          </table:table-cell>
          <table:table-cell table:style-name="ce11" office:value-type="string" calcext:value-type="string">
            <text:p>BEATRICE</text:p>
          </table:table-cell>
          <table:table-cell table:style-name="ce12" office:value-type="date" office:date-value="1978-12-10" calcext:value-type="date">
            <text:p>10/12/1978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88" calcext:value-type="float">
            <text:p>158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MUSAB</text:p>
          </table:table-cell>
          <table:table-cell table:style-name="ce11" office:value-type="string" calcext:value-type="string">
            <text:p>LUC</text:p>
          </table:table-cell>
          <table:table-cell table:style-name="ce12" office:value-type="date" office:date-value="1984-08-04" calcext:value-type="date">
            <text:p>04/08/198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89" calcext:value-type="float">
            <text:p>158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PERAB</text:p>
          </table:table-cell>
          <table:table-cell table:style-name="ce11" office:value-type="string" calcext:value-type="string">
            <text:p>ADELINE</text:p>
          </table:table-cell>
          <table:table-cell table:style-name="ce12" office:value-type="date" office:date-value="1972-02-25" calcext:value-type="date">
            <text:p>25/02/197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91" calcext:value-type="float">
            <text:p>159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PERAB</text:p>
          </table:table-cell>
          <table:table-cell table:style-name="ce11" office:value-type="string" calcext:value-type="string">
            <text:p>FRANCISCO</text:p>
          </table:table-cell>
          <table:table-cell table:style-name="ce12" office:value-type="date" office:date-value="1977-12-26" calcext:value-type="date">
            <text:p>26/12/197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92" calcext:value-type="float">
            <text:p>159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OPASAB</text:p>
          </table:table-cell>
          <table:table-cell table:style-name="ce11" office:value-type="string" calcext:value-type="string">
            <text:p>JEAN PHILIPPE</text:p>
          </table:table-cell>
          <table:table-cell table:style-name="ce12" office:value-type="date" office:date-value="1942-06-11" calcext:value-type="date">
            <text:p>11/06/1942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95" calcext:value-type="float">
            <text:p>159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OPORAB</text:p>
          </table:table-cell>
          <table:table-cell table:style-name="ce11" office:value-type="string" calcext:value-type="string">
            <text:p>ANNA</text:p>
          </table:table-cell>
          <table:table-cell table:style-name="ce12" office:value-type="date" office:date-value="1952-10-15" calcext:value-type="date">
            <text:p>15/10/195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98" calcext:value-type="float">
            <text:p>159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RAYAB</text:p>
          </table:table-cell>
          <table:table-cell table:style-name="ce11" office:value-type="string" calcext:value-type="string">
            <text:p>HENRI FRANCOIS</text:p>
          </table:table-cell>
          <table:table-cell table:style-name="ce12" office:value-type="date" office:date-value="1964-07-19" calcext:value-type="date">
            <text:p>19/07/196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99" calcext:value-type="float">
            <text:p>159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RAC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7-11-22" calcext:value-type="date">
            <text:p>22/11/195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1" calcext:value-type="float">
            <text:p>160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SAUAB</text:p>
          </table:table-cell>
          <table:table-cell table:style-name="ce11" office:value-type="string" calcext:value-type="string">
            <text:p>DENIS</text:p>
          </table:table-cell>
          <table:table-cell table:style-name="ce12" office:value-type="date" office:date-value="1958-10-07" calcext:value-type="date">
            <text:p>07/10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5" calcext:value-type="float">
            <text:p>16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SOLAB</text:p>
          </table:table-cell>
          <table:table-cell table:style-name="ce11" office:value-type="string" calcext:value-type="string">
            <text:p>HENRY</text:p>
          </table:table-cell>
          <table:table-cell table:style-name="ce12" office:value-type="date" office:date-value="1943-07-05" calcext:value-type="date">
            <text:p>05/07/1943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8" calcext:value-type="float">
            <text:p>160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UTARAB</text:p>
          </table:table-cell>
          <table:table-cell table:style-name="ce11" office:value-type="string" calcext:value-type="string">
            <text:p>ANDRE</text:p>
          </table:table-cell>
          <table:table-cell table:style-name="ce12" office:value-type="date" office:date-value="1951-02-04" calcext:value-type="date">
            <text:p>04/02/195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9" calcext:value-type="float">
            <text:p>160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MOKAB</text:p>
          </table:table-cell>
          <table:table-cell table:style-name="ce11" office:value-type="string" calcext:value-type="string">
            <text:p>ANISSA</text:p>
          </table:table-cell>
          <table:table-cell table:style-name="ce12" office:value-type="date" office:date-value="1981-08-17" calcext:value-type="date">
            <text:p>17/08/198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0" calcext:value-type="float">
            <text:p>161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IZNAAB</text:p>
          </table:table-cell>
          <table:table-cell table:style-name="ce11" office:value-type="string" calcext:value-type="string">
            <text:p>LAMIA</text:p>
          </table:table-cell>
          <table:table-cell table:style-name="ce12" office:value-type="date" office:date-value="1984-06-17" calcext:value-type="date">
            <text:p>17/06/198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75" calcext:value-type="float">
            <text:p>16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CASTAB</text:p>
          </table:table-cell>
          <table:table-cell table:style-name="ce11" office:value-type="string" calcext:value-type="string">
            <text:p>JEAN PIERRE</text:p>
          </table:table-cell>
          <table:table-cell table:style-name="ce12" office:value-type="date" office:date-value="1990-03-29" calcext:value-type="date">
            <text:p>29/03/199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90" calcext:value-type="float">
            <text:p>169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BALAB</text:p>
          </table:table-cell>
          <table:table-cell table:style-name="ce11" office:value-type="string" calcext:value-type="string">
            <text:p>MIKHAEL</text:p>
          </table:table-cell>
          <table:table-cell table:style-name="ce12" office:value-type="date" office:date-value="1969-10-21" calcext:value-type="date">
            <text:p>21/10/196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92" calcext:value-type="float">
            <text:p>169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BASAB</text:p>
          </table:table-cell>
          <table:table-cell table:style-name="ce11" office:value-type="string" calcext:value-type="string">
            <text:p>CLAUDE</text:p>
          </table:table-cell>
          <table:table-cell table:style-name="ce12" office:value-type="date" office:date-value="1948-11-06" calcext:value-type="date">
            <text:p>06/11/194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93" calcext:value-type="float">
            <text:p>169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BREAB</text:p>
          </table:table-cell>
          <table:table-cell table:style-name="ce11" office:value-type="string" calcext:value-type="string">
            <text:p>LAWRENCE</text:p>
          </table:table-cell>
          <table:table-cell table:style-name="ce12" office:value-type="date" office:date-value="1973-05-18" calcext:value-type="date">
            <text:p>18/05/1973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94" calcext:value-type="float">
            <text:p>16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DELAB</text:p>
          </table:table-cell>
          <table:table-cell table:style-name="ce11" office:value-type="string" calcext:value-type="string">
            <text:p>JEAN MARC</text:p>
          </table:table-cell>
          <table:table-cell table:style-name="ce12" office:value-type="date" office:date-value="1953-07-15" calcext:value-type="date">
            <text:p>15/07/195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95" calcext:value-type="float">
            <text:p>16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FOU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77-03-30" calcext:value-type="date">
            <text:p>30/03/197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96" calcext:value-type="float">
            <text:p>169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GRI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47-12-20" calcext:value-type="date">
            <text:p>20/12/194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14" calcext:value-type="float">
            <text:p>17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GAM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57-02-28" calcext:value-type="date">
            <text:p>28/02/195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15" calcext:value-type="float">
            <text:p>171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FRA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94-04-03" calcext:value-type="date">
            <text:p>03/04/1994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17" calcext:value-type="float">
            <text:p>171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GICAB</text:p>
          </table:table-cell>
          <table:table-cell table:style-name="ce11" office:value-type="string" calcext:value-type="string">
            <text:p>ALIX</text:p>
          </table:table-cell>
          <table:table-cell table:style-name="ce12" office:value-type="date" office:date-value="1959-10-04" calcext:value-type="date">
            <text:p>04/10/195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18" calcext:value-type="float">
            <text:p>171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ZAGORAB</text:p>
          </table:table-cell>
          <table:table-cell table:style-name="ce11" office:value-type="string" calcext:value-type="string">
            <text:p>MARIE PASCALE</text:p>
          </table:table-cell>
          <table:table-cell table:style-name="ce12" office:value-type="date" office:date-value="1981-03-07" calcext:value-type="date">
            <text:p>07/03/198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28" calcext:value-type="float">
            <text:p>172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ZETOU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92-02-01" calcext:value-type="date">
            <text:p>01/02/1992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35" calcext:value-type="float">
            <text:p>173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ROU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63-09-13" calcext:value-type="date">
            <text:p>13/09/196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40" calcext:value-type="float">
            <text:p>174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ZSCH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75-07-22" calcext:value-type="date">
            <text:p>22/07/1975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41" calcext:value-type="float">
            <text:p>174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UTOL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60-03-20" calcext:value-type="date">
            <text:p>20/03/1960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43" calcext:value-type="float">
            <text:p>174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FKRIAB</text:p>
          </table:table-cell>
          <table:table-cell table:style-name="ce11" office:value-type="string" calcext:value-type="string">
            <text:p>JACQUELINE</text:p>
          </table:table-cell>
          <table:table-cell table:style-name="ce12" office:value-type="date" office:date-value="1950-02-03" calcext:value-type="date">
            <text:p>03/02/1950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44" calcext:value-type="float">
            <text:p>174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VIA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87-04-22" calcext:value-type="date">
            <text:p>22/04/198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81" calcext:value-type="float">
            <text:p>178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BAT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8-07-19" calcext:value-type="date">
            <text:p>19/07/1968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86" calcext:value-type="float">
            <text:p>17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CHA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54-10-09" calcext:value-type="date">
            <text:p>09/10/195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87" calcext:value-type="float">
            <text:p>17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CHEAB</text:p>
          </table:table-cell>
          <table:table-cell table:style-name="ce11" office:value-type="string" calcext:value-type="string">
            <text:p>KEN</text:p>
          </table:table-cell>
          <table:table-cell table:style-name="ce12" office:value-type="date" office:date-value="1944-06-29" calcext:value-type="date">
            <text:p>29/06/194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91" calcext:value-type="float">
            <text:p>179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AY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95-03-19" calcext:value-type="date">
            <text:p>19/03/1995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95" calcext:value-type="float">
            <text:p>179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NICAB</text:p>
          </table:table-cell>
          <table:table-cell table:style-name="ce11" office:value-type="string" calcext:value-type="string">
            <text:p>MONIQUE</text:p>
          </table:table-cell>
          <table:table-cell table:style-name="ce12" office:value-type="date" office:date-value="1991-03-07" calcext:value-type="date">
            <text:p>07/03/1991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97" calcext:value-type="float">
            <text:p>179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OLI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49-07-19" calcext:value-type="date">
            <text:p>19/07/1949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98" calcext:value-type="float">
            <text:p>179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ATAB</text:p>
          </table:table-cell>
          <table:table-cell table:style-name="ce11" office:value-type="string" calcext:value-type="string">
            <text:p>EDITH</text:p>
          </table:table-cell>
          <table:table-cell table:style-name="ce12" office:value-type="date" office:date-value="1994-01-13" calcext:value-type="date">
            <text:p>13/01/1994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99" calcext:value-type="float">
            <text:p>17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PAUAB</text:p>
          </table:table-cell>
          <table:table-cell table:style-name="ce11" office:value-type="string" calcext:value-type="string">
            <text:p>JOSE</text:p>
          </table:table-cell>
          <table:table-cell table:style-name="ce12" office:value-type="date" office:date-value="1989-08-26" calcext:value-type="date">
            <text:p>26/08/198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01" calcext:value-type="float">
            <text:p>180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GSTEAB</text:p>
          </table:table-cell>
          <table:table-cell table:style-name="ce11" office:value-type="string" calcext:value-type="string">
            <text:p>CHANTAL</text:p>
          </table:table-cell>
          <table:table-cell table:style-name="ce12" office:value-type="date" office:date-value="1950-05-07" calcext:value-type="date">
            <text:p>07/05/1950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03" calcext:value-type="float">
            <text:p>180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TIN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52-07-10" calcext:value-type="date">
            <text:p>10/07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04" calcext:value-type="float">
            <text:p>180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TTHIAB</text:p>
          </table:table-cell>
          <table:table-cell table:style-name="ce11" office:value-type="string" calcext:value-type="string">
            <text:p>BERNARD</text:p>
          </table:table-cell>
          <table:table-cell table:style-name="ce12" office:value-type="date" office:date-value="1974-09-05" calcext:value-type="date">
            <text:p>05/09/197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05" calcext:value-type="float">
            <text:p>18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TILAB</text:p>
          </table:table-cell>
          <table:table-cell table:style-name="ce11" office:value-type="string" calcext:value-type="string">
            <text:p>MALEK JACQUES</text:p>
          </table:table-cell>
          <table:table-cell table:style-name="ce12" office:value-type="date" office:date-value="1941-02-13" calcext:value-type="date">
            <text:p>13/02/194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06" calcext:value-type="float">
            <text:p>180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GWANAB</text:p>
          </table:table-cell>
          <table:table-cell table:style-name="ce11" office:value-type="string" calcext:value-type="string">
            <text:p>JIAPING</text:p>
          </table:table-cell>
          <table:table-cell table:style-name="ce12" office:value-type="date" office:date-value="1979-06-05" calcext:value-type="date">
            <text:p>05/06/197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08" calcext:value-type="float">
            <text:p>180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ZERAB</text:p>
          </table:table-cell>
          <table:table-cell table:style-name="ce11" office:value-type="string" calcext:value-type="string">
            <text:p>MAHER</text:p>
          </table:table-cell>
          <table:table-cell table:style-name="ce12" office:value-type="date" office:date-value="1981-09-03" calcext:value-type="date">
            <text:p>03/09/198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26" calcext:value-type="float">
            <text:p>182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PYCHO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83-01-06" calcext:value-type="date">
            <text:p>06/01/1983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28" calcext:value-type="float">
            <text:p>18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COD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88-03-24" calcext:value-type="date">
            <text:p>24/03/198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34" calcext:value-type="float">
            <text:p>18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SMAIAB</text:p>
          </table:table-cell>
          <table:table-cell table:style-name="ce11" office:value-type="string" calcext:value-type="string">
            <text:p>CONSTANTINOS</text:p>
          </table:table-cell>
          <table:table-cell table:style-name="ce12" office:value-type="date" office:date-value="1966-06-29" calcext:value-type="date">
            <text:p>29/06/196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JAPAB</text:p>
          </table:table-cell>
          <table:table-cell table:style-name="ce11" office:value-type="string" calcext:value-type="string">
            <text:p>CAROLINE</text:p>
          </table:table-cell>
          <table:table-cell table:style-name="ce12" office:value-type="date" office:date-value="1946-03-02" calcext:value-type="date">
            <text:p>02/03/194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49" calcext:value-type="float">
            <text:p>184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IGREAB</text:p>
          </table:table-cell>
          <table:table-cell table:style-name="ce11" office:value-type="string" calcext:value-type="string">
            <text:p>FABIENNE</text:p>
          </table:table-cell>
          <table:table-cell table:style-name="ce12" office:value-type="date" office:date-value="1970-09-12" calcext:value-type="date">
            <text:p>12/09/197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CMADAB</text:p>
          </table:table-cell>
          <table:table-cell table:style-name="ce11" office:value-type="string" calcext:value-type="string">
            <text:p>GWENOLA</text:p>
          </table:table-cell>
          <table:table-cell table:style-name="ce12" office:value-type="date" office:date-value="1991-01-29" calcext:value-type="date">
            <text:p>29/01/199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58" calcext:value-type="float">
            <text:p>185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NHAL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74-11-19" calcext:value-type="date">
            <text:p>19/11/197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YDAU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73-11-27" calcext:value-type="date">
            <text:p>27/11/1973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23" calcext:value-type="float">
            <text:p>202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LIVAB</text:p>
          </table:table-cell>
          <table:table-cell table:style-name="ce11" office:value-type="string" calcext:value-type="string">
            <text:p>MURIEL</text:p>
          </table:table-cell>
          <table:table-cell table:style-name="ce12" office:value-type="date" office:date-value="1959-06-25" calcext:value-type="date">
            <text:p>25/06/195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24" calcext:value-type="float">
            <text:p>202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RKULAB</text:p>
          </table:table-cell>
          <table:table-cell table:style-name="ce11" office:value-type="string" calcext:value-type="string">
            <text:p>CAROLINE</text:p>
          </table:table-cell>
          <table:table-cell table:style-name="ce12" office:value-type="date" office:date-value="1977-05-23" calcext:value-type="date">
            <text:p>23/05/197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51" calcext:value-type="float">
            <text:p>205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RITAB</text:p>
          </table:table-cell>
          <table:table-cell table:style-name="ce11" office:value-type="string" calcext:value-type="string">
            <text:p>BENOIT</text:p>
          </table:table-cell>
          <table:table-cell table:style-name="ce12" office:value-type="date" office:date-value="1946-07-16" calcext:value-type="date">
            <text:p>16/07/194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86" calcext:value-type="float">
            <text:p>20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WILAB</text:p>
          </table:table-cell>
          <table:table-cell table:style-name="ce11" office:value-type="string" calcext:value-type="string">
            <text:p>JORG</text:p>
          </table:table-cell>
          <table:table-cell table:style-name="ce12" office:value-type="date" office:date-value="1963-01-25" calcext:value-type="date">
            <text:p>25/01/196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31" calcext:value-type="float">
            <text:p>23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JES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79-01-26" calcext:value-type="date">
            <text:p>26/01/197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53" calcext:value-type="float">
            <text:p>235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HADAB</text:p>
          </table:table-cell>
          <table:table-cell table:style-name="ce11" office:value-type="string" calcext:value-type="string">
            <text:p>HALIM</text:p>
          </table:table-cell>
          <table:table-cell table:style-name="ce12" office:value-type="date" office:date-value="1950-01-09" calcext:value-type="date">
            <text:p>09/01/1950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408" calcext:value-type="float">
            <text:p>240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HAM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79-05-19" calcext:value-type="date">
            <text:p>19/05/1979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36" calcext:value-type="float">
            <text:p>253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LOMAB</text:p>
          </table:table-cell>
          <table:table-cell table:style-name="ce11" office:value-type="string" calcext:value-type="string">
            <text:p>GUILLAUME</text:p>
          </table:table-cell>
          <table:table-cell table:style-name="ce12" office:value-type="date" office:date-value="1989-08-12" calcext:value-type="date">
            <text:p>12/08/198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87" calcext:value-type="float">
            <text:p>258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DIAAB</text:p>
          </table:table-cell>
          <table:table-cell table:style-name="ce11" office:value-type="string" calcext:value-type="string">
            <text:p>GLADYS</text:p>
          </table:table-cell>
          <table:table-cell table:style-name="ce12" office:value-type="date" office:date-value="1979-07-09" calcext:value-type="date">
            <text:p>09/07/197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88" calcext:value-type="float">
            <text:p>258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CARAB</text:p>
          </table:table-cell>
          <table:table-cell table:style-name="ce11" office:value-type="string" calcext:value-type="string">
            <text:p>JEAN PAUL</text:p>
          </table:table-cell>
          <table:table-cell table:style-name="ce12" office:value-type="date" office:date-value="1958-11-03" calcext:value-type="date">
            <text:p>03/11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89" calcext:value-type="float">
            <text:p>258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LGRIAB</text:p>
          </table:table-cell>
          <table:table-cell table:style-name="ce11" office:value-type="string" calcext:value-type="string">
            <text:p>GARY</text:p>
          </table:table-cell>
          <table:table-cell table:style-name="ce12" office:value-type="date" office:date-value="1977-07-25" calcext:value-type="date">
            <text:p>25/07/1977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92" calcext:value-type="float">
            <text:p>259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CBENAB</text:p>
          </table:table-cell>
          <table:table-cell table:style-name="ce11" office:value-type="string" calcext:value-type="string">
            <text:p>FABIEN</text:p>
          </table:table-cell>
          <table:table-cell table:style-name="ce12" office:value-type="date" office:date-value="1946-11-13" calcext:value-type="date">
            <text:p>13/11/194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95" calcext:value-type="float">
            <text:p>25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LAF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91-11-12" calcext:value-type="date">
            <text:p>12/11/199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52" calcext:value-type="float">
            <text:p>27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STAAB</text:p>
          </table:table-cell>
          <table:table-cell table:style-name="ce11" office:value-type="string" calcext:value-type="string">
            <text:p>ANDREI</text:p>
          </table:table-cell>
          <table:table-cell table:style-name="ce12" office:value-type="date" office:date-value="1966-12-06" calcext:value-type="date">
            <text:p>06/12/196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40" calcext:value-type="float">
            <text:p>284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AUAB</text:p>
          </table:table-cell>
          <table:table-cell table:style-name="ce11" office:value-type="string" calcext:value-type="string">
            <text:p>GABRIEL</text:p>
          </table:table-cell>
          <table:table-cell table:style-name="ce12" office:value-type="date" office:date-value="1961-06-24" calcext:value-type="date">
            <text:p>24/06/196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45" calcext:value-type="float">
            <text:p>284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LEC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65-12-04" calcext:value-type="date">
            <text:p>04/12/196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47" calcext:value-type="float">
            <text:p>284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LVID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72-10-15" calcext:value-type="date">
            <text:p>15/10/197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52" calcext:value-type="float">
            <text:p>285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GUE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81-07-06" calcext:value-type="date">
            <text:p>06/07/1981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57" calcext:value-type="float">
            <text:p>285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LMOGAB</text:p>
          </table:table-cell>
          <table:table-cell table:style-name="ce11" office:value-type="string" calcext:value-type="string">
            <text:p>VIRGILE</text:p>
          </table:table-cell>
          <table:table-cell table:style-name="ce12" office:value-type="date" office:date-value="1948-07-07" calcext:value-type="date">
            <text:p>07/07/194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38" calcext:value-type="float">
            <text:p>313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CVER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80-05-27" calcext:value-type="date">
            <text:p>27/05/198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39" calcext:value-type="float">
            <text:p>313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LETAB</text:p>
          </table:table-cell>
          <table:table-cell table:style-name="ce11" office:value-type="string" calcext:value-type="string">
            <text:p>LUCAS</text:p>
          </table:table-cell>
          <table:table-cell table:style-name="ce12" office:value-type="date" office:date-value="1988-04-21" calcext:value-type="date">
            <text:p>21/04/198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85" calcext:value-type="float">
            <text:p>318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LIAB</text:p>
          </table:table-cell>
          <table:table-cell table:style-name="ce11" office:value-type="string" calcext:value-type="string">
            <text:p>JIA</text:p>
          </table:table-cell>
          <table:table-cell table:style-name="ce12" office:value-type="date" office:date-value="1989-03-18" calcext:value-type="date">
            <text:p>18/03/198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14" calcext:value-type="float">
            <text:p>35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RACHAB</text:p>
          </table:table-cell>
          <table:table-cell table:style-name="ce11" office:value-type="string" calcext:value-type="string">
            <text:p>NADJIB</text:p>
          </table:table-cell>
          <table:table-cell table:style-name="ce12" office:value-type="date" office:date-value="1981-01-27" calcext:value-type="date">
            <text:p>27/01/198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63" calcext:value-type="float">
            <text:p>376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DOS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83-10-22" calcext:value-type="date">
            <text:p>22/10/198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86" calcext:value-type="float">
            <text:p>37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FOR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84-02-02" calcext:value-type="date">
            <text:p>02/02/198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06" calcext:value-type="float">
            <text:p>380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BOUAB</text:p>
          </table:table-cell>
          <table:table-cell table:style-name="ce11" office:value-type="string" calcext:value-type="string">
            <text:p>KHALED</text:p>
          </table:table-cell>
          <table:table-cell table:style-name="ce12" office:value-type="date" office:date-value="1977-02-11" calcext:value-type="date">
            <text:p>11/02/197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07" calcext:value-type="float">
            <text:p>380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CHE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87-02-22" calcext:value-type="date">
            <text:p>22/02/198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23" calcext:value-type="float">
            <text:p>38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ALPAB</text:p>
          </table:table-cell>
          <table:table-cell table:style-name="ce11" office:value-type="string" calcext:value-type="string">
            <text:p>ERICK</text:p>
          </table:table-cell>
          <table:table-cell table:style-name="ce12" office:value-type="date" office:date-value="1994-09-27" calcext:value-type="date">
            <text:p>27/09/1994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25" calcext:value-type="float">
            <text:p>382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AUD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0-09-05" calcext:value-type="date">
            <text:p>05/09/1980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27" calcext:value-type="float">
            <text:p>382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BRI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1-06-24" calcext:value-type="date">
            <text:p>24/06/194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38" calcext:value-type="float">
            <text:p>383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BOU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7-11-11" calcext:value-type="date">
            <text:p>11/11/196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40" calcext:value-type="float">
            <text:p>384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TNUAAB</text:p>
          </table:table-cell>
          <table:table-cell table:style-name="ce11" office:value-type="string" calcext:value-type="string">
            <text:p>EULALIA</text:p>
          </table:table-cell>
          <table:table-cell table:style-name="ce12" office:value-type="date" office:date-value="1949-05-29" calcext:value-type="date">
            <text:p>29/05/194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44" calcext:value-type="float">
            <text:p>384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LON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68-03-23" calcext:value-type="date">
            <text:p>23/03/1968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49" calcext:value-type="float">
            <text:p>384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IMATAB</text:p>
          </table:table-cell>
          <table:table-cell table:style-name="ce11" office:value-type="string" calcext:value-type="string">
            <text:p>BASARAB</text:p>
          </table:table-cell>
          <table:table-cell table:style-name="ce12" office:value-type="date" office:date-value="1947-10-25" calcext:value-type="date">
            <text:p>25/10/194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70" calcext:value-type="float">
            <text:p>387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PROZ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77-05-24" calcext:value-type="date">
            <text:p>24/05/197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73" calcext:value-type="float">
            <text:p>387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SCH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69-08-09" calcext:value-type="date">
            <text:p>09/08/196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77" calcext:value-type="float">
            <text:p>387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ETOUAB</text:p>
          </table:table-cell>
          <table:table-cell table:style-name="ce11" office:value-type="string" calcext:value-type="string">
            <text:p>SOPHIE</text:p>
          </table:table-cell>
          <table:table-cell table:style-name="ce12" office:value-type="date" office:date-value="1988-09-14" calcext:value-type="date">
            <text:p>14/09/198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11" calcext:value-type="float">
            <text:p>391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FIREDAB</text:p>
          </table:table-cell>
          <table:table-cell table:style-name="ce11" office:value-type="string" calcext:value-type="string">
            <text:p>MICHAEL</text:p>
          </table:table-cell>
          <table:table-cell table:style-name="ce12" office:value-type="date" office:date-value="1980-01-26" calcext:value-type="date">
            <text:p>26/01/1980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15" calcext:value-type="float">
            <text:p>391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MZIGAB</text:p>
          </table:table-cell>
          <table:table-cell table:style-name="ce11" office:value-type="string" calcext:value-type="string">
            <text:p>FATIH</text:p>
          </table:table-cell>
          <table:table-cell table:style-name="ce12" office:value-type="date" office:date-value="1946-06-23" calcext:value-type="date">
            <text:p>23/06/194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16" calcext:value-type="float">
            <text:p>391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HASAB</text:p>
          </table:table-cell>
          <table:table-cell table:style-name="ce11" office:value-type="string" calcext:value-type="string">
            <text:p>KHALED</text:p>
          </table:table-cell>
          <table:table-cell table:style-name="ce12" office:value-type="date" office:date-value="1945-07-09" calcext:value-type="date">
            <text:p>09/07/1945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18" calcext:value-type="float">
            <text:p>39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UHUAB</text:p>
          </table:table-cell>
          <table:table-cell table:style-name="ce11" office:value-type="string" calcext:value-type="string">
            <text:p>YUEYUN</text:p>
          </table:table-cell>
          <table:table-cell table:style-name="ce12" office:value-type="date" office:date-value="1966-05-02" calcext:value-type="date">
            <text:p>02/05/196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29" calcext:value-type="float">
            <text:p>392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PON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88-03-27" calcext:value-type="date">
            <text:p>27/03/198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30" calcext:value-type="float">
            <text:p>393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BARAB</text:p>
          </table:table-cell>
          <table:table-cell table:style-name="ce11" office:value-type="string" calcext:value-type="string">
            <text:p>CHRISTEL</text:p>
          </table:table-cell>
          <table:table-cell table:style-name="ce12" office:value-type="date" office:date-value="1981-08-23" calcext:value-type="date">
            <text:p>23/08/1981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37" calcext:value-type="float">
            <text:p>393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PDUC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81-03-29" calcext:value-type="date">
            <text:p>29/03/198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04" calcext:value-type="float">
            <text:p>410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LROU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72-03-26" calcext:value-type="date">
            <text:p>26/03/197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77" calcext:value-type="float">
            <text:p>417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CHAAB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date" office:date-value="1950-09-24" calcext:value-type="date">
            <text:p>24/09/195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79" calcext:value-type="float">
            <text:p>41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VALAB</text:p>
          </table:table-cell>
          <table:table-cell table:style-name="ce11" office:value-type="string" calcext:value-type="string">
            <text:p>MARIO</text:p>
          </table:table-cell>
          <table:table-cell table:style-name="ce12" office:value-type="date" office:date-value="1969-10-13" calcext:value-type="date">
            <text:p>13/10/1969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80" calcext:value-type="float">
            <text:p>418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DUTAB</text:p>
          </table:table-cell>
          <table:table-cell table:style-name="ce11" office:value-type="string" calcext:value-type="string">
            <text:p>GABRIEL</text:p>
          </table:table-cell>
          <table:table-cell table:style-name="ce12" office:value-type="date" office:date-value="1986-08-11" calcext:value-type="date">
            <text:p>11/08/198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81" calcext:value-type="float">
            <text:p>418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MERAB</text:p>
          </table:table-cell>
          <table:table-cell table:style-name="ce11" office:value-type="string" calcext:value-type="string">
            <text:p>SILVANA</text:p>
          </table:table-cell>
          <table:table-cell table:style-name="ce12" office:value-type="date" office:date-value="1984-02-08" calcext:value-type="date">
            <text:p>08/02/198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20" calcext:value-type="float">
            <text:p>422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EFAUAB</text:p>
          </table:table-cell>
          <table:table-cell table:style-name="ce11" office:value-type="string" calcext:value-type="string">
            <text:p>DAMIEN</text:p>
          </table:table-cell>
          <table:table-cell table:style-name="ce12" office:value-type="date" office:date-value="1945-02-26" calcext:value-type="date">
            <text:p>26/02/194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30" calcext:value-type="float">
            <text:p>423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GUE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58-03-02" calcext:value-type="date">
            <text:p>02/03/195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368" calcext:value-type="float">
            <text:p>43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YROY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93-10-02" calcext:value-type="date">
            <text:p>02/10/199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38" calcext:value-type="float">
            <text:p>443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UGROAB</text:p>
          </table:table-cell>
          <table:table-cell table:style-name="ce11" office:value-type="string" calcext:value-type="string">
            <text:p>NISTOR</text:p>
          </table:table-cell>
          <table:table-cell table:style-name="ce12" office:value-type="date" office:date-value="1966-01-30" calcext:value-type="date">
            <text:p>30/01/1966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56" calcext:value-type="float">
            <text:p>445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MOYAB</text:p>
          </table:table-cell>
          <table:table-cell table:style-name="ce11" office:value-type="string" calcext:value-type="string">
            <text:p>JEAN-YVES</text:p>
          </table:table-cell>
          <table:table-cell table:style-name="ce12" office:value-type="date" office:date-value="1976-02-21" calcext:value-type="date">
            <text:p>21/02/1976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58" calcext:value-type="float">
            <text:p>445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IKLAAB</text:p>
          </table:table-cell>
          <table:table-cell table:style-name="ce11" office:value-type="string" calcext:value-type="string">
            <text:p>KAIS</text:p>
          </table:table-cell>
          <table:table-cell table:style-name="ce12" office:value-type="date" office:date-value="1968-12-02" calcext:value-type="date">
            <text:p>02/12/196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59" calcext:value-type="float">
            <text:p>445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NIKAB</text:p>
          </table:table-cell>
          <table:table-cell table:style-name="ce11" office:value-type="string" calcext:value-type="string">
            <text:p>MEHRDAD</text:p>
          </table:table-cell>
          <table:table-cell table:style-name="ce12" office:value-type="date" office:date-value="1973-01-19" calcext:value-type="date">
            <text:p>19/01/1973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39" calcext:value-type="float">
            <text:p>483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ABOUAB</text:p>
          </table:table-cell>
          <table:table-cell table:style-name="ce11" office:value-type="string" calcext:value-type="string">
            <text:p>AZZEDINE</text:p>
          </table:table-cell>
          <table:table-cell table:style-name="ce12" office:value-type="date" office:date-value="1944-04-23" calcext:value-type="date">
            <text:p>23/04/194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41" calcext:value-type="float">
            <text:p>484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IBEL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41-04-08" calcext:value-type="date">
            <text:p>08/04/194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42" calcext:value-type="float">
            <text:p>484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EBAB</text:p>
          </table:table-cell>
          <table:table-cell table:style-name="ce11" office:value-type="string" calcext:value-type="string">
            <text:p>AHMED</text:p>
          </table:table-cell>
          <table:table-cell table:style-name="ce12" office:value-type="date" office:date-value="1984-11-22" calcext:value-type="date">
            <text:p>22/11/198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43" calcext:value-type="float">
            <text:p>484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TBOUAB</text:p>
          </table:table-cell>
          <table:table-cell table:style-name="ce11" office:value-type="string" calcext:value-type="string">
            <text:p>SAADI</text:p>
          </table:table-cell>
          <table:table-cell table:style-name="ce12" office:value-type="date" office:date-value="1985-03-06" calcext:value-type="date">
            <text:p>06/03/198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50" calcext:value-type="float">
            <text:p>485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POI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87-03-10" calcext:value-type="date">
            <text:p>10/03/198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59" calcext:value-type="float">
            <text:p>485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BOR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42-12-02" calcext:value-type="date">
            <text:p>02/12/194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62" calcext:value-type="float">
            <text:p>486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UIONAB</text:p>
          </table:table-cell>
          <table:table-cell table:style-name="ce11" office:value-type="string" calcext:value-type="string">
            <text:p>ROMEO</text:p>
          </table:table-cell>
          <table:table-cell table:style-name="ce12" office:value-type="date" office:date-value="1952-08-26" calcext:value-type="date">
            <text:p>26/08/195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63" calcext:value-type="float">
            <text:p>486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MOR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68-04-15" calcext:value-type="date">
            <text:p>15/04/1968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29" calcext:value-type="float">
            <text:p>492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BELABAB</text:p>
          </table:table-cell>
          <table:table-cell table:style-name="ce11" office:value-type="string" calcext:value-type="string">
            <text:p>AMELIE</text:p>
          </table:table-cell>
          <table:table-cell table:style-name="ce12" office:value-type="date" office:date-value="1992-06-03" calcext:value-type="date">
            <text:p>03/06/1992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628" calcext:value-type="float">
            <text:p>96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LALAB</text:p>
          </table:table-cell>
          <table:table-cell table:style-name="ce11" office:value-type="string" calcext:value-type="string">
            <text:p>ATHANASIOS</text:p>
          </table:table-cell>
          <table:table-cell table:style-name="ce12" office:value-type="date" office:date-value="1995-04-24" calcext:value-type="date">
            <text:p>24/04/199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637" calcext:value-type="float">
            <text:p>963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OWOLAB</text:p>
          </table:table-cell>
          <table:table-cell table:style-name="ce11" office:value-type="string" calcext:value-type="string">
            <text:p>ROBERTO</text:p>
          </table:table-cell>
          <table:table-cell table:style-name="ce12" office:value-type="date" office:date-value="1951-02-17" calcext:value-type="date">
            <text:p>17/02/195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118" calcext:value-type="float">
            <text:p>1011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ROHAB</text:p>
          </table:table-cell>
          <table:table-cell table:style-name="ce11" office:value-type="string" calcext:value-type="string">
            <text:p>GERALDINE</text:p>
          </table:table-cell>
          <table:table-cell table:style-name="ce12" office:value-type="date" office:date-value="1969-06-30" calcext:value-type="date">
            <text:p>30/06/196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164" calcext:value-type="float">
            <text:p>1016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VEN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88-07-08" calcext:value-type="date">
            <text:p>08/07/198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299" calcext:value-type="float">
            <text:p>112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PEDAB</text:p>
          </table:table-cell>
          <table:table-cell table:style-name="ce11" office:value-type="string" calcext:value-type="string">
            <text:p>PAOLO</text:p>
          </table:table-cell>
          <table:table-cell table:style-name="ce12" office:value-type="date" office:date-value="1995-05-26" calcext:value-type="date">
            <text:p>26/05/199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447" calcext:value-type="float">
            <text:p>1444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LMAN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61-09-22" calcext:value-type="date">
            <text:p>22/09/196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465" calcext:value-type="float">
            <text:p>1446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HUN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90-01-02" calcext:value-type="date">
            <text:p>02/01/1990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79" calcext:value-type="float">
            <text:p>150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GUEAB</text:p>
          </table:table-cell>
          <table:table-cell table:style-name="ce11" office:value-type="string" calcext:value-type="string">
            <text:p>STEFANO</text:p>
          </table:table-cell>
          <table:table-cell table:style-name="ce12" office:value-type="date" office:date-value="1946-11-19" calcext:value-type="date">
            <text:p>19/11/1946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80" calcext:value-type="float">
            <text:p>1508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BAR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67-01-07" calcext:value-type="date">
            <text:p>07/01/196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85" calcext:value-type="float">
            <text:p>1508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HEAB</text:p>
          </table:table-cell>
          <table:table-cell table:style-name="ce11" office:value-type="string" calcext:value-type="string">
            <text:p>JEAN STEPHANE</text:p>
          </table:table-cell>
          <table:table-cell table:style-name="ce12" office:value-type="date" office:date-value="1991-10-17" calcext:value-type="date">
            <text:p>17/10/199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87" calcext:value-type="float">
            <text:p>150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ABOUAB</text:p>
          </table:table-cell>
          <table:table-cell table:style-name="ce11" office:value-type="string" calcext:value-type="string">
            <text:p>HAKIM</text:p>
          </table:table-cell>
          <table:table-cell table:style-name="ce12" office:value-type="date" office:date-value="1993-08-22" calcext:value-type="date">
            <text:p>22/08/199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97" calcext:value-type="float">
            <text:p>1509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ETOU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67-11-21" calcext:value-type="date">
            <text:p>21/11/196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98" calcext:value-type="float">
            <text:p>1509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TRAAB</text:p>
          </table:table-cell>
          <table:table-cell table:style-name="ce11" office:value-type="string" calcext:value-type="string">
            <text:p>MAMADOU</text:p>
          </table:table-cell>
          <table:table-cell table:style-name="ce12" office:value-type="date" office:date-value="1987-05-02" calcext:value-type="date">
            <text:p>02/05/1987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441" calcext:value-type="float">
            <text:p>1544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DRON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64-08-21" calcext:value-type="date">
            <text:p>21/08/196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894" calcext:value-type="float">
            <text:p>218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PAGAB</text:p>
          </table:table-cell>
          <table:table-cell table:style-name="ce11" office:value-type="string" calcext:value-type="string">
            <text:p>MICHELE ANGELO</text:p>
          </table:table-cell>
          <table:table-cell table:style-name="ce12" office:value-type="date" office:date-value="1972-12-16" calcext:value-type="date">
            <text:p>16/12/197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334" calcext:value-type="float">
            <text:p>313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ROU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49-01-10" calcext:value-type="date">
            <text:p>10/01/1949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435" calcext:value-type="float">
            <text:p>3143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IABDAB</text:p>
          </table:table-cell>
          <table:table-cell table:style-name="ce11" office:value-type="string" calcext:value-type="string">
            <text:p>MAROUANE</text:p>
          </table:table-cell>
          <table:table-cell table:style-name="ce12" office:value-type="date" office:date-value="1952-11-09" calcext:value-type="date">
            <text:p>09/11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474" calcext:value-type="float">
            <text:p>314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SAIAB</text:p>
          </table:table-cell>
          <table:table-cell table:style-name="ce11" office:value-type="string" calcext:value-type="string">
            <text:p>MOHAND YAZID</text:p>
          </table:table-cell>
          <table:table-cell table:style-name="ce12" office:value-type="date" office:date-value="1963-09-05" calcext:value-type="date">
            <text:p>05/09/1963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834" calcext:value-type="float">
            <text:p>318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OY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58-01-28" calcext:value-type="date">
            <text:p>28/01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614" calcext:value-type="float">
            <text:p>326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ATANAB</text:p>
          </table:table-cell>
          <table:table-cell table:style-name="ce11" office:value-type="string" calcext:value-type="string">
            <text:p>NICOLAE ADRIAN</text:p>
          </table:table-cell>
          <table:table-cell table:style-name="ce12" office:value-type="date" office:date-value="1980-04-28" calcext:value-type="date">
            <text:p>28/04/1980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154" calcext:value-type="float">
            <text:p>351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E AB</text:p>
          </table:table-cell>
          <table:table-cell table:style-name="ce11" office:value-type="string" calcext:value-type="string">
            <text:p>HENRY</text:p>
          </table:table-cell>
          <table:table-cell table:style-name="ce12" office:value-type="date" office:date-value="1965-08-21" calcext:value-type="date">
            <text:p>21/08/1965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474" calcext:value-type="float">
            <text:p>374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CHEAB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date" office:date-value="1987-11-24" calcext:value-type="date">
            <text:p>24/11/198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29" calcext:value-type="float">
            <text:p>4652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MARAB</text:p>
          </table:table-cell>
          <table:table-cell table:style-name="ce11" office:value-type="string" calcext:value-type="string">
            <text:p>LUCA</text:p>
          </table:table-cell>
          <table:table-cell table:style-name="ce12" office:value-type="date" office:date-value="1987-01-23" calcext:value-type="date">
            <text:p>23/01/198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30" calcext:value-type="float">
            <text:p>4653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KHOF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61-03-17" calcext:value-type="date">
            <text:p>17/03/196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31" calcext:value-type="float">
            <text:p>4653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LAZAB</text:p>
          </table:table-cell>
          <table:table-cell table:style-name="ce11" office:value-type="string" calcext:value-type="string">
            <text:p>CLAUDIA</text:p>
          </table:table-cell>
          <table:table-cell table:style-name="ce12" office:value-type="date" office:date-value="1969-12-18" calcext:value-type="date">
            <text:p>18/12/196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32" calcext:value-type="float">
            <text:p>4653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ICHAAB</text:p>
          </table:table-cell>
          <table:table-cell table:style-name="ce11" office:value-type="string" calcext:value-type="string">
            <text:p>FATIHA</text:p>
          </table:table-cell>
          <table:table-cell table:style-name="ce12" office:value-type="date" office:date-value="1942-08-19" calcext:value-type="date">
            <text:p>19/08/194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33" calcext:value-type="float">
            <text:p>4653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TOU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94-02-22" calcext:value-type="date">
            <text:p>22/02/199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51" calcext:value-type="float">
            <text:p>4655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DDAV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61-09-09" calcext:value-type="date">
            <text:p>09/09/196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52" calcext:value-type="float">
            <text:p>465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BWAI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71-01-30" calcext:value-type="date">
            <text:p>30/01/197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71" calcext:value-type="float">
            <text:p>465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LE AB</text:p>
          </table:table-cell>
          <table:table-cell table:style-name="ce11" office:value-type="string" calcext:value-type="string">
            <text:p>JOSEPH</text:p>
          </table:table-cell>
          <table:table-cell table:style-name="ce12" office:value-type="date" office:date-value="1943-02-02" calcext:value-type="date">
            <text:p>02/02/1943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91" calcext:value-type="float">
            <text:p>4659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BOD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1-05-25" calcext:value-type="date">
            <text:p>25/05/194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92" calcext:value-type="float">
            <text:p>4659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BENAB</text:p>
          </table:table-cell>
          <table:table-cell table:style-name="ce11" office:value-type="string" calcext:value-type="string">
            <text:p>JALEL</text:p>
          </table:table-cell>
          <table:table-cell table:style-name="ce12" office:value-type="date" office:date-value="1985-06-06" calcext:value-type="date">
            <text:p>06/06/198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712" calcext:value-type="float">
            <text:p>4671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SDUY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76-11-03" calcext:value-type="date">
            <text:p>03/11/197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731" calcext:value-type="float">
            <text:p>467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KSCH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8-03-23" calcext:value-type="date">
            <text:p>23/03/198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236" calcext:value-type="float">
            <text:p>4723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PEGRAAB</text:p>
          </table:table-cell>
          <table:table-cell table:style-name="ce11" office:value-type="string" calcext:value-type="string">
            <text:p>ROLAND</text:p>
          </table:table-cell>
          <table:table-cell table:style-name="ce12" office:value-type="date" office:date-value="1941-08-12" calcext:value-type="date">
            <text:p>12/08/194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883" calcext:value-type="float">
            <text:p>4888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PICAMAB</text:p>
          </table:table-cell>
          <table:table-cell table:style-name="ce11" office:value-type="string" calcext:value-type="string">
            <text:p>LUCIANO</text:p>
          </table:table-cell>
          <table:table-cell table:style-name="ce12" office:value-type="date" office:date-value="1946-04-06" calcext:value-type="date">
            <text:p>06/04/194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929" calcext:value-type="float">
            <text:p>4892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BRUAB</text:p>
          </table:table-cell>
          <table:table-cell table:style-name="ce11" office:value-type="string" calcext:value-type="string">
            <text:p>FARRELL</text:p>
          </table:table-cell>
          <table:table-cell table:style-name="ce12" office:value-type="date" office:date-value="1943-01-22" calcext:value-type="date">
            <text:p>22/01/194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7" calcext:value-type="float">
            <text:p>31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VER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75-08-17" calcext:value-type="date">
            <text:p>17/08/197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7" calcext:value-type="float">
            <text:p>31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VER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75-08-17" calcext:value-type="date">
            <text:p>17/08/197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57" calcext:value-type="float">
            <text:p>95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BIDAB</text:p>
          </table:table-cell>
          <table:table-cell table:style-name="ce11" office:value-type="string" calcext:value-type="string">
            <text:p>MARIE JOSE</text:p>
          </table:table-cell>
          <table:table-cell table:style-name="ce12" office:value-type="date" office:date-value="1995-10-10" calcext:value-type="date">
            <text:p>10/10/1995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LAN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44-12-09" calcext:value-type="date">
            <text:p>09/12/1944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22" calcext:value-type="float">
            <text:p>102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YQUI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92-01-20" calcext:value-type="date">
            <text:p>20/01/1992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30" calcext:value-type="float">
            <text:p>103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LAM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69-09-26" calcext:value-type="date">
            <text:p>26/09/1969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33" calcext:value-type="float">
            <text:p>103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SID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82-08-03" calcext:value-type="date">
            <text:p>03/08/1982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38" calcext:value-type="float">
            <text:p>103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STEAB</text:p>
          </table:table-cell>
          <table:table-cell table:style-name="ce11" office:value-type="string" calcext:value-type="string">
            <text:p>JAN</text:p>
          </table:table-cell>
          <table:table-cell table:style-name="ce12" office:value-type="date" office:date-value="1960-09-20" calcext:value-type="date">
            <text:p>20/09/1960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327" calcext:value-type="float">
            <text:p>132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NOBAB</text:p>
          </table:table-cell>
          <table:table-cell table:style-name="ce11" office:value-type="string" calcext:value-type="string">
            <text:p>JEROME</text:p>
          </table:table-cell>
          <table:table-cell table:style-name="ce12" office:value-type="date" office:date-value="1982-09-21" calcext:value-type="date">
            <text:p>21/09/1982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53" calcext:value-type="float">
            <text:p>145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BOU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66-10-22" calcext:value-type="date">
            <text:p>22/10/1966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56" calcext:value-type="float">
            <text:p>145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HERAB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date" office:date-value="1965-05-06" calcext:value-type="date">
            <text:p>06/05/1965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62" calcext:value-type="float">
            <text:p>146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BOS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47-06-27" calcext:value-type="date">
            <text:p>27/06/1947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52" calcext:value-type="float">
            <text:p>22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ABENAB</text:p>
          </table:table-cell>
          <table:table-cell table:style-name="ce11" office:value-type="string" calcext:value-type="string">
            <text:p>ABDELFETTAH</text:p>
          </table:table-cell>
          <table:table-cell table:style-name="ce12" office:value-type="date" office:date-value="1971-02-07" calcext:value-type="date">
            <text:p>07/02/1971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72" calcext:value-type="float">
            <text:p>237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FOUAB</text:p>
          </table:table-cell>
          <table:table-cell table:style-name="ce11" office:value-type="string" calcext:value-type="string">
            <text:p>DANIELLE</text:p>
          </table:table-cell>
          <table:table-cell table:style-name="ce12" office:value-type="date" office:date-value="1991-10-25" calcext:value-type="date">
            <text:p>25/10/1991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81" calcext:value-type="float">
            <text:p>258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HBALAB</text:p>
          </table:table-cell>
          <table:table-cell table:style-name="ce11" office:value-type="string" calcext:value-type="string">
            <text:p>KATALIN</text:p>
          </table:table-cell>
          <table:table-cell table:style-name="ce12" office:value-type="date" office:date-value="1976-01-07" calcext:value-type="date">
            <text:p>07/01/1976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03" calcext:value-type="float">
            <text:p>260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CES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95-01-25" calcext:value-type="date">
            <text:p>25/01/199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23" calcext:value-type="float">
            <text:p>31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LFES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84-10-02" calcext:value-type="date">
            <text:p>02/10/1984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31" calcext:value-type="float">
            <text:p>313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DAMAB</text:p>
          </table:table-cell>
          <table:table-cell table:style-name="ce11" office:value-type="string" calcext:value-type="string">
            <text:p>GISELE</text:p>
          </table:table-cell>
          <table:table-cell table:style-name="ce12" office:value-type="date" office:date-value="1957-09-30" calcext:value-type="date">
            <text:p>30/09/1957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11" calcext:value-type="float">
            <text:p>351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COUAB</text:p>
          </table:table-cell>
          <table:table-cell table:style-name="ce11" office:value-type="string" calcext:value-type="string">
            <text:p>MELANIE</text:p>
          </table:table-cell>
          <table:table-cell table:style-name="ce12" office:value-type="date" office:date-value="1973-11-05" calcext:value-type="date">
            <text:p>05/11/1973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83" calcext:value-type="float">
            <text:p>368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HERAB</text:p>
          </table:table-cell>
          <table:table-cell table:style-name="ce11" office:value-type="string" calcext:value-type="string">
            <text:p>ALICE</text:p>
          </table:table-cell>
          <table:table-cell table:style-name="ce12" office:value-type="date" office:date-value="1991-07-28" calcext:value-type="date">
            <text:p>28/07/1991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84" calcext:value-type="float">
            <text:p>368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ZFIG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55-08-13" calcext:value-type="date">
            <text:p>13/08/1955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86" calcext:value-type="float">
            <text:p>36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LIMAB</text:p>
          </table:table-cell>
          <table:table-cell table:style-name="ce11" office:value-type="string" calcext:value-type="string">
            <text:p>ABDELHAMID</text:p>
          </table:table-cell>
          <table:table-cell table:style-name="ce12" office:value-type="date" office:date-value="1976-01-12" calcext:value-type="date">
            <text:p>12/01/1976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87" calcext:value-type="float">
            <text:p>36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IFEHAB</text:p>
          </table:table-cell>
          <table:table-cell table:style-name="ce11" office:value-type="string" calcext:value-type="string">
            <text:p>CHAKIB</text:p>
          </table:table-cell>
          <table:table-cell table:style-name="ce12" office:value-type="date" office:date-value="1987-11-22" calcext:value-type="date">
            <text:p>22/11/1987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10" calcext:value-type="float">
            <text:p>481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TSEZAB</text:p>
          </table:table-cell>
          <table:table-cell table:style-name="ce11" office:value-type="string" calcext:value-type="string">
            <text:p>EMMANUELLE</text:p>
          </table:table-cell>
          <table:table-cell table:style-name="ce12" office:value-type="date" office:date-value="1985-07-19" calcext:value-type="date">
            <text:p>19/07/1985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61" calcext:value-type="float">
            <text:p>49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DELAB</text:p>
          </table:table-cell>
          <table:table-cell table:style-name="ce11" office:value-type="string" calcext:value-type="string">
            <text:p>FRANCOISE-EMMANUELLE</text:p>
          </table:table-cell>
          <table:table-cell table:style-name="ce12" office:value-type="date" office:date-value="1958-09-04" calcext:value-type="date">
            <text:p>04/09/1958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71" calcext:value-type="float">
            <text:p>49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JAFAB</text:p>
          </table:table-cell>
          <table:table-cell table:style-name="ce11" office:value-type="string" calcext:value-type="string">
            <text:p>LOUIS</text:p>
          </table:table-cell>
          <table:table-cell table:style-name="ce12" office:value-type="date" office:date-value="1959-08-23" calcext:value-type="date">
            <text:p>23/08/1959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227" calcext:value-type="float">
            <text:p>522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OU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9-12-16" calcext:value-type="date">
            <text:p>16/12/1949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005" calcext:value-type="float">
            <text:p>60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TALAB</text:p>
          </table:table-cell>
          <table:table-cell table:style-name="ce11" office:value-type="string" calcext:value-type="string">
            <text:p>RODOLPHE</text:p>
          </table:table-cell>
          <table:table-cell table:style-name="ce12" office:value-type="date" office:date-value="1966-11-25" calcext:value-type="date">
            <text:p>25/11/1966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8861" calcext:value-type="float">
            <text:p>88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GALAB</text:p>
          </table:table-cell>
          <table:table-cell table:style-name="ce11" office:value-type="string" calcext:value-type="string">
            <text:p>MARIA IZABEL</text:p>
          </table:table-cell>
          <table:table-cell table:style-name="ce12" office:value-type="date" office:date-value="1979-12-05" calcext:value-type="date">
            <text:p>05/12/1979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375" calcext:value-type="float">
            <text:p>153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GUI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85-06-15" calcext:value-type="date">
            <text:p>15/06/1985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376" calcext:value-type="float">
            <text:p>1537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VAI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67-06-24" calcext:value-type="date">
            <text:p>24/06/1967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375" calcext:value-type="float">
            <text:p>273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AB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64-09-25" calcext:value-type="date">
            <text:p>25/09/1964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9275" calcext:value-type="float">
            <text:p>2927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IJEDAB</text:p>
          </table:table-cell>
          <table:table-cell table:style-name="ce11" office:value-type="string" calcext:value-type="string">
            <text:p>RIM</text:p>
          </table:table-cell>
          <table:table-cell table:style-name="ce12" office:value-type="date" office:date-value="1951-11-28" calcext:value-type="date">
            <text:p>28/11/1951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9374" calcext:value-type="float">
            <text:p>293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LI-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78-03-15" calcext:value-type="date">
            <text:p>15/03/1978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5810" calcext:value-type="float">
            <text:p>4581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MKIMAB</text:p>
          </table:table-cell>
          <table:table-cell table:style-name="ce11" office:value-type="string" calcext:value-type="string">
            <text:p>MIN JI</text:p>
          </table:table-cell>
          <table:table-cell table:style-name="ce12" office:value-type="date" office:date-value="1992-11-21" calcext:value-type="date">
            <text:p>21/11/1992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5811" calcext:value-type="float">
            <text:p>4581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HE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63-07-06" calcext:value-type="date">
            <text:p>06/07/1963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5812" calcext:value-type="float">
            <text:p>4581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UMOUAB</text:p>
          </table:table-cell>
          <table:table-cell table:style-name="ce11" office:value-type="string" calcext:value-type="string">
            <text:p>ELENI</text:p>
          </table:table-cell>
          <table:table-cell table:style-name="ce12" office:value-type="date" office:date-value="1949-10-05" calcext:value-type="date">
            <text:p>05/10/1949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5813" calcext:value-type="float">
            <text:p>4581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COL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95-05-12" calcext:value-type="date">
            <text:p>12/05/1995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5833" calcext:value-type="float">
            <text:p>4583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AALE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76-05-30" calcext:value-type="date">
            <text:p>30/05/1976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0540" calcext:value-type="float">
            <text:p>5054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CO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55-06-25" calcext:value-type="date">
            <text:p>25/06/195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87" calcext:value-type="float">
            <text:p>5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BLAIAB</text:p>
          </table:table-cell>
          <table:table-cell table:style-name="ce11" office:value-type="string" calcext:value-type="string">
            <text:p>NACER</text:p>
          </table:table-cell>
          <table:table-cell table:style-name="ce12" office:value-type="date" office:date-value="1972-07-13" calcext:value-type="date">
            <text:p>13/07/1972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95" calcext:value-type="float">
            <text:p>59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EHAGAB</text:p>
          </table:table-cell>
          <table:table-cell table:style-name="ce11" office:value-type="string" calcext:value-type="string">
            <text:p>BEATRICE</text:p>
          </table:table-cell>
          <table:table-cell table:style-name="ce12" office:value-type="date" office:date-value="1951-03-02" calcext:value-type="date">
            <text:p>02/03/1951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61" calcext:value-type="float">
            <text:p>106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AAHEAB</text:p>
          </table:table-cell>
          <table:table-cell table:style-name="ce11" office:value-type="string" calcext:value-type="string">
            <text:p>DRISS</text:p>
          </table:table-cell>
          <table:table-cell table:style-name="ce12" office:value-type="date" office:date-value="1969-01-08" calcext:value-type="date">
            <text:p>08/01/1969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30" calcext:value-type="float">
            <text:p>113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EMORAB</text:p>
          </table:table-cell>
          <table:table-cell table:style-name="ce11" office:value-type="string" calcext:value-type="string">
            <text:p>JENNIFER</text:p>
          </table:table-cell>
          <table:table-cell table:style-name="ce12" office:value-type="date" office:date-value="1950-06-10" calcext:value-type="date">
            <text:p>10/06/1950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37" calcext:value-type="float">
            <text:p>113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BAB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44-04-21" calcext:value-type="date">
            <text:p>21/04/1944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39" calcext:value-type="float">
            <text:p>113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EBARAB</text:p>
          </table:table-cell>
          <table:table-cell table:style-name="ce11" office:value-type="string" calcext:value-type="string">
            <text:p>SOLANGE</text:p>
          </table:table-cell>
          <table:table-cell table:style-name="ce12" office:value-type="date" office:date-value="1955-04-21" calcext:value-type="date">
            <text:p>21/04/1955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40" calcext:value-type="float">
            <text:p>114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BENAB</text:p>
          </table:table-cell>
          <table:table-cell table:style-name="ce11" office:value-type="string" calcext:value-type="string">
            <text:p>MOUNIR</text:p>
          </table:table-cell>
          <table:table-cell table:style-name="ce12" office:value-type="date" office:date-value="1943-02-24" calcext:value-type="date">
            <text:p>24/02/1943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41" calcext:value-type="float">
            <text:p>114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JUL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1-06-03" calcext:value-type="date">
            <text:p>03/06/1951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45" calcext:value-type="float">
            <text:p>114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BERAB</text:p>
          </table:table-cell>
          <table:table-cell table:style-name="ce11" office:value-type="string" calcext:value-type="string">
            <text:p>MARTINE</text:p>
          </table:table-cell>
          <table:table-cell table:style-name="ce12" office:value-type="date" office:date-value="1991-12-07" calcext:value-type="date">
            <text:p>07/12/1991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46" calcext:value-type="float">
            <text:p>114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ERAB</text:p>
          </table:table-cell>
          <table:table-cell table:style-name="ce11" office:value-type="string" calcext:value-type="string">
            <text:p>IRENE</text:p>
          </table:table-cell>
          <table:table-cell table:style-name="ce12" office:value-type="date" office:date-value="1962-01-03" calcext:value-type="date">
            <text:p>03/01/196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49" calcext:value-type="float">
            <text:p>114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SBOD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69-07-22" calcext:value-type="date">
            <text:p>22/07/1969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52" calcext:value-type="float">
            <text:p>11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BOUAB</text:p>
          </table:table-cell>
          <table:table-cell table:style-name="ce11" office:value-type="string" calcext:value-type="string">
            <text:p>JEAN</text:p>
          </table:table-cell>
          <table:table-cell table:style-name="ce12" office:value-type="date" office:date-value="1953-05-17" calcext:value-type="date">
            <text:p>17/05/1953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54" calcext:value-type="float">
            <text:p>11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BR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0-11-29" calcext:value-type="date">
            <text:p>29/11/1990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56" calcext:value-type="float">
            <text:p>115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OCAOAB</text:p>
          </table:table-cell>
          <table:table-cell table:style-name="ce11" office:value-type="string" calcext:value-type="string">
            <text:p>XUAN AN</text:p>
          </table:table-cell>
          <table:table-cell table:style-name="ce12" office:value-type="date" office:date-value="1987-07-15" calcext:value-type="date">
            <text:p>15/07/1987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60" calcext:value-type="float">
            <text:p>116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RCHHAB</text:p>
          </table:table-cell>
          <table:table-cell table:style-name="ce11" office:value-type="string" calcext:value-type="string">
            <text:p>Y SOK KHAY</text:p>
          </table:table-cell>
          <table:table-cell table:style-name="ce12" office:value-type="date" office:date-value="1982-02-01" calcext:value-type="date">
            <text:p>01/02/198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68" calcext:value-type="float">
            <text:p>116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DELAB</text:p>
          </table:table-cell>
          <table:table-cell table:style-name="ce11" office:value-type="string" calcext:value-type="string">
            <text:p>MARIE FRANCOISE</text:p>
          </table:table-cell>
          <table:table-cell table:style-name="ce12" office:value-type="date" office:date-value="1942-11-19" calcext:value-type="date">
            <text:p>19/11/1942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73" calcext:value-type="float">
            <text:p>117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DUP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0-05-10" calcext:value-type="date">
            <text:p>10/05/1960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81" calcext:value-type="float">
            <text:p>118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DERAB</text:p>
          </table:table-cell>
          <table:table-cell table:style-name="ce11" office:value-type="string" calcext:value-type="string">
            <text:p>MICHELE</text:p>
          </table:table-cell>
          <table:table-cell table:style-name="ce12" office:value-type="date" office:date-value="1946-05-14" calcext:value-type="date">
            <text:p>14/05/1946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86" calcext:value-type="float">
            <text:p>118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OGALAB</text:p>
          </table:table-cell>
          <table:table-cell table:style-name="ce11" office:value-type="string" calcext:value-type="string">
            <text:p>ESTHER</text:p>
          </table:table-cell>
          <table:table-cell table:style-name="ce12" office:value-type="date" office:date-value="1984-01-21" calcext:value-type="date">
            <text:p>21/01/1984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88" calcext:value-type="float">
            <text:p>118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GOD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41-01-29" calcext:value-type="date">
            <text:p>29/01/194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90" calcext:value-type="float">
            <text:p>119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XGOR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9-09-08" calcext:value-type="date">
            <text:p>08/09/1949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91" calcext:value-type="float">
            <text:p>119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GOUAB</text:p>
          </table:table-cell>
          <table:table-cell table:style-name="ce11" office:value-type="string" calcext:value-type="string">
            <text:p>JEAN MARIE</text:p>
          </table:table-cell>
          <table:table-cell table:style-name="ce12" office:value-type="date" office:date-value="1954-02-24" calcext:value-type="date">
            <text:p>24/02/195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93" calcext:value-type="float">
            <text:p>119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GRAAB</text:p>
          </table:table-cell>
          <table:table-cell table:style-name="ce11" office:value-type="string" calcext:value-type="string">
            <text:p>MARYVONNE</text:p>
          </table:table-cell>
          <table:table-cell table:style-name="ce12" office:value-type="date" office:date-value="1942-07-26" calcext:value-type="date">
            <text:p>26/07/1942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94" calcext:value-type="float">
            <text:p>11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MON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8-09-21" calcext:value-type="date">
            <text:p>21/09/1978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96" calcext:value-type="float">
            <text:p>119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GEGRA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77-04-16" calcext:value-type="date">
            <text:p>16/04/1977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03" calcext:value-type="float">
            <text:p>120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LMAYAB</text:p>
          </table:table-cell>
          <table:table-cell table:style-name="ce11" office:value-type="string" calcext:value-type="string">
            <text:p>SAMUEL</text:p>
          </table:table-cell>
          <table:table-cell table:style-name="ce12" office:value-type="date" office:date-value="1962-05-22" calcext:value-type="date">
            <text:p>22/05/1962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04" calcext:value-type="float">
            <text:p>120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HUGAB</text:p>
          </table:table-cell>
          <table:table-cell table:style-name="ce11" office:value-type="string" calcext:value-type="string">
            <text:p>BERNARD</text:p>
          </table:table-cell>
          <table:table-cell table:style-name="ce12" office:value-type="date" office:date-value="1993-08-16" calcext:value-type="date">
            <text:p>16/08/1993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05" calcext:value-type="float">
            <text:p>12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HUG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5-08-14" calcext:value-type="date">
            <text:p>14/08/1965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10" calcext:value-type="float">
            <text:p>121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KAHAB</text:p>
          </table:table-cell>
          <table:table-cell table:style-name="ce11" office:value-type="string" calcext:value-type="string">
            <text:p>CHARLIE</text:p>
          </table:table-cell>
          <table:table-cell table:style-name="ce12" office:value-type="date" office:date-value="1942-09-18" calcext:value-type="date">
            <text:p>18/09/194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16" calcext:value-type="float">
            <text:p>121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LE AB</text:p>
          </table:table-cell>
          <table:table-cell table:style-name="ce11" office:value-type="string" calcext:value-type="string">
            <text:p>JOEL</text:p>
          </table:table-cell>
          <table:table-cell table:style-name="ce12" office:value-type="date" office:date-value="1968-06-25" calcext:value-type="date">
            <text:p>25/06/1968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18" calcext:value-type="float">
            <text:p>12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LELAB</text:p>
          </table:table-cell>
          <table:table-cell table:style-name="ce11" office:value-type="string" calcext:value-type="string">
            <text:p>PAOLO</text:p>
          </table:table-cell>
          <table:table-cell table:style-name="ce12" office:value-type="date" office:date-value="1980-12-06" calcext:value-type="date">
            <text:p>06/12/1980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28" calcext:value-type="float">
            <text:p>12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MAWAB</text:p>
          </table:table-cell>
          <table:table-cell table:style-name="ce11" office:value-type="string" calcext:value-type="string">
            <text:p>KWAMIVI</text:p>
          </table:table-cell>
          <table:table-cell table:style-name="ce12" office:value-type="date" office:date-value="1946-11-03" calcext:value-type="date">
            <text:p>03/11/1946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30" calcext:value-type="float">
            <text:p>123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MIL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86-05-08" calcext:value-type="date">
            <text:p>08/05/1986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41" calcext:value-type="float">
            <text:p>124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PAV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49-01-12" calcext:value-type="date">
            <text:p>12/01/1949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44" calcext:value-type="float">
            <text:p>124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DGOD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5-09-28" calcext:value-type="date">
            <text:p>28/09/1985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46" calcext:value-type="float">
            <text:p>124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PIAAB</text:p>
          </table:table-cell>
          <table:table-cell table:style-name="ce11" office:value-type="string" calcext:value-type="string">
            <text:p>JEAN CLAUDE</text:p>
          </table:table-cell>
          <table:table-cell table:style-name="ce12" office:value-type="date" office:date-value="1975-08-21" calcext:value-type="date">
            <text:p>21/08/1975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62" calcext:value-type="float">
            <text:p>126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RUA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0-03-19" calcext:value-type="date">
            <text:p>19/03/1950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63" calcext:value-type="float">
            <text:p>126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SAN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57-01-06" calcext:value-type="date">
            <text:p>06/01/1957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65" calcext:value-type="float">
            <text:p>126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YTOB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44-12-10" calcext:value-type="date">
            <text:p>10/12/1944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66" calcext:value-type="float">
            <text:p>126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SEBAB</text:p>
          </table:table-cell>
          <table:table-cell table:style-name="ce11" office:value-type="string" calcext:value-type="string">
            <text:p>MARYLINE</text:p>
          </table:table-cell>
          <table:table-cell table:style-name="ce12" office:value-type="date" office:date-value="1988-11-28" calcext:value-type="date">
            <text:p>28/11/1988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68" calcext:value-type="float">
            <text:p>12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STRA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4-10-29" calcext:value-type="date">
            <text:p>29/10/195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72" calcext:value-type="float">
            <text:p>127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WAD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49-05-24" calcext:value-type="date">
            <text:p>24/05/1949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74" calcext:value-type="float">
            <text:p>12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ZOUAB</text:p>
          </table:table-cell>
          <table:table-cell table:style-name="ce11" office:value-type="string" calcext:value-type="string">
            <text:p>RACHID</text:p>
          </table:table-cell>
          <table:table-cell table:style-name="ce12" office:value-type="date" office:date-value="1945-05-28" calcext:value-type="date">
            <text:p>28/05/1945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59" calcext:value-type="float">
            <text:p>145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SCAL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84-11-29" calcext:value-type="date">
            <text:p>29/11/198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64" calcext:value-type="float">
            <text:p>146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DJ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58-11-25" calcext:value-type="date">
            <text:p>25/11/1958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71" calcext:value-type="float">
            <text:p>14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ACHAB</text:p>
          </table:table-cell>
          <table:table-cell table:style-name="ce11" office:value-type="string" calcext:value-type="string">
            <text:p>JOCELYN</text:p>
          </table:table-cell>
          <table:table-cell table:style-name="ce12" office:value-type="date" office:date-value="1987-02-18" calcext:value-type="date">
            <text:p>18/02/1987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97" calcext:value-type="float">
            <text:p>149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BAPAB</text:p>
          </table:table-cell>
          <table:table-cell table:style-name="ce11" office:value-type="string" calcext:value-type="string">
            <text:p>SHARON</text:p>
          </table:table-cell>
          <table:table-cell table:style-name="ce12" office:value-type="date" office:date-value="1955-10-11" calcext:value-type="date">
            <text:p>11/10/1955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43" calcext:value-type="float">
            <text:p>154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DIRAB</text:p>
          </table:table-cell>
          <table:table-cell table:style-name="ce11" office:value-type="string" calcext:value-type="string">
            <text:p>GUY</text:p>
          </table:table-cell>
          <table:table-cell table:style-name="ce12" office:value-type="date" office:date-value="1953-10-28" calcext:value-type="date">
            <text:p>28/10/1953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62" calcext:value-type="float">
            <text:p>156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GASAB</text:p>
          </table:table-cell>
          <table:table-cell table:style-name="ce11" office:value-type="string" calcext:value-type="string">
            <text:p>MONIQUE</text:p>
          </table:table-cell>
          <table:table-cell table:style-name="ce12" office:value-type="date" office:date-value="1959-05-07" calcext:value-type="date">
            <text:p>07/05/1959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77" calcext:value-type="float">
            <text:p>167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ODI AB</text:p>
          </table:table-cell>
          <table:table-cell table:style-name="ce11" office:value-type="string" calcext:value-type="string">
            <text:p>MELANIE</text:p>
          </table:table-cell>
          <table:table-cell table:style-name="ce12" office:value-type="date" office:date-value="1980-12-11" calcext:value-type="date">
            <text:p>11/12/1980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45" calcext:value-type="float">
            <text:p>174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BER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7-12-10" calcext:value-type="date">
            <text:p>10/12/197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BEU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8-12-25" calcext:value-type="date">
            <text:p>25/12/1978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18" calcext:value-type="float">
            <text:p>20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ROU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87-06-02" calcext:value-type="date">
            <text:p>02/06/1987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33" calcext:value-type="float">
            <text:p>203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TETAB</text:p>
          </table:table-cell>
          <table:table-cell table:style-name="ce11" office:value-type="string" calcext:value-type="string">
            <text:p>FLORENT</text:p>
          </table:table-cell>
          <table:table-cell table:style-name="ce12" office:value-type="date" office:date-value="1992-02-21" calcext:value-type="date">
            <text:p>21/02/1992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82" calcext:value-type="float">
            <text:p>208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GLAN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92-08-13" calcext:value-type="date">
            <text:p>13/08/1992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15" calcext:value-type="float">
            <text:p>211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DUP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89-08-28" calcext:value-type="date">
            <text:p>28/08/1989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04" calcext:value-type="float">
            <text:p>250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ANWAB</text:p>
          </table:table-cell>
          <table:table-cell table:style-name="ce11" office:value-type="string" calcext:value-type="string">
            <text:p>NABIL</text:p>
          </table:table-cell>
          <table:table-cell table:style-name="ce12" office:value-type="date" office:date-value="1967-02-03" calcext:value-type="date">
            <text:p>03/02/196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11" calcext:value-type="float">
            <text:p>251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DUTAB</text:p>
          </table:table-cell>
          <table:table-cell table:style-name="ce11" office:value-type="string" calcext:value-type="string">
            <text:p>XAVIER</text:p>
          </table:table-cell>
          <table:table-cell table:style-name="ce12" office:value-type="date" office:date-value="1956-08-03" calcext:value-type="date">
            <text:p>03/08/1956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07" calcext:value-type="float">
            <text:p>260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MAD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73-11-19" calcext:value-type="date">
            <text:p>19/11/1973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17" calcext:value-type="float">
            <text:p>271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LOR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93-03-05" calcext:value-type="date">
            <text:p>05/03/199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27" calcext:value-type="float">
            <text:p>282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AMIHAB</text:p>
          </table:table-cell>
          <table:table-cell table:style-name="ce11" office:value-type="string" calcext:value-type="string">
            <text:p>STEFKA</text:p>
          </table:table-cell>
          <table:table-cell table:style-name="ce12" office:value-type="date" office:date-value="1951-01-29" calcext:value-type="date">
            <text:p>29/01/1951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53" calcext:value-type="float">
            <text:p>285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REC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3-07-31" calcext:value-type="date">
            <text:p>31/07/197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75" calcext:value-type="float">
            <text:p>28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DUBAB</text:p>
          </table:table-cell>
          <table:table-cell table:style-name="ce11" office:value-type="string" calcext:value-type="string">
            <text:p>HUBERT</text:p>
          </table:table-cell>
          <table:table-cell table:style-name="ce12" office:value-type="date" office:date-value="1953-09-18" calcext:value-type="date">
            <text:p>18/09/195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939" calcext:value-type="float">
            <text:p>293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VCURAB</text:p>
          </table:table-cell>
          <table:table-cell table:style-name="ce11" office:value-type="string" calcext:value-type="string">
            <text:p>OLEG</text:p>
          </table:table-cell>
          <table:table-cell table:style-name="ce12" office:value-type="date" office:date-value="1941-12-07" calcext:value-type="date">
            <text:p>07/12/194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09" calcext:value-type="float">
            <text:p>300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JOUAB</text:p>
          </table:table-cell>
          <table:table-cell table:style-name="ce11" office:value-type="string" calcext:value-type="string">
            <text:p>NOUREDDINE</text:p>
          </table:table-cell>
          <table:table-cell table:style-name="ce12" office:value-type="date" office:date-value="1988-03-22" calcext:value-type="date">
            <text:p>22/03/1988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8" calcext:value-type="float">
            <text:p>315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NSECAB</text:p>
          </table:table-cell>
          <table:table-cell table:style-name="ce11" office:value-type="string" calcext:value-type="string">
            <text:p>AURELIA</text:p>
          </table:table-cell>
          <table:table-cell table:style-name="ce12" office:value-type="date" office:date-value="1952-11-17" calcext:value-type="date">
            <text:p>17/11/1952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69" calcext:value-type="float">
            <text:p>316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SIL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94-12-05" calcext:value-type="date">
            <text:p>05/12/1994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78" calcext:value-type="float">
            <text:p>317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CEC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84-01-13" calcext:value-type="date">
            <text:p>13/01/1984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61" calcext:value-type="float">
            <text:p>32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SOUAB</text:p>
          </table:table-cell>
          <table:table-cell table:style-name="ce11" office:value-type="string" calcext:value-type="string">
            <text:p>WIDED</text:p>
          </table:table-cell>
          <table:table-cell table:style-name="ce12" office:value-type="date" office:date-value="1944-03-20" calcext:value-type="date">
            <text:p>20/03/1944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81" calcext:value-type="float">
            <text:p>348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RAMAB</text:p>
          </table:table-cell>
          <table:table-cell table:style-name="ce11" office:value-type="string" calcext:value-type="string">
            <text:p>SALAH</text:p>
          </table:table-cell>
          <table:table-cell table:style-name="ce12" office:value-type="date" office:date-value="1942-01-28" calcext:value-type="date">
            <text:p>28/01/1942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73" calcext:value-type="float">
            <text:p>357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HAAB</text:p>
          </table:table-cell>
          <table:table-cell table:style-name="ce11" office:value-type="string" calcext:value-type="string">
            <text:p>KARINE</text:p>
          </table:table-cell>
          <table:table-cell table:style-name="ce12" office:value-type="date" office:date-value="1959-03-26" calcext:value-type="date">
            <text:p>26/03/1959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06" calcext:value-type="float">
            <text:p>360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SOUAB</text:p>
          </table:table-cell>
          <table:table-cell table:style-name="ce11" office:value-type="string" calcext:value-type="string">
            <text:p>MATHILDE</text:p>
          </table:table-cell>
          <table:table-cell table:style-name="ce12" office:value-type="date" office:date-value="1948-10-27" calcext:value-type="date">
            <text:p>27/10/1948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95" calcext:value-type="float">
            <text:p>36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LERAB</text:p>
          </table:table-cell>
          <table:table-cell table:style-name="ce11" office:value-type="string" calcext:value-type="string">
            <text:p>ERICK</text:p>
          </table:table-cell>
          <table:table-cell table:style-name="ce12" office:value-type="date" office:date-value="1951-06-09" calcext:value-type="date">
            <text:p>09/06/195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97" calcext:value-type="float">
            <text:p>369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GLEAB</text:p>
          </table:table-cell>
          <table:table-cell table:style-name="ce11" office:value-type="string" calcext:value-type="string">
            <text:p>MIKAEL</text:p>
          </table:table-cell>
          <table:table-cell table:style-name="ce12" office:value-type="date" office:date-value="1992-05-20" calcext:value-type="date">
            <text:p>20/05/1992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05" calcext:value-type="float">
            <text:p>370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BLO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41-06-02" calcext:value-type="date">
            <text:p>02/06/1941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08" calcext:value-type="float">
            <text:p>370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CASAB</text:p>
          </table:table-cell>
          <table:table-cell table:style-name="ce11" office:value-type="string" calcext:value-type="string">
            <text:p>VANESSA</text:p>
          </table:table-cell>
          <table:table-cell table:style-name="ce12" office:value-type="date" office:date-value="1963-06-01" calcext:value-type="date">
            <text:p>01/06/1963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11" calcext:value-type="float">
            <text:p>371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BUR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2-02-26" calcext:value-type="date">
            <text:p>26/02/1972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14" calcext:value-type="float">
            <text:p>37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DEB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84-02-09" calcext:value-type="date">
            <text:p>09/02/1984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23" calcext:value-type="float">
            <text:p>372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U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49-11-25" calcext:value-type="date">
            <text:p>25/11/1949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42" calcext:value-type="float">
            <text:p>374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SOU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42-03-16" calcext:value-type="date">
            <text:p>16/03/1942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24" calcext:value-type="float">
            <text:p>382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LAVAB</text:p>
          </table:table-cell>
          <table:table-cell table:style-name="ce11" office:value-type="string" calcext:value-type="string">
            <text:p>FLORIANE</text:p>
          </table:table-cell>
          <table:table-cell table:style-name="ce12" office:value-type="date" office:date-value="1949-04-12" calcext:value-type="date">
            <text:p>12/04/1949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20" calcext:value-type="float">
            <text:p>392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SMAAB</text:p>
          </table:table-cell>
          <table:table-cell table:style-name="ce11" office:value-type="string" calcext:value-type="string">
            <text:p>LILIA</text:p>
          </table:table-cell>
          <table:table-cell table:style-name="ce12" office:value-type="date" office:date-value="1976-07-08" calcext:value-type="date">
            <text:p>08/07/1976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22" calcext:value-type="float">
            <text:p>392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TOUAB</text:p>
          </table:table-cell>
          <table:table-cell table:style-name="ce11" office:value-type="string" calcext:value-type="string">
            <text:p>SYLVAIN</text:p>
          </table:table-cell>
          <table:table-cell table:style-name="ce12" office:value-type="date" office:date-value="1957-03-12" calcext:value-type="date">
            <text:p>12/03/1957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93" calcext:value-type="float">
            <text:p>409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ASOUAB</text:p>
          </table:table-cell>
          <table:table-cell table:style-name="ce11" office:value-type="string" calcext:value-type="string">
            <text:p>FATIMA LINA</text:p>
          </table:table-cell>
          <table:table-cell table:style-name="ce12" office:value-type="date" office:date-value="1969-07-25" calcext:value-type="date">
            <text:p>25/07/1969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95" calcext:value-type="float">
            <text:p>40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AMAAB</text:p>
          </table:table-cell>
          <table:table-cell table:style-name="ce11" office:value-type="string" calcext:value-type="string">
            <text:p>SAID</text:p>
          </table:table-cell>
          <table:table-cell table:style-name="ce12" office:value-type="date" office:date-value="1952-02-29" calcext:value-type="date">
            <text:p>29/02/1952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96" calcext:value-type="float">
            <text:p>409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LAMAB</text:p>
          </table:table-cell>
          <table:table-cell table:style-name="ce11" office:value-type="string" calcext:value-type="string">
            <text:p>HEND</text:p>
          </table:table-cell>
          <table:table-cell table:style-name="ce12" office:value-type="date" office:date-value="1984-02-17" calcext:value-type="date">
            <text:p>17/02/1984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98" calcext:value-type="float">
            <text:p>409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BOU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53-06-18" calcext:value-type="date">
            <text:p>18/06/1953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83" calcext:value-type="float">
            <text:p>418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LEB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48-04-21" calcext:value-type="date">
            <text:p>21/04/1948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17" calcext:value-type="float">
            <text:p>421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MEHAB</text:p>
          </table:table-cell>
          <table:table-cell table:style-name="ce11" office:value-type="string" calcext:value-type="string">
            <text:p>CHARYAR</text:p>
          </table:table-cell>
          <table:table-cell table:style-name="ce12" office:value-type="date" office:date-value="1969-12-04" calcext:value-type="date">
            <text:p>04/12/1969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39" calcext:value-type="float">
            <text:p>423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DEWAB</text:p>
          </table:table-cell>
          <table:table-cell table:style-name="ce11" office:value-type="string" calcext:value-type="string">
            <text:p>LUDIVINE</text:p>
          </table:table-cell>
          <table:table-cell table:style-name="ce12" office:value-type="date" office:date-value="1953-10-28" calcext:value-type="date">
            <text:p>28/10/1953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13" calcext:value-type="float">
            <text:p>481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ARAF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41-09-20" calcext:value-type="date">
            <text:p>20/09/194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20" calcext:value-type="float">
            <text:p>482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NIE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78-04-07" calcext:value-type="date">
            <text:p>07/04/1978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71" calcext:value-type="float">
            <text:p>48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ETAP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41-12-30" calcext:value-type="date">
            <text:p>30/12/1941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568" calcext:value-type="float">
            <text:p>656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MAS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86-10-06" calcext:value-type="date">
            <text:p>06/10/1986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634" calcext:value-type="float">
            <text:p>66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IMEGAB</text:p>
          </table:table-cell>
          <table:table-cell table:style-name="ce11" office:value-type="string" calcext:value-type="string">
            <text:p>KADA</text:p>
          </table:table-cell>
          <table:table-cell table:style-name="ce12" office:value-type="date" office:date-value="1971-09-11" calcext:value-type="date">
            <text:p>11/09/1971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717" calcext:value-type="float">
            <text:p>671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NOU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43-08-27" calcext:value-type="date">
            <text:p>27/08/194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570" calcext:value-type="float">
            <text:p>957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TIN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68-05-01" calcext:value-type="date">
            <text:p>01/05/1968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957" calcext:value-type="float">
            <text:p>995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MILAB</text:p>
          </table:table-cell>
          <table:table-cell table:style-name="ce11" office:value-type="string" calcext:value-type="string">
            <text:p>VIANNEY</text:p>
          </table:table-cell>
          <table:table-cell table:style-name="ce12" office:value-type="date" office:date-value="1972-10-18" calcext:value-type="date">
            <text:p>18/10/197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581" calcext:value-type="float">
            <text:p>1058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TOU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57-05-15" calcext:value-type="date">
            <text:p>15/05/195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286" calcext:value-type="float">
            <text:p>1528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OUAB</text:p>
          </table:table-cell>
          <table:table-cell table:style-name="ce11" office:value-type="string" calcext:value-type="string">
            <text:p>JULIE</text:p>
          </table:table-cell>
          <table:table-cell table:style-name="ce12" office:value-type="date" office:date-value="1991-12-05" calcext:value-type="date">
            <text:p>05/12/1991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93" calcext:value-type="float">
            <text:p>1609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VOLAB</text:p>
          </table:table-cell>
          <table:table-cell table:style-name="ce11" office:value-type="string" calcext:value-type="string">
            <text:p>FABIEN</text:p>
          </table:table-cell>
          <table:table-cell table:style-name="ce12" office:value-type="date" office:date-value="1993-09-06" calcext:value-type="date">
            <text:p>06/09/1993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96" calcext:value-type="float">
            <text:p>1609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HCHEAB</text:p>
          </table:table-cell>
          <table:table-cell table:style-name="ce11" office:value-type="string" calcext:value-type="string">
            <text:p>FATMA</text:p>
          </table:table-cell>
          <table:table-cell table:style-name="ce12" office:value-type="date" office:date-value="1968-05-28" calcext:value-type="date">
            <text:p>28/05/1968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98" calcext:value-type="float">
            <text:p>1609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ARN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2-03-30" calcext:value-type="date">
            <text:p>30/03/1952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099" calcext:value-type="float">
            <text:p>160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VIN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77-12-09" calcext:value-type="date">
            <text:p>09/12/1977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00" calcext:value-type="float">
            <text:p>1610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JOL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86-09-29" calcext:value-type="date">
            <text:p>29/09/1986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01" calcext:value-type="float">
            <text:p>1610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PREAB</text:p>
          </table:table-cell>
          <table:table-cell table:style-name="ce11" office:value-type="string" calcext:value-type="string">
            <text:p>GIOVANNI</text:p>
          </table:table-cell>
          <table:table-cell table:style-name="ce12" office:value-type="date" office:date-value="1941-06-06" calcext:value-type="date">
            <text:p>06/06/1941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02" calcext:value-type="float">
            <text:p>1610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UAB</text:p>
          </table:table-cell>
          <table:table-cell table:style-name="ce11" office:value-type="string" calcext:value-type="string">
            <text:p>AURELIE</text:p>
          </table:table-cell>
          <table:table-cell table:style-name="ce12" office:value-type="date" office:date-value="1978-01-16" calcext:value-type="date">
            <text:p>16/01/1978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973" calcext:value-type="float">
            <text:p>1897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RUAB</text:p>
          </table:table-cell>
          <table:table-cell table:style-name="ce11" office:value-type="string" calcext:value-type="string">
            <text:p>ARNAUD</text:p>
          </table:table-cell>
          <table:table-cell table:style-name="ce12" office:value-type="date" office:date-value="1953-05-28" calcext:value-type="date">
            <text:p>28/05/1953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575" calcext:value-type="float">
            <text:p>1957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VIGAB</text:p>
          </table:table-cell>
          <table:table-cell table:style-name="ce11" office:value-type="string" calcext:value-type="string">
            <text:p>MARIE HELENE</text:p>
          </table:table-cell>
          <table:table-cell table:style-name="ce12" office:value-type="date" office:date-value="1947-09-13" calcext:value-type="date">
            <text:p>13/09/1947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095" calcext:value-type="float">
            <text:p>200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JGALAB</text:p>
          </table:table-cell>
          <table:table-cell table:style-name="ce11" office:value-type="string" calcext:value-type="string">
            <text:p>CAMAL</text:p>
          </table:table-cell>
          <table:table-cell table:style-name="ce12" office:value-type="date" office:date-value="1943-04-03" calcext:value-type="date">
            <text:p>03/04/1943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374" calcext:value-type="float">
            <text:p>223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ELAB</text:p>
          </table:table-cell>
          <table:table-cell table:style-name="ce11" office:value-type="string" calcext:value-type="string">
            <text:p>FLORENT</text:p>
          </table:table-cell>
          <table:table-cell table:style-name="ce12" office:value-type="date" office:date-value="1977-02-02" calcext:value-type="date">
            <text:p>02/02/197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894" calcext:value-type="float">
            <text:p>228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FAY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91-08-30" calcext:value-type="date">
            <text:p>30/08/1991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894" calcext:value-type="float">
            <text:p>268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EM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59-04-03" calcext:value-type="date">
            <text:p>03/04/1959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554" calcext:value-type="float">
            <text:p>305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C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69-01-16" calcext:value-type="date">
            <text:p>16/01/1969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655" calcext:value-type="float">
            <text:p>3065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EBOU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43-07-09" calcext:value-type="date">
            <text:p>09/07/1943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694" calcext:value-type="float">
            <text:p>306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M'R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44-02-14" calcext:value-type="date">
            <text:p>14/02/194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816" calcext:value-type="float">
            <text:p>308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SMAAB</text:p>
          </table:table-cell>
          <table:table-cell table:style-name="ce11" office:value-type="string" calcext:value-type="string">
            <text:p>SALMA</text:p>
          </table:table-cell>
          <table:table-cell table:style-name="ce12" office:value-type="date" office:date-value="1961-04-09" calcext:value-type="date">
            <text:p>09/04/1961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914" calcext:value-type="float">
            <text:p>309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ROD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69-03-08" calcext:value-type="date">
            <text:p>08/03/1969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274" calcext:value-type="float">
            <text:p>322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RDELAB</text:p>
          </table:table-cell>
          <table:table-cell table:style-name="ce11" office:value-type="string" calcext:value-type="string">
            <text:p>SABINE</text:p>
          </table:table-cell>
          <table:table-cell table:style-name="ce12" office:value-type="date" office:date-value="1943-06-16" calcext:value-type="date">
            <text:p>16/06/1943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974" calcext:value-type="float">
            <text:p>359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EU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49-01-12" calcext:value-type="date">
            <text:p>12/01/1949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334" calcext:value-type="float">
            <text:p>373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BERAB</text:p>
          </table:table-cell>
          <table:table-cell table:style-name="ce11" office:value-type="string" calcext:value-type="string">
            <text:p>EMILIE</text:p>
          </table:table-cell>
          <table:table-cell table:style-name="ce12" office:value-type="date" office:date-value="1977-05-25" calcext:value-type="date">
            <text:p>25/05/1977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514" calcext:value-type="float">
            <text:p>375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LID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59-01-04" calcext:value-type="date">
            <text:p>04/01/1959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3605" calcext:value-type="float">
            <text:p>4360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DUMAB</text:p>
          </table:table-cell>
          <table:table-cell table:style-name="ce11" office:value-type="string" calcext:value-type="string">
            <text:p>SUZANNE</text:p>
          </table:table-cell>
          <table:table-cell table:style-name="ce12" office:value-type="date" office:date-value="1974-01-30" calcext:value-type="date">
            <text:p>30/01/1974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5853" calcext:value-type="float">
            <text:p>4585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ODICAB</text:p>
          </table:table-cell>
          <table:table-cell table:style-name="ce11" office:value-type="string" calcext:value-type="string">
            <text:p>MOUSSA</text:p>
          </table:table-cell>
          <table:table-cell table:style-name="ce12" office:value-type="date" office:date-value="1953-02-24" calcext:value-type="date">
            <text:p>24/02/1953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344" calcext:value-type="float">
            <text:p>4634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IMED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2-02-29" calcext:value-type="date">
            <text:p>29/02/1972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91" calcext:value-type="float">
            <text:p>4669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VALAB</text:p>
          </table:table-cell>
          <table:table-cell table:style-name="ce11" office:value-type="string" calcext:value-type="string">
            <text:p>AUDREY</text:p>
          </table:table-cell>
          <table:table-cell table:style-name="ce12" office:value-type="date" office:date-value="1947-10-17" calcext:value-type="date">
            <text:p>17/10/1947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772" calcext:value-type="float">
            <text:p>4677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HAB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67-05-24" calcext:value-type="date">
            <text:p>24/05/1967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32" calcext:value-type="float">
            <text:p>93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RABIAB</text:p>
          </table:table-cell>
          <table:table-cell table:style-name="ce11" office:value-type="string" calcext:value-type="string">
            <text:p>HOCINE</text:p>
          </table:table-cell>
          <table:table-cell table:style-name="ce12" office:value-type="date" office:date-value="1991-02-11" calcext:value-type="date">
            <text:p>11/02/199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48" calcext:value-type="float">
            <text:p>94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ANKAB</text:p>
          </table:table-cell>
          <table:table-cell table:style-name="ce11" office:value-type="string" calcext:value-type="string">
            <text:p>MUSTAPHA</text:p>
          </table:table-cell>
          <table:table-cell table:style-name="ce12" office:value-type="date" office:date-value="1959-08-18" calcext:value-type="date">
            <text:p>18/08/1959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55" calcext:value-type="float">
            <text:p>95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ABAR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53-05-04" calcext:value-type="date">
            <text:p>04/05/195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59" calcext:value-type="float">
            <text:p>95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BOL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50-11-22" calcext:value-type="date">
            <text:p>22/11/1950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63" calcext:value-type="float">
            <text:p>96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BOUAB</text:p>
          </table:table-cell>
          <table:table-cell table:style-name="ce11" office:value-type="string" calcext:value-type="string">
            <text:p>FAOUZI</text:p>
          </table:table-cell>
          <table:table-cell table:style-name="ce12" office:value-type="date" office:date-value="1994-05-26" calcext:value-type="date">
            <text:p>26/05/1994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66" calcext:value-type="float">
            <text:p>96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BUTAB</text:p>
          </table:table-cell>
          <table:table-cell table:style-name="ce11" office:value-type="string" calcext:value-type="string">
            <text:p>FRANCK</text:p>
          </table:table-cell>
          <table:table-cell table:style-name="ce12" office:value-type="date" office:date-value="1990-09-17" calcext:value-type="date">
            <text:p>17/09/199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70" calcext:value-type="float">
            <text:p>97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CES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48-02-24" calcext:value-type="date">
            <text:p>24/02/194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71" calcext:value-type="float">
            <text:p>9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COU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80-02-01" calcext:value-type="date">
            <text:p>01/02/198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75" calcext:value-type="float">
            <text:p>9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FINAB</text:p>
          </table:table-cell>
          <table:table-cell table:style-name="ce11" office:value-type="string" calcext:value-type="string">
            <text:p>LUCIAN</text:p>
          </table:table-cell>
          <table:table-cell table:style-name="ce12" office:value-type="date" office:date-value="1952-03-02" calcext:value-type="date">
            <text:p>02/03/1952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80" calcext:value-type="float">
            <text:p>98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DI 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42-02-16" calcext:value-type="date">
            <text:p>16/02/1942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88" calcext:value-type="float">
            <text:p>98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CAL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90-09-30" calcext:value-type="date">
            <text:p>30/09/199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91" calcext:value-type="float">
            <text:p>99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HGOOAB</text:p>
          </table:table-cell>
          <table:table-cell table:style-name="ce11" office:value-type="string" calcext:value-type="string">
            <text:p>SILVIA</text:p>
          </table:table-cell>
          <table:table-cell table:style-name="ce12" office:value-type="date" office:date-value="1977-12-21" calcext:value-type="date">
            <text:p>21/12/197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99" calcext:value-type="float">
            <text:p>9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ELAMAB</text:p>
          </table:table-cell>
          <table:table-cell table:style-name="ce11" office:value-type="string" calcext:value-type="string">
            <text:p>CHRISTOPHER</text:p>
          </table:table-cell>
          <table:table-cell table:style-name="ce12" office:value-type="date" office:date-value="1970-12-10" calcext:value-type="date">
            <text:p>10/12/1970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01" calcext:value-type="float">
            <text:p>100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LAR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71-09-02" calcext:value-type="date">
            <text:p>02/09/1971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08" calcext:value-type="float">
            <text:p>100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XLO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8-05-03" calcext:value-type="date">
            <text:p>03/05/1988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09" calcext:value-type="float">
            <text:p>100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YLEV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95-01-20" calcext:value-type="date">
            <text:p>20/01/199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14" calcext:value-type="float">
            <text:p>10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WONKWAB</text:p>
          </table:table-cell>
          <table:table-cell table:style-name="ce11" office:value-type="string" calcext:value-type="string">
            <text:p>HOMERE</text:p>
          </table:table-cell>
          <table:table-cell table:style-name="ce12" office:value-type="date" office:date-value="1947-05-15" calcext:value-type="date">
            <text:p>15/05/1947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15" calcext:value-type="float">
            <text:p>101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PARAB</text:p>
          </table:table-cell>
          <table:table-cell table:style-name="ce11" office:value-type="string" calcext:value-type="string">
            <text:p>MONIQUE</text:p>
          </table:table-cell>
          <table:table-cell table:style-name="ce12" office:value-type="date" office:date-value="1968-06-14" calcext:value-type="date">
            <text:p>14/06/196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16" calcext:value-type="float">
            <text:p>101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MAR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81-03-03" calcext:value-type="date">
            <text:p>03/03/1981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17" calcext:value-type="float">
            <text:p>101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ZIPEDAB</text:p>
          </table:table-cell>
          <table:table-cell table:style-name="ce11" office:value-type="string" calcext:value-type="string">
            <text:p>GENEVIEVE</text:p>
          </table:table-cell>
          <table:table-cell table:style-name="ce12" office:value-type="date" office:date-value="1994-03-27" calcext:value-type="date">
            <text:p>27/03/1994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18" calcext:value-type="float">
            <text:p>10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PEKAB</text:p>
          </table:table-cell>
          <table:table-cell table:style-name="ce11" office:value-type="string" calcext:value-type="string">
            <text:p>MEHMET FERHAN</text:p>
          </table:table-cell>
          <table:table-cell table:style-name="ce12" office:value-type="date" office:date-value="1971-01-04" calcext:value-type="date">
            <text:p>04/01/197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23" calcext:value-type="float">
            <text:p>10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RAT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90-03-16" calcext:value-type="date">
            <text:p>16/03/199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35" calcext:value-type="float">
            <text:p>103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SCHAB</text:p>
          </table:table-cell>
          <table:table-cell table:style-name="ce11" office:value-type="string" calcext:value-type="string">
            <text:p>SYLVIANE</text:p>
          </table:table-cell>
          <table:table-cell table:style-name="ce12" office:value-type="date" office:date-value="1995-08-21" calcext:value-type="date">
            <text:p>21/08/199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40" calcext:value-type="float">
            <text:p>104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VOL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59-07-01" calcext:value-type="date">
            <text:p>01/07/195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44" calcext:value-type="float">
            <text:p>104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TOUAB</text:p>
          </table:table-cell>
          <table:table-cell table:style-name="ce11" office:value-type="string" calcext:value-type="string">
            <text:p>RICHARD</text:p>
          </table:table-cell>
          <table:table-cell table:style-name="ce12" office:value-type="date" office:date-value="1983-09-10" calcext:value-type="date">
            <text:p>10/09/198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45" calcext:value-type="float">
            <text:p>104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KISADAB</text:p>
          </table:table-cell>
          <table:table-cell table:style-name="ce11" office:value-type="string" calcext:value-type="string">
            <text:p>MARIE THERESE</text:p>
          </table:table-cell>
          <table:table-cell table:style-name="ce12" office:value-type="date" office:date-value="1960-11-23" calcext:value-type="date">
            <text:p>23/11/196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46" calcext:value-type="float">
            <text:p>104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OTT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93-07-12" calcext:value-type="date">
            <text:p>12/07/1993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50" calcext:value-type="float">
            <text:p>105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VIE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6-04-07" calcext:value-type="date">
            <text:p>07/04/1976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52" calcext:value-type="float">
            <text:p>10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GWEIAB</text:p>
          </table:table-cell>
          <table:table-cell table:style-name="ce11" office:value-type="string" calcext:value-type="string">
            <text:p>JEAN LOUIS</text:p>
          </table:table-cell>
          <table:table-cell table:style-name="ce12" office:value-type="date" office:date-value="1993-04-30" calcext:value-type="date">
            <text:p>30/04/1993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55" calcext:value-type="float">
            <text:p>105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IZET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86-08-17" calcext:value-type="date">
            <text:p>17/08/198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72" calcext:value-type="float">
            <text:p>107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BERAB</text:p>
          </table:table-cell>
          <table:table-cell table:style-name="ce11" office:value-type="string" calcext:value-type="string">
            <text:p>PATRICE</text:p>
          </table:table-cell>
          <table:table-cell table:style-name="ce12" office:value-type="date" office:date-value="1965-01-13" calcext:value-type="date">
            <text:p>13/01/1965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320" calcext:value-type="float">
            <text:p>132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BOUAB</text:p>
          </table:table-cell>
          <table:table-cell table:style-name="ce11" office:value-type="string" calcext:value-type="string">
            <text:p>KAMEL</text:p>
          </table:table-cell>
          <table:table-cell table:style-name="ce12" office:value-type="date" office:date-value="1964-11-06" calcext:value-type="date">
            <text:p>06/11/1964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55" calcext:value-type="float">
            <text:p>145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LAF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92-01-29" calcext:value-type="date">
            <text:p>29/01/199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61" calcext:value-type="float">
            <text:p>146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BON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92-04-11" calcext:value-type="date">
            <text:p>11/04/1992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72" calcext:value-type="float">
            <text:p>147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GLUO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95-08-14" calcext:value-type="date">
            <text:p>14/08/1995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82" calcext:value-type="float">
            <text:p>16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MOU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68-01-13" calcext:value-type="date">
            <text:p>13/01/1968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07" calcext:value-type="float">
            <text:p>200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GLEAB</text:p>
          </table:table-cell>
          <table:table-cell table:style-name="ce11" office:value-type="string" calcext:value-type="string">
            <text:p>JEROME</text:p>
          </table:table-cell>
          <table:table-cell table:style-name="ce12" office:value-type="date" office:date-value="1955-11-18" calcext:value-type="date">
            <text:p>18/11/1955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20" calcext:value-type="float">
            <text:p>202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FISAB</text:p>
          </table:table-cell>
          <table:table-cell table:style-name="ce11" office:value-type="string" calcext:value-type="string">
            <text:p>ALEXIS</text:p>
          </table:table-cell>
          <table:table-cell table:style-name="ce12" office:value-type="date" office:date-value="1971-07-01" calcext:value-type="date">
            <text:p>01/07/1971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28" calcext:value-type="float">
            <text:p>202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GRAAB</text:p>
          </table:table-cell>
          <table:table-cell table:style-name="ce11" office:value-type="string" calcext:value-type="string">
            <text:p>SOPHIE</text:p>
          </table:table-cell>
          <table:table-cell table:style-name="ce12" office:value-type="date" office:date-value="1995-09-13" calcext:value-type="date">
            <text:p>13/09/1995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35" calcext:value-type="float">
            <text:p>203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BOU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47-06-24" calcext:value-type="date">
            <text:p>24/06/194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37" calcext:value-type="float">
            <text:p>203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KANAB</text:p>
          </table:table-cell>
          <table:table-cell table:style-name="ce11" office:value-type="string" calcext:value-type="string">
            <text:p>MOHAMED RUSHED</text:p>
          </table:table-cell>
          <table:table-cell table:style-name="ce12" office:value-type="date" office:date-value="1948-12-20" calcext:value-type="date">
            <text:p>20/12/1948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89" calcext:value-type="float">
            <text:p>208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LAV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53-05-26" calcext:value-type="date">
            <text:p>26/05/1953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13" calcext:value-type="float">
            <text:p>211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CAMAB</text:p>
          </table:table-cell>
          <table:table-cell table:style-name="ce11" office:value-type="string" calcext:value-type="string">
            <text:p>MAMADOU</text:p>
          </table:table-cell>
          <table:table-cell table:style-name="ce12" office:value-type="date" office:date-value="1965-04-09" calcext:value-type="date">
            <text:p>09/04/1965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96" calcext:value-type="float">
            <text:p>229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DOUAB</text:p>
          </table:table-cell>
          <table:table-cell table:style-name="ce11" office:value-type="string" calcext:value-type="string">
            <text:p>MALIKA</text:p>
          </table:table-cell>
          <table:table-cell table:style-name="ce12" office:value-type="date" office:date-value="1982-09-15" calcext:value-type="date">
            <text:p>15/09/1982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29" calcext:value-type="float">
            <text:p>232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CERAB</text:p>
          </table:table-cell>
          <table:table-cell table:style-name="ce11" office:value-type="string" calcext:value-type="string">
            <text:p>JOSEPH</text:p>
          </table:table-cell>
          <table:table-cell table:style-name="ce12" office:value-type="date" office:date-value="1947-03-26" calcext:value-type="date">
            <text:p>26/03/194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30" calcext:value-type="float">
            <text:p>233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OSMAB</text:p>
          </table:table-cell>
          <table:table-cell table:style-name="ce11" office:value-type="string" calcext:value-type="string">
            <text:p>AOMAR</text:p>
          </table:table-cell>
          <table:table-cell table:style-name="ce12" office:value-type="date" office:date-value="1969-05-08" calcext:value-type="date">
            <text:p>08/05/196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32" calcext:value-type="float">
            <text:p>233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'HHEL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76-08-05" calcext:value-type="date">
            <text:p>05/08/197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39" calcext:value-type="float">
            <text:p>233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BENAB</text:p>
          </table:table-cell>
          <table:table-cell table:style-name="ce11" office:value-type="string" calcext:value-type="string">
            <text:p>FAYSSAL</text:p>
          </table:table-cell>
          <table:table-cell table:style-name="ce12" office:value-type="date" office:date-value="1948-10-09" calcext:value-type="date">
            <text:p>09/10/1948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82" calcext:value-type="float">
            <text:p>25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KHAAB</text:p>
          </table:table-cell>
          <table:table-cell table:style-name="ce11" office:value-type="string" calcext:value-type="string">
            <text:p>BOUCHAIB</text:p>
          </table:table-cell>
          <table:table-cell table:style-name="ce12" office:value-type="date" office:date-value="1973-10-09" calcext:value-type="date">
            <text:p>09/10/197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98" calcext:value-type="float">
            <text:p>259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HENAB</text:p>
          </table:table-cell>
          <table:table-cell table:style-name="ce11" office:value-type="string" calcext:value-type="string">
            <text:p>YANNICK</text:p>
          </table:table-cell>
          <table:table-cell table:style-name="ce12" office:value-type="date" office:date-value="1970-07-02" calcext:value-type="date">
            <text:p>02/07/197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16" calcext:value-type="float">
            <text:p>26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FAB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56-06-14" calcext:value-type="date">
            <text:p>14/06/1956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34" calcext:value-type="float">
            <text:p>26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GHEAB</text:p>
          </table:table-cell>
          <table:table-cell table:style-name="ce11" office:value-type="string" calcext:value-type="string">
            <text:p>LAILA</text:p>
          </table:table-cell>
          <table:table-cell table:style-name="ce12" office:value-type="date" office:date-value="1960-08-07" calcext:value-type="date">
            <text:p>07/08/1960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34" calcext:value-type="float">
            <text:p>28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FLOAB</text:p>
          </table:table-cell>
          <table:table-cell table:style-name="ce11" office:value-type="string" calcext:value-type="string">
            <text:p>FABIENNE</text:p>
          </table:table-cell>
          <table:table-cell table:style-name="ce12" office:value-type="date" office:date-value="1944-10-30" calcext:value-type="date">
            <text:p>30/10/1944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44" calcext:value-type="float">
            <text:p>284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QDUBAB</text:p>
          </table:table-cell>
          <table:table-cell table:style-name="ce11" office:value-type="string" calcext:value-type="string">
            <text:p>JEAN CHRISTOPHE</text:p>
          </table:table-cell>
          <table:table-cell table:style-name="ce12" office:value-type="date" office:date-value="1989-11-17" calcext:value-type="date">
            <text:p>17/11/198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951" calcext:value-type="float">
            <text:p>295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CBOU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8-05-17" calcext:value-type="date">
            <text:p>17/05/1948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21" calcext:value-type="float">
            <text:p>312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HA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81-02-12" calcext:value-type="date">
            <text:p>12/02/1981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28" calcext:value-type="float">
            <text:p>31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OLODAB</text:p>
          </table:table-cell>
          <table:table-cell table:style-name="ce11" office:value-type="string" calcext:value-type="string">
            <text:p>JEAN VINCENT</text:p>
          </table:table-cell>
          <table:table-cell table:style-name="ce12" office:value-type="date" office:date-value="1966-10-08" calcext:value-type="date">
            <text:p>08/10/1966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46" calcext:value-type="float">
            <text:p>314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CHAAB</text:p>
          </table:table-cell>
          <table:table-cell table:style-name="ce11" office:value-type="string" calcext:value-type="string">
            <text:p>BRIGITTE</text:p>
          </table:table-cell>
          <table:table-cell table:style-name="ce12" office:value-type="date" office:date-value="1956-05-16" calcext:value-type="date">
            <text:p>16/05/1956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48" calcext:value-type="float">
            <text:p>314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VER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82-02-16" calcext:value-type="date">
            <text:p>16/02/198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49" calcext:value-type="float">
            <text:p>314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ATORAB</text:p>
          </table:table-cell>
          <table:table-cell table:style-name="ce11" office:value-type="string" calcext:value-type="string">
            <text:p>AGATHE</text:p>
          </table:table-cell>
          <table:table-cell table:style-name="ce12" office:value-type="date" office:date-value="1948-11-18" calcext:value-type="date">
            <text:p>18/11/1948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IPET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94-10-22" calcext:value-type="date">
            <text:p>22/10/1994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1" calcext:value-type="float">
            <text:p>315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GER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76-07-12" calcext:value-type="date">
            <text:p>12/07/197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05" calcext:value-type="float">
            <text:p>33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FLA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60-04-09" calcext:value-type="date">
            <text:p>09/04/196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24" calcext:value-type="float">
            <text:p>342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AND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64-08-27" calcext:value-type="date">
            <text:p>27/08/1964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31" calcext:value-type="float">
            <text:p>34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AUD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56-02-16" calcext:value-type="date">
            <text:p>16/02/195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57" calcext:value-type="float">
            <text:p>345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ATAB</text:p>
          </table:table-cell>
          <table:table-cell table:style-name="ce11" office:value-type="string" calcext:value-type="string">
            <text:p>ANNICK</text:p>
          </table:table-cell>
          <table:table-cell table:style-name="ce12" office:value-type="date" office:date-value="1983-08-16" calcext:value-type="date">
            <text:p>16/08/1983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04" calcext:value-type="float">
            <text:p>350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CER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82-05-10" calcext:value-type="date">
            <text:p>10/05/1982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10" calcext:value-type="float">
            <text:p>351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TAMAB</text:p>
          </table:table-cell>
          <table:table-cell table:style-name="ce11" office:value-type="string" calcext:value-type="string">
            <text:p>WAFA</text:p>
          </table:table-cell>
          <table:table-cell table:style-name="ce12" office:value-type="date" office:date-value="1993-07-02" calcext:value-type="date">
            <text:p>02/07/1993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12" calcext:value-type="float">
            <text:p>351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CBOSAB</text:p>
          </table:table-cell>
          <table:table-cell table:style-name="ce11" office:value-type="string" calcext:value-type="string">
            <text:p>MARCEL</text:p>
          </table:table-cell>
          <table:table-cell table:style-name="ce12" office:value-type="date" office:date-value="1966-07-26" calcext:value-type="date">
            <text:p>26/07/196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34" calcext:value-type="float">
            <text:p>35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AZARAB</text:p>
          </table:table-cell>
          <table:table-cell table:style-name="ce11" office:value-type="string" calcext:value-type="string">
            <text:p>HAIFA</text:p>
          </table:table-cell>
          <table:table-cell table:style-name="ce12" office:value-type="date" office:date-value="1985-07-11" calcext:value-type="date">
            <text:p>11/07/198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74" calcext:value-type="float">
            <text:p>35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COUAB</text:p>
          </table:table-cell>
          <table:table-cell table:style-name="ce11" office:value-type="string" calcext:value-type="string">
            <text:p>CHRISTELE</text:p>
          </table:table-cell>
          <table:table-cell table:style-name="ce12" office:value-type="date" office:date-value="1970-11-08" calcext:value-type="date">
            <text:p>08/11/197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75" calcext:value-type="float">
            <text:p>357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CRA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66-09-15" calcext:value-type="date">
            <text:p>15/09/196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68" calcext:value-type="float">
            <text:p>376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ALAFAB</text:p>
          </table:table-cell>
          <table:table-cell table:style-name="ce11" office:value-type="string" calcext:value-type="string">
            <text:p>EMMANUELLE</text:p>
          </table:table-cell>
          <table:table-cell table:style-name="ce12" office:value-type="date" office:date-value="1982-07-02" calcext:value-type="date">
            <text:p>02/07/1982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78" calcext:value-type="float">
            <text:p>37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HLEBAB</text:p>
          </table:table-cell>
          <table:table-cell table:style-name="ce11" office:value-type="string" calcext:value-type="string">
            <text:p>MUSTAPHA</text:p>
          </table:table-cell>
          <table:table-cell table:style-name="ce12" office:value-type="date" office:date-value="1945-08-27" calcext:value-type="date">
            <text:p>27/08/194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84" calcext:value-type="float">
            <text:p>378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OMAYAB</text:p>
          </table:table-cell>
          <table:table-cell table:style-name="ce11" office:value-type="string" calcext:value-type="string">
            <text:p>MICAELA</text:p>
          </table:table-cell>
          <table:table-cell table:style-name="ce12" office:value-type="date" office:date-value="1990-08-09" calcext:value-type="date">
            <text:p>09/08/1990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84" calcext:value-type="float">
            <text:p>388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EPROAB</text:p>
          </table:table-cell>
          <table:table-cell table:style-name="ce11" office:value-type="string" calcext:value-type="string">
            <text:p>NADINE</text:p>
          </table:table-cell>
          <table:table-cell table:style-name="ce12" office:value-type="date" office:date-value="1967-11-15" calcext:value-type="date">
            <text:p>15/11/1967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05" calcext:value-type="float">
            <text:p>40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PEY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59-05-29" calcext:value-type="date">
            <text:p>29/05/1959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66" calcext:value-type="float">
            <text:p>406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PA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2-07-15" calcext:value-type="date">
            <text:p>15/07/1972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23" calcext:value-type="float">
            <text:p>412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FKHEAB</text:p>
          </table:table-cell>
          <table:table-cell table:style-name="ce11" office:value-type="string" calcext:value-type="string">
            <text:p>HANANE</text:p>
          </table:table-cell>
          <table:table-cell table:style-name="ce12" office:value-type="date" office:date-value="1949-08-07" calcext:value-type="date">
            <text:p>07/08/194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56" calcext:value-type="float">
            <text:p>415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OGHIAB</text:p>
          </table:table-cell>
          <table:table-cell table:style-name="ce11" office:value-type="string" calcext:value-type="string">
            <text:p>ARIANE</text:p>
          </table:table-cell>
          <table:table-cell table:style-name="ce12" office:value-type="date" office:date-value="1971-10-05" calcext:value-type="date">
            <text:p>05/10/1971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23" calcext:value-type="float">
            <text:p>42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CHEAB</text:p>
          </table:table-cell>
          <table:table-cell table:style-name="ce11" office:value-type="string" calcext:value-type="string">
            <text:p>LASSAAD</text:p>
          </table:table-cell>
          <table:table-cell table:style-name="ce12" office:value-type="date" office:date-value="1978-08-20" calcext:value-type="date">
            <text:p>20/08/197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70" calcext:value-type="float">
            <text:p>427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OMUR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47-03-17" calcext:value-type="date">
            <text:p>17/03/1947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70" calcext:value-type="float">
            <text:p>487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GAR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86-01-26" calcext:value-type="date">
            <text:p>26/01/1986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75" calcext:value-type="float">
            <text:p>487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OTEAB</text:p>
          </table:table-cell>
          <table:table-cell table:style-name="ce11" office:value-type="string" calcext:value-type="string">
            <text:p>OLIVETTE</text:p>
          </table:table-cell>
          <table:table-cell table:style-name="ce12" office:value-type="date" office:date-value="1967-04-12" calcext:value-type="date">
            <text:p>12/04/196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76" calcext:value-type="float">
            <text:p>487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OGAL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80-04-19" calcext:value-type="date">
            <text:p>19/04/198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77" calcext:value-type="float">
            <text:p>487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BGUEAB</text:p>
          </table:table-cell>
          <table:table-cell table:style-name="ce11" office:value-type="string" calcext:value-type="string">
            <text:p>BENCHOHRA</text:p>
          </table:table-cell>
          <table:table-cell table:style-name="ce12" office:value-type="date" office:date-value="1959-02-07" calcext:value-type="date">
            <text:p>07/02/1959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10" calcext:value-type="float">
            <text:p>491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YLEVAB</text:p>
          </table:table-cell>
          <table:table-cell table:style-name="ce11" office:value-type="string" calcext:value-type="string">
            <text:p>CLAUDE</text:p>
          </table:table-cell>
          <table:table-cell table:style-name="ce12" office:value-type="date" office:date-value="1988-04-21" calcext:value-type="date">
            <text:p>21/04/1988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11" calcext:value-type="float">
            <text:p>491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EL AB</text:p>
          </table:table-cell>
          <table:table-cell table:style-name="ce11" office:value-type="string" calcext:value-type="string">
            <text:p>LINDA</text:p>
          </table:table-cell>
          <table:table-cell table:style-name="ce12" office:value-type="date" office:date-value="1943-03-11" calcext:value-type="date">
            <text:p>11/03/194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247" calcext:value-type="float">
            <text:p>524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YROYAB</text:p>
          </table:table-cell>
          <table:table-cell table:style-name="ce11" office:value-type="string" calcext:value-type="string">
            <text:p>JEAN-CLAUDE</text:p>
          </table:table-cell>
          <table:table-cell table:style-name="ce12" office:value-type="date" office:date-value="1948-10-01" calcext:value-type="date">
            <text:p>01/10/1948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329" calcext:value-type="float">
            <text:p>532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CSTA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57-09-09" calcext:value-type="date">
            <text:p>09/09/1957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648" calcext:value-type="float">
            <text:p>564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LTEBAB</text:p>
          </table:table-cell>
          <table:table-cell table:style-name="ce11" office:value-type="string" calcext:value-type="string">
            <text:p>SABINE</text:p>
          </table:table-cell>
          <table:table-cell table:style-name="ce12" office:value-type="date" office:date-value="1984-02-20" calcext:value-type="date">
            <text:p>20/02/1984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869" calcext:value-type="float">
            <text:p>686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EL AB</text:p>
          </table:table-cell>
          <table:table-cell table:style-name="ce11" office:value-type="string" calcext:value-type="string">
            <text:p>ABDERRAFIA</text:p>
          </table:table-cell>
          <table:table-cell table:style-name="ce12" office:value-type="date" office:date-value="1982-09-21" calcext:value-type="date">
            <text:p>21/09/1982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8559" calcext:value-type="float">
            <text:p>855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EAYMAB</text:p>
          </table:table-cell>
          <table:table-cell table:style-name="ce11" office:value-type="string" calcext:value-type="string">
            <text:p>OLIVIA</text:p>
          </table:table-cell>
          <table:table-cell table:style-name="ce12" office:value-type="date" office:date-value="1951-07-25" calcext:value-type="date">
            <text:p>25/07/195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388" calcext:value-type="float">
            <text:p>938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YPIEAB</text:p>
          </table:table-cell>
          <table:table-cell table:style-name="ce11" office:value-type="string" calcext:value-type="string">
            <text:p>ORIANE</text:p>
          </table:table-cell>
          <table:table-cell table:style-name="ce12" office:value-type="date" office:date-value="1993-05-09" calcext:value-type="date">
            <text:p>09/05/199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390" calcext:value-type="float">
            <text:p>939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DURAB</text:p>
          </table:table-cell>
          <table:table-cell table:style-name="ce11" office:value-type="string" calcext:value-type="string">
            <text:p>CEDRIC</text:p>
          </table:table-cell>
          <table:table-cell table:style-name="ce12" office:value-type="date" office:date-value="1941-08-31" calcext:value-type="date">
            <text:p>31/08/194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468" calcext:value-type="float">
            <text:p>946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BASAB</text:p>
          </table:table-cell>
          <table:table-cell table:style-name="ce11" office:value-type="string" calcext:value-type="string">
            <text:p>FREDERIQUE</text:p>
          </table:table-cell>
          <table:table-cell table:style-name="ce12" office:value-type="date" office:date-value="1960-06-04" calcext:value-type="date">
            <text:p>04/06/196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759" calcext:value-type="float">
            <text:p>975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IGUEAB</text:p>
          </table:table-cell>
          <table:table-cell table:style-name="ce11" office:value-type="string" calcext:value-type="string">
            <text:p>YOUSSEF</text:p>
          </table:table-cell>
          <table:table-cell table:style-name="ce12" office:value-type="date" office:date-value="1944-07-13" calcext:value-type="date">
            <text:p>13/07/1944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899" calcext:value-type="float">
            <text:p>128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ELAB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9-02-18" calcext:value-type="date">
            <text:p>18/02/1989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431" calcext:value-type="float">
            <text:p>144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CHAAB</text:p>
          </table:table-cell>
          <table:table-cell table:style-name="ce11" office:value-type="string" calcext:value-type="string">
            <text:p>MAHMOUD</text:p>
          </table:table-cell>
          <table:table-cell table:style-name="ce12" office:value-type="date" office:date-value="1966-06-11" calcext:value-type="date">
            <text:p>11/06/1966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38" calcext:value-type="float">
            <text:p>1503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FAB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2-05-25" calcext:value-type="date">
            <text:p>25/05/194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105" calcext:value-type="float">
            <text:p>151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RON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68-09-08" calcext:value-type="date">
            <text:p>08/09/196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864" calcext:value-type="float">
            <text:p>1586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SDUCAB</text:p>
          </table:table-cell>
          <table:table-cell table:style-name="ce11" office:value-type="string" calcext:value-type="string">
            <text:p>VANESSA</text:p>
          </table:table-cell>
          <table:table-cell table:style-name="ce12" office:value-type="date" office:date-value="1950-08-20" calcext:value-type="date">
            <text:p>20/08/195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478" calcext:value-type="float">
            <text:p>184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MANAB</text:p>
          </table:table-cell>
          <table:table-cell table:style-name="ce11" office:value-type="string" calcext:value-type="string">
            <text:p>GIULIO</text:p>
          </table:table-cell>
          <table:table-cell table:style-name="ce12" office:value-type="date" office:date-value="1991-01-31" calcext:value-type="date">
            <text:p>31/01/1991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479" calcext:value-type="float">
            <text:p>184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EVAAB</text:p>
          </table:table-cell>
          <table:table-cell table:style-name="ce11" office:value-type="string" calcext:value-type="string">
            <text:p>SAMI</text:p>
          </table:table-cell>
          <table:table-cell table:style-name="ce12" office:value-type="date" office:date-value="1982-06-10" calcext:value-type="date">
            <text:p>10/06/198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534" calcext:value-type="float">
            <text:p>335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SANAB</text:p>
          </table:table-cell>
          <table:table-cell table:style-name="ce11" office:value-type="string" calcext:value-type="string">
            <text:p>GUILLAUME</text:p>
          </table:table-cell>
          <table:table-cell table:style-name="ce12" office:value-type="date" office:date-value="1943-07-17" calcext:value-type="date">
            <text:p>17/07/194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074" calcext:value-type="float">
            <text:p>340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COTAB</text:p>
          </table:table-cell>
          <table:table-cell table:style-name="ce11" office:value-type="string" calcext:value-type="string">
            <text:p>CAMILLE</text:p>
          </table:table-cell>
          <table:table-cell table:style-name="ce12" office:value-type="date" office:date-value="1985-11-18" calcext:value-type="date">
            <text:p>18/11/1985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414" calcext:value-type="float">
            <text:p>354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XLACAB</text:p>
          </table:table-cell>
          <table:table-cell table:style-name="ce11" office:value-type="string" calcext:value-type="string">
            <text:p>MATHIEU</text:p>
          </table:table-cell>
          <table:table-cell table:style-name="ce12" office:value-type="date" office:date-value="1990-02-07" calcext:value-type="date">
            <text:p>07/02/199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734" calcext:value-type="float">
            <text:p>357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MGAN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70-06-22" calcext:value-type="date">
            <text:p>22/06/197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756" calcext:value-type="float">
            <text:p>3575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AVIA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41-11-28" calcext:value-type="date">
            <text:p>28/11/1941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374" calcext:value-type="float">
            <text:p>363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UMAS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64-11-28" calcext:value-type="date">
            <text:p>28/11/1964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494" calcext:value-type="float">
            <text:p>364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ZAGAB</text:p>
          </table:table-cell>
          <table:table-cell table:style-name="ce11" office:value-type="string" calcext:value-type="string">
            <text:p>VICTOR</text:p>
          </table:table-cell>
          <table:table-cell table:style-name="ce12" office:value-type="date" office:date-value="1987-08-13" calcext:value-type="date">
            <text:p>13/08/1987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923" calcext:value-type="float">
            <text:p>449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SAR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64-01-01" calcext:value-type="date">
            <text:p>01/01/1964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34" calcext:value-type="float">
            <text:p>466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YJOLAB</text:p>
          </table:table-cell>
          <table:table-cell table:style-name="ce11" office:value-type="string" calcext:value-type="string">
            <text:p>CONSTANCE</text:p>
          </table:table-cell>
          <table:table-cell table:style-name="ce12" office:value-type="date" office:date-value="1957-06-28" calcext:value-type="date">
            <text:p>28/06/1957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831" calcext:value-type="float">
            <text:p>468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ANDAB</text:p>
          </table:table-cell>
          <table:table-cell table:style-name="ce11" office:value-type="string" calcext:value-type="string">
            <text:p>ETIENNE</text:p>
          </table:table-cell>
          <table:table-cell table:style-name="ce12" office:value-type="date" office:date-value="1945-03-17" calcext:value-type="date">
            <text:p>17/03/1945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875" calcext:value-type="float">
            <text:p>4687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CVASAB</text:p>
          </table:table-cell>
          <table:table-cell table:style-name="ce11" office:value-type="string" calcext:value-type="string">
            <text:p>ALEXANDRA</text:p>
          </table:table-cell>
          <table:table-cell table:style-name="ce12" office:value-type="date" office:date-value="1980-04-24" calcext:value-type="date">
            <text:p>24/04/1980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894" calcext:value-type="float">
            <text:p>468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E 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9-03-25" calcext:value-type="date">
            <text:p>25/03/1959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000" calcext:value-type="float">
            <text:p>480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ELEEAB</text:p>
          </table:table-cell>
          <table:table-cell table:style-name="ce11" office:value-type="string" calcext:value-type="string">
            <text:p>MIN WON</text:p>
          </table:table-cell>
          <table:table-cell table:style-name="ce12" office:value-type="date" office:date-value="1952-02-06" calcext:value-type="date">
            <text:p>06/02/195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7" calcext:value-type="float">
            <text:p>3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AUAB</text:p>
          </table:table-cell>
          <table:table-cell table:style-name="ce11" office:value-type="string" calcext:value-type="string">
            <text:p>ROGER</text:p>
          </table:table-cell>
          <table:table-cell table:style-name="ce12" office:value-type="date" office:date-value="1955-12-02" calcext:value-type="date">
            <text:p>02/12/1955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31" calcext:value-type="float">
            <text:p>4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CA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3-01-24" calcext:value-type="date">
            <text:p>24/01/195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27" calcext:value-type="float">
            <text:p>52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FROAB</text:p>
          </table:table-cell>
          <table:table-cell table:style-name="ce11" office:value-type="string" calcext:value-type="string">
            <text:p>MARIE AGNES</text:p>
          </table:table-cell>
          <table:table-cell table:style-name="ce12" office:value-type="date" office:date-value="1960-01-09" calcext:value-type="date">
            <text:p>09/01/1960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70" calcext:value-type="float">
            <text:p>57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LEGAB</text:p>
          </table:table-cell>
          <table:table-cell table:style-name="ce11" office:value-type="string" calcext:value-type="string">
            <text:p>BERTRAND</text:p>
          </table:table-cell>
          <table:table-cell table:style-name="ce12" office:value-type="date" office:date-value="1958-11-18" calcext:value-type="date">
            <text:p>18/11/1958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00" calcext:value-type="float">
            <text:p>6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OE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89-05-31" calcext:value-type="date">
            <text:p>31/05/1989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05" calcext:value-type="float">
            <text:p>6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PINAB</text:p>
          </table:table-cell>
          <table:table-cell table:style-name="ce11" office:value-type="string" calcext:value-type="string">
            <text:p>LUC</text:p>
          </table:table-cell>
          <table:table-cell table:style-name="ce12" office:value-type="date" office:date-value="1967-02-25" calcext:value-type="date">
            <text:p>25/02/1967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07" calcext:value-type="float">
            <text:p>60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KPRZAB</text:p>
          </table:table-cell>
          <table:table-cell table:style-name="ce11" office:value-type="string" calcext:value-type="string">
            <text:p>MAGDALENA</text:p>
          </table:table-cell>
          <table:table-cell table:style-name="ce12" office:value-type="date" office:date-value="1968-01-29" calcext:value-type="date">
            <text:p>29/01/1968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31" calcext:value-type="float">
            <text:p>93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RABEAB</text:p>
          </table:table-cell>
          <table:table-cell table:style-name="ce11" office:value-type="string" calcext:value-type="string">
            <text:p>CORINNE</text:p>
          </table:table-cell>
          <table:table-cell table:style-name="ce12" office:value-type="date" office:date-value="1993-06-23" calcext:value-type="date">
            <text:p>23/06/199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52" calcext:value-type="float">
            <text:p>9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ABAR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44-06-01" calcext:value-type="date">
            <text:p>01/06/1944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200" calcext:value-type="float">
            <text:p>12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BRU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66-10-11" calcext:value-type="date">
            <text:p>11/10/196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54" calcext:value-type="float">
            <text:p>20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P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2-09-08" calcext:value-type="date">
            <text:p>08/09/197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61" calcext:value-type="float">
            <text:p>20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LVIDAB</text:p>
          </table:table-cell>
          <table:table-cell table:style-name="ce11" office:value-type="string" calcext:value-type="string">
            <text:p>GENEVIEVE</text:p>
          </table:table-cell>
          <table:table-cell table:style-name="ce12" office:value-type="date" office:date-value="1960-12-16" calcext:value-type="date">
            <text:p>16/12/1960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17" calcext:value-type="float">
            <text:p>231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ROB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59-08-14" calcext:value-type="date">
            <text:p>14/08/1959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39" calcext:value-type="float">
            <text:p>253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DOU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94-10-04" calcext:value-type="date">
            <text:p>04/10/1994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01" calcext:value-type="float">
            <text:p>260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TAVAB</text:p>
          </table:table-cell>
          <table:table-cell table:style-name="ce11" office:value-type="string" calcext:value-type="string">
            <text:p>KARINE</text:p>
          </table:table-cell>
          <table:table-cell table:style-name="ce12" office:value-type="date" office:date-value="1983-06-28" calcext:value-type="date">
            <text:p>28/06/198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11" calcext:value-type="float">
            <text:p>271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UCOU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53-03-13" calcext:value-type="date">
            <text:p>13/03/195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06" calcext:value-type="float">
            <text:p>340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OGE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76-06-10" calcext:value-type="date">
            <text:p>10/06/197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826" calcext:value-type="float">
            <text:p>982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LABAB</text:p>
          </table:table-cell>
          <table:table-cell table:style-name="ce11" office:value-type="string" calcext:value-type="string">
            <text:p>SARAH</text:p>
          </table:table-cell>
          <table:table-cell table:style-name="ce12" office:value-type="date" office:date-value="1986-06-23" calcext:value-type="date">
            <text:p>23/06/198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060" calcext:value-type="float">
            <text:p>1006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UBERAB</text:p>
          </table:table-cell>
          <table:table-cell table:style-name="ce11" office:value-type="string" calcext:value-type="string">
            <text:p>BENOIT</text:p>
          </table:table-cell>
          <table:table-cell table:style-name="ce12" office:value-type="date" office:date-value="1988-01-25" calcext:value-type="date">
            <text:p>25/01/1988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878" calcext:value-type="float">
            <text:p>148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BUL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52-04-11" calcext:value-type="date">
            <text:p>11/04/195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287" calcext:value-type="float">
            <text:p>1628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KBIEAB</text:p>
          </table:table-cell>
          <table:table-cell table:style-name="ce11" office:value-type="string" calcext:value-type="string">
            <text:p>KATARZYNA</text:p>
          </table:table-cell>
          <table:table-cell table:style-name="ce12" office:value-type="date" office:date-value="1941-12-17" calcext:value-type="date">
            <text:p>17/12/1941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154" calcext:value-type="float">
            <text:p>3015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TERRAB</text:p>
          </table:table-cell>
          <table:table-cell table:style-name="ce11" office:value-type="string" calcext:value-type="string">
            <text:p>AMAIA</text:p>
          </table:table-cell>
          <table:table-cell table:style-name="ce12" office:value-type="date" office:date-value="1981-12-27" calcext:value-type="date">
            <text:p>27/12/1981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194" calcext:value-type="float">
            <text:p>301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AANDAB</text:p>
          </table:table-cell>
          <table:table-cell table:style-name="ce11" office:value-type="string" calcext:value-type="string">
            <text:p>YANITA</text:p>
          </table:table-cell>
          <table:table-cell table:style-name="ce12" office:value-type="date" office:date-value="1956-02-25" calcext:value-type="date">
            <text:p>25/02/195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283" calcext:value-type="float">
            <text:p>4028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SEUAB</text:p>
          </table:table-cell>
          <table:table-cell table:style-name="ce11" office:value-type="string" calcext:value-type="string">
            <text:p>AUDE</text:p>
          </table:table-cell>
          <table:table-cell table:style-name="ce12" office:value-type="date" office:date-value="1952-07-23" calcext:value-type="date">
            <text:p>23/07/195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92" calcext:value-type="float">
            <text:p>4669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GE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50-12-03" calcext:value-type="date">
            <text:p>03/12/1950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711" calcext:value-type="float">
            <text:p>4671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AYAB</text:p>
          </table:table-cell>
          <table:table-cell table:style-name="ce11" office:value-type="string" calcext:value-type="string">
            <text:p>JUDITH</text:p>
          </table:table-cell>
          <table:table-cell table:style-name="ce12" office:value-type="date" office:date-value="1972-10-21" calcext:value-type="date">
            <text:p>21/10/197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260" calcext:value-type="float">
            <text:p>4826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REYAB</text:p>
          </table:table-cell>
          <table:table-cell table:style-name="ce11" office:value-type="string" calcext:value-type="string">
            <text:p>EVERARDO</text:p>
          </table:table-cell>
          <table:table-cell table:style-name="ce12" office:value-type="date" office:date-value="1967-03-07" calcext:value-type="date">
            <text:p>07/03/1967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9" calcext:value-type="float">
            <text:p>3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AAB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53-10-04" calcext:value-type="date">
            <text:p>04/10/195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1" calcext:value-type="float">
            <text:p>41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ETI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60-10-16" calcext:value-type="date">
            <text:p>16/10/196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3" calcext:value-type="float">
            <text:p>42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BLO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87-11-08" calcext:value-type="date">
            <text:p>08/11/198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3" calcext:value-type="float">
            <text:p>42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BLO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87-11-08" calcext:value-type="date">
            <text:p>08/11/198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32" calcext:value-type="float">
            <text:p>53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GAY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76-07-12" calcext:value-type="date">
            <text:p>12/07/197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37" calcext:value-type="float">
            <text:p>63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PELAB</text:p>
          </table:table-cell>
          <table:table-cell table:style-name="ce11" office:value-type="string" calcext:value-type="string">
            <text:p>FRANTZ PIERRE</text:p>
          </table:table-cell>
          <table:table-cell table:style-name="ce12" office:value-type="date" office:date-value="1990-05-27" calcext:value-type="date">
            <text:p>27/05/199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38" calcext:value-type="float">
            <text:p>63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PIP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81-05-22" calcext:value-type="date">
            <text:p>22/05/198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39" calcext:value-type="float">
            <text:p>63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PLAAB</text:p>
          </table:table-cell>
          <table:table-cell table:style-name="ce11" office:value-type="string" calcext:value-type="string">
            <text:p>ANDRE PHILIPPE</text:p>
          </table:table-cell>
          <table:table-cell table:style-name="ce12" office:value-type="date" office:date-value="1972-03-30" calcext:value-type="date">
            <text:p>30/03/197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42" calcext:value-type="float">
            <text:p>64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RED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42-02-19" calcext:value-type="date">
            <text:p>19/02/194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46" calcext:value-type="float">
            <text:p>64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SU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43-02-06" calcext:value-type="date">
            <text:p>06/02/194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47" calcext:value-type="float">
            <text:p>64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ETAPAB</text:p>
          </table:table-cell>
          <table:table-cell table:style-name="ce11" office:value-type="string" calcext:value-type="string">
            <text:p>MURIEL</text:p>
          </table:table-cell>
          <table:table-cell table:style-name="ce12" office:value-type="date" office:date-value="1972-10-24" calcext:value-type="date">
            <text:p>24/10/197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09" calcext:value-type="float">
            <text:p>110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YGANAB</text:p>
          </table:table-cell>
          <table:table-cell table:style-name="ce11" office:value-type="string" calcext:value-type="string">
            <text:p>GEETHA</text:p>
          </table:table-cell>
          <table:table-cell table:style-name="ce12" office:value-type="date" office:date-value="1950-01-19" calcext:value-type="date">
            <text:p>19/01/195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4" calcext:value-type="float">
            <text:p>11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FA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9-01-07" calcext:value-type="date">
            <text:p>07/01/198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5" calcext:value-type="float">
            <text:p>111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LEV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93-04-16" calcext:value-type="date">
            <text:p>16/04/199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309" calcext:value-type="float">
            <text:p>130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MEN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91-12-20" calcext:value-type="date">
            <text:p>20/12/199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66" calcext:value-type="float">
            <text:p>146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JET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84-10-03" calcext:value-type="date">
            <text:p>03/10/198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3" calcext:value-type="float">
            <text:p>161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INEFAB</text:p>
          </table:table-cell>
          <table:table-cell table:style-name="ce11" office:value-type="string" calcext:value-type="string">
            <text:p>ELEFTHERIA</text:p>
          </table:table-cell>
          <table:table-cell table:style-name="ce12" office:value-type="date" office:date-value="1992-05-13" calcext:value-type="date">
            <text:p>13/05/199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34" calcext:value-type="float">
            <text:p>17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BOFAB</text:p>
          </table:table-cell>
          <table:table-cell table:style-name="ce11" office:value-type="string" calcext:value-type="string">
            <text:p>TRISTAN</text:p>
          </table:table-cell>
          <table:table-cell table:style-name="ce12" office:value-type="date" office:date-value="1952-03-19" calcext:value-type="date">
            <text:p>19/03/195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31" calcext:value-type="float">
            <text:p>203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TDEP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69-03-25" calcext:value-type="date">
            <text:p>25/03/196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95" calcext:value-type="float">
            <text:p>209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COL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4-10-21" calcext:value-type="date">
            <text:p>21/10/197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21" calcext:value-type="float">
            <text:p>262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SDES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81-02-09" calcext:value-type="date">
            <text:p>09/02/198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71" calcext:value-type="float">
            <text:p>26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RIB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93-08-16" calcext:value-type="date">
            <text:p>16/08/199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68" calcext:value-type="float">
            <text:p>27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DUVAB</text:p>
          </table:table-cell>
          <table:table-cell table:style-name="ce11" office:value-type="string" calcext:value-type="string">
            <text:p>CYRILLE</text:p>
          </table:table-cell>
          <table:table-cell table:style-name="ce12" office:value-type="date" office:date-value="1985-08-08" calcext:value-type="date">
            <text:p>08/08/1985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66" calcext:value-type="float">
            <text:p>286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CPOR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86-01-13" calcext:value-type="date">
            <text:p>13/01/198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32" calcext:value-type="float">
            <text:p>313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MAIAB</text:p>
          </table:table-cell>
          <table:table-cell table:style-name="ce11" office:value-type="string" calcext:value-type="string">
            <text:p>JUDITH</text:p>
          </table:table-cell>
          <table:table-cell table:style-name="ce12" office:value-type="date" office:date-value="1979-10-09" calcext:value-type="date">
            <text:p>09/10/197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21" calcext:value-type="float">
            <text:p>342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GUE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70-12-07" calcext:value-type="date">
            <text:p>07/12/197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16" calcext:value-type="float">
            <text:p>35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DE AB</text:p>
          </table:table-cell>
          <table:table-cell table:style-name="ce11" office:value-type="string" calcext:value-type="string">
            <text:p>MARIE-CHRISTINE</text:p>
          </table:table-cell>
          <table:table-cell table:style-name="ce12" office:value-type="date" office:date-value="1972-05-14" calcext:value-type="date">
            <text:p>14/05/197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65" calcext:value-type="float">
            <text:p>356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EROC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80-03-05" calcext:value-type="date">
            <text:p>05/03/198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99" calcext:value-type="float">
            <text:p>36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MONAB</text:p>
          </table:table-cell>
          <table:table-cell table:style-name="ce11" office:value-type="string" calcext:value-type="string">
            <text:p>PIERRE-YVES</text:p>
          </table:table-cell>
          <table:table-cell table:style-name="ce12" office:value-type="date" office:date-value="1951-12-30" calcext:value-type="date">
            <text:p>30/12/195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87" calcext:value-type="float">
            <text:p>40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REIAB</text:p>
          </table:table-cell>
          <table:table-cell table:style-name="ce11" office:value-type="string" calcext:value-type="string">
            <text:p>CHARLES</text:p>
          </table:table-cell>
          <table:table-cell table:style-name="ce12" office:value-type="date" office:date-value="1994-11-24" calcext:value-type="date">
            <text:p>24/11/199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43" calcext:value-type="float">
            <text:p>414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ULAB</text:p>
          </table:table-cell>
          <table:table-cell table:style-name="ce11" office:value-type="string" calcext:value-type="string">
            <text:p>ANNE-CATHERINE</text:p>
          </table:table-cell>
          <table:table-cell table:style-name="ce12" office:value-type="date" office:date-value="1971-01-11" calcext:value-type="date">
            <text:p>11/01/197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99" calcext:value-type="float">
            <text:p>41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GAM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95-01-02" calcext:value-type="date">
            <text:p>02/01/1995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396" calcext:value-type="float">
            <text:p>439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HIE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0-09-12" calcext:value-type="date">
            <text:p>12/09/196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56" calcext:value-type="float">
            <text:p>475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BESAB</text:p>
          </table:table-cell>
          <table:table-cell table:style-name="ce11" office:value-type="string" calcext:value-type="string">
            <text:p>DAMIEN</text:p>
          </table:table-cell>
          <table:table-cell table:style-name="ce12" office:value-type="date" office:date-value="1989-03-11" calcext:value-type="date">
            <text:p>11/03/198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82" calcext:value-type="float">
            <text:p>47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MEKAB</text:p>
          </table:table-cell>
          <table:table-cell table:style-name="ce11" office:value-type="string" calcext:value-type="string">
            <text:p>MUSTAPHA</text:p>
          </table:table-cell>
          <table:table-cell table:style-name="ce12" office:value-type="date" office:date-value="1953-09-30" calcext:value-type="date">
            <text:p>30/09/195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61" calcext:value-type="float">
            <text:p>48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REV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7-12-02" calcext:value-type="date">
            <text:p>02/12/198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89" calcext:value-type="float">
            <text:p>498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YAUB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57-08-01" calcext:value-type="date">
            <text:p>01/08/195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294" calcext:value-type="float">
            <text:p>72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IRICAB</text:p>
          </table:table-cell>
          <table:table-cell table:style-name="ce11" office:value-type="string" calcext:value-type="string">
            <text:p>ROLAND</text:p>
          </table:table-cell>
          <table:table-cell table:style-name="ce12" office:value-type="date" office:date-value="1954-05-02" calcext:value-type="date">
            <text:p>02/05/195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719" calcext:value-type="float">
            <text:p>1171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E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0-09-19" calcext:value-type="date">
            <text:p>19/09/197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418" calcext:value-type="float">
            <text:p>154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JULAB</text:p>
          </table:table-cell>
          <table:table-cell table:style-name="ce11" office:value-type="string" calcext:value-type="string">
            <text:p>GUILHEM</text:p>
          </table:table-cell>
          <table:table-cell table:style-name="ce12" office:value-type="date" office:date-value="1973-03-05" calcext:value-type="date">
            <text:p>05/03/197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945" calcext:value-type="float">
            <text:p>1594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PSCLI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56-11-27" calcext:value-type="date">
            <text:p>27/11/195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134" calcext:value-type="float">
            <text:p>301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GRIAB</text:p>
          </table:table-cell>
          <table:table-cell table:style-name="ce11" office:value-type="string" calcext:value-type="string">
            <text:p>CYRIL</text:p>
          </table:table-cell>
          <table:table-cell table:style-name="ce12" office:value-type="date" office:date-value="1948-06-16" calcext:value-type="date">
            <text:p>16/06/194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214" calcext:value-type="float">
            <text:p>302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MAT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58-12-15" calcext:value-type="date">
            <text:p>15/12/195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674" calcext:value-type="float">
            <text:p>306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HAAB</text:p>
          </table:table-cell>
          <table:table-cell table:style-name="ce11" office:value-type="string" calcext:value-type="string">
            <text:p>MARION</text:p>
          </table:table-cell>
          <table:table-cell table:style-name="ce12" office:value-type="date" office:date-value="1986-03-07" calcext:value-type="date">
            <text:p>07/03/198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994" calcext:value-type="float">
            <text:p>309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DELAB</text:p>
          </table:table-cell>
          <table:table-cell table:style-name="ce11" office:value-type="string" calcext:value-type="string">
            <text:p>CENDRINE</text:p>
          </table:table-cell>
          <table:table-cell table:style-name="ce12" office:value-type="date" office:date-value="1948-07-15" calcext:value-type="date">
            <text:p>15/07/194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477" calcext:value-type="float">
            <text:p>3847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YLATAB</text:p>
          </table:table-cell>
          <table:table-cell table:style-name="ce11" office:value-type="string" calcext:value-type="string">
            <text:p>FRANCK</text:p>
          </table:table-cell>
          <table:table-cell table:style-name="ce12" office:value-type="date" office:date-value="1982-12-05" calcext:value-type="date">
            <text:p>05/12/198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894" calcext:value-type="float">
            <text:p>388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TABAB</text:p>
          </table:table-cell>
          <table:table-cell table:style-name="ce11" office:value-type="string" calcext:value-type="string">
            <text:p>ANNE-SOPHIE</text:p>
          </table:table-cell>
          <table:table-cell table:style-name="ce12" office:value-type="date" office:date-value="1980-03-10" calcext:value-type="date">
            <text:p>10/03/198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996" calcext:value-type="float">
            <text:p>4199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OU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58-03-24" calcext:value-type="date">
            <text:p>24/03/195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239" calcext:value-type="float">
            <text:p>4623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ANNE CECILE</text:p>
          </table:table-cell>
          <table:table-cell table:style-name="ce12" office:value-type="date" office:date-value="1995-03-25" calcext:value-type="date">
            <text:p>25/03/1995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337" calcext:value-type="float">
            <text:p>4633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USU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81-09-15" calcext:value-type="date">
            <text:p>15/09/198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53" calcext:value-type="float">
            <text:p>4665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LOI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79-06-07" calcext:value-type="date">
            <text:p>07/06/197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851" calcext:value-type="float">
            <text:p>4685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LERAB</text:p>
          </table:table-cell>
          <table:table-cell table:style-name="ce11" office:value-type="string" calcext:value-type="string">
            <text:p>SEVERINE</text:p>
          </table:table-cell>
          <table:table-cell table:style-name="ce12" office:value-type="date" office:date-value="1941-05-29" calcext:value-type="date">
            <text:p>29/05/194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8" calcext:value-type="float">
            <text:p>38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AR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84-11-12" calcext:value-type="date">
            <text:p>12/11/198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4" calcext:value-type="float">
            <text:p>4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ASEAB</text:p>
          </table:table-cell>
          <table:table-cell table:style-name="ce11" office:value-type="string" calcext:value-type="string">
            <text:p>ANGEL</text:p>
          </table:table-cell>
          <table:table-cell table:style-name="ce12" office:value-type="date" office:date-value="1975-10-21" calcext:value-type="date">
            <text:p>21/10/197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2" calcext:value-type="float">
            <text:p>44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ACHOAB</text:p>
          </table:table-cell>
          <table:table-cell table:style-name="ce11" office:value-type="string" calcext:value-type="string">
            <text:p>RAOUF</text:p>
          </table:table-cell>
          <table:table-cell table:style-name="ce12" office:value-type="date" office:date-value="1974-02-06" calcext:value-type="date">
            <text:p>06/02/197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8" calcext:value-type="float">
            <text:p>4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CORAB</text:p>
          </table:table-cell>
          <table:table-cell table:style-name="ce11" office:value-type="string" calcext:value-type="string">
            <text:p>BENJAMIN</text:p>
          </table:table-cell>
          <table:table-cell table:style-name="ce12" office:value-type="date" office:date-value="1993-04-21" calcext:value-type="date">
            <text:p>21/04/199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75" calcext:value-type="float">
            <text:p>6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MAZAB</text:p>
          </table:table-cell>
          <table:table-cell table:style-name="ce11" office:value-type="string" calcext:value-type="string">
            <text:p>JACQUES</text:p>
          </table:table-cell>
          <table:table-cell table:style-name="ce12" office:value-type="date" office:date-value="1994-12-09" calcext:value-type="date">
            <text:p>09/12/199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78" calcext:value-type="float">
            <text:p>6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MIOAB</text:p>
          </table:table-cell>
          <table:table-cell table:style-name="ce11" office:value-type="string" calcext:value-type="string">
            <text:p>EGIDIO</text:p>
          </table:table-cell>
          <table:table-cell table:style-name="ce12" office:value-type="date" office:date-value="1979-09-17" calcext:value-type="date">
            <text:p>17/09/197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80" calcext:value-type="float">
            <text:p>68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GAU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7-02-06" calcext:value-type="date">
            <text:p>06/02/1967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83" calcext:value-type="float">
            <text:p>68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OLI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83-11-23" calcext:value-type="date">
            <text:p>23/11/198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84" calcext:value-type="float">
            <text:p>68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OUDAB</text:p>
          </table:table-cell>
          <table:table-cell table:style-name="ce11" office:value-type="string" calcext:value-type="string">
            <text:p>JOEL</text:p>
          </table:table-cell>
          <table:table-cell table:style-name="ce12" office:value-type="date" office:date-value="1956-03-20" calcext:value-type="date">
            <text:p>20/03/195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86" calcext:value-type="float">
            <text:p>6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POU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91-08-20" calcext:value-type="date">
            <text:p>20/08/199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87" calcext:value-type="float">
            <text:p>6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PLI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1-06-03" calcext:value-type="date">
            <text:p>03/06/196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93" calcext:value-type="float">
            <text:p>69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TCH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2-12-31" calcext:value-type="date">
            <text:p>31/12/198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94" calcext:value-type="float">
            <text:p>6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TOR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72-12-06" calcext:value-type="date">
            <text:p>06/12/197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00" calcext:value-type="float">
            <text:p>7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WEI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64-05-17" calcext:value-type="date">
            <text:p>17/05/196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64" calcext:value-type="float">
            <text:p>96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BOUAB</text:p>
          </table:table-cell>
          <table:table-cell table:style-name="ce11" office:value-type="string" calcext:value-type="string">
            <text:p>FAIZA</text:p>
          </table:table-cell>
          <table:table-cell table:style-name="ce12" office:value-type="date" office:date-value="1962-09-15" calcext:value-type="date">
            <text:p>15/09/196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28" calcext:value-type="float">
            <text:p>10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ROU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88-11-05" calcext:value-type="date">
            <text:p>05/11/198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64" calcext:value-type="float">
            <text:p>116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ECRO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77-11-04" calcext:value-type="date">
            <text:p>04/11/1977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84" calcext:value-type="float">
            <text:p>118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GABAB</text:p>
          </table:table-cell>
          <table:table-cell table:style-name="ce11" office:value-type="string" calcext:value-type="string">
            <text:p>ERIK</text:p>
          </table:table-cell>
          <table:table-cell table:style-name="ce12" office:value-type="date" office:date-value="1969-10-05" calcext:value-type="date">
            <text:p>05/10/196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78" calcext:value-type="float">
            <text:p>147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LIO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6-06-16" calcext:value-type="date">
            <text:p>16/06/196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40" calcext:value-type="float">
            <text:p>204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YREY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81-09-06" calcext:value-type="date">
            <text:p>06/09/198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41" calcext:value-type="float">
            <text:p>224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OMARAB</text:p>
          </table:table-cell>
          <table:table-cell table:style-name="ce11" office:value-type="string" calcext:value-type="string">
            <text:p>LUC</text:p>
          </table:table-cell>
          <table:table-cell table:style-name="ce12" office:value-type="date" office:date-value="1943-08-28" calcext:value-type="date">
            <text:p>28/08/194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49" calcext:value-type="float">
            <text:p>224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DUJ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94-08-21" calcext:value-type="date">
            <text:p>21/08/199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10" calcext:value-type="float">
            <text:p>251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SERAB</text:p>
          </table:table-cell>
          <table:table-cell table:style-name="ce11" office:value-type="string" calcext:value-type="string">
            <text:p>FRANCISCO</text:p>
          </table:table-cell>
          <table:table-cell table:style-name="ce12" office:value-type="date" office:date-value="1985-05-09" calcext:value-type="date">
            <text:p>09/05/198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00" calcext:value-type="float">
            <text:p>320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AIANAB</text:p>
          </table:table-cell>
          <table:table-cell table:style-name="ce11" office:value-type="string" calcext:value-type="string">
            <text:p>BISSERA</text:p>
          </table:table-cell>
          <table:table-cell table:style-name="ce12" office:value-type="date" office:date-value="1991-02-22" calcext:value-type="date">
            <text:p>22/02/199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34" calcext:value-type="float">
            <text:p>34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NAM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84-06-12" calcext:value-type="date">
            <text:p>12/06/198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22" calcext:value-type="float">
            <text:p>412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GATAB</text:p>
          </table:table-cell>
          <table:table-cell table:style-name="ce11" office:value-type="string" calcext:value-type="string">
            <text:p>DONATELLA</text:p>
          </table:table-cell>
          <table:table-cell table:style-name="ce12" office:value-type="date" office:date-value="1976-04-12" calcext:value-type="date">
            <text:p>12/04/197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94" calcext:value-type="float">
            <text:p>41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LAU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83-05-06" calcext:value-type="date">
            <text:p>06/05/198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06" calcext:value-type="float">
            <text:p>420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ADIKAB</text:p>
          </table:table-cell>
          <table:table-cell table:style-name="ce11" office:value-type="string" calcext:value-type="string">
            <text:p>KHALED</text:p>
          </table:table-cell>
          <table:table-cell table:style-name="ce12" office:value-type="date" office:date-value="1981-10-06" calcext:value-type="date">
            <text:p>06/10/198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92" calcext:value-type="float">
            <text:p>479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DOD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45-06-21" calcext:value-type="date">
            <text:p>21/06/194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64" calcext:value-type="float">
            <text:p>486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THI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58-06-18" calcext:value-type="date">
            <text:p>18/06/195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445" calcext:value-type="float">
            <text:p>944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OLOPAB</text:p>
          </table:table-cell>
          <table:table-cell table:style-name="ce11" office:value-type="string" calcext:value-type="string">
            <text:p>ANTONIA</text:p>
          </table:table-cell>
          <table:table-cell table:style-name="ce12" office:value-type="date" office:date-value="1948-02-22" calcext:value-type="date">
            <text:p>22/02/194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877" calcext:value-type="float">
            <text:p>987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GLANAB</text:p>
          </table:table-cell>
          <table:table-cell table:style-name="ce11" office:value-type="string" calcext:value-type="string">
            <text:p>DANY</text:p>
          </table:table-cell>
          <table:table-cell table:style-name="ce12" office:value-type="date" office:date-value="1994-02-11" calcext:value-type="date">
            <text:p>11/02/199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237" calcext:value-type="float">
            <text:p>1023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TCOUAB</text:p>
          </table:table-cell>
          <table:table-cell table:style-name="ce11" office:value-type="string" calcext:value-type="string">
            <text:p>JEAN-MICHEL</text:p>
          </table:table-cell>
          <table:table-cell table:style-name="ce12" office:value-type="date" office:date-value="1968-10-15" calcext:value-type="date">
            <text:p>15/10/196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81" calcext:value-type="float">
            <text:p>1508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SIN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91-04-11" calcext:value-type="date">
            <text:p>11/04/199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083" calcext:value-type="float">
            <text:p>1508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YVAU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76-04-07" calcext:value-type="date">
            <text:p>07/04/197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370" calcext:value-type="float">
            <text:p>1537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DDAVAB</text:p>
          </table:table-cell>
          <table:table-cell table:style-name="ce11" office:value-type="string" calcext:value-type="string">
            <text:p>DELPHINE</text:p>
          </table:table-cell>
          <table:table-cell table:style-name="ce12" office:value-type="date" office:date-value="1963-04-09" calcext:value-type="date">
            <text:p>09/04/196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419" calcext:value-type="float">
            <text:p>1541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MAGAB</text:p>
          </table:table-cell>
          <table:table-cell table:style-name="ce11" office:value-type="string" calcext:value-type="string">
            <text:p>RICCARDO</text:p>
          </table:table-cell>
          <table:table-cell table:style-name="ce12" office:value-type="date" office:date-value="1979-03-11" calcext:value-type="date">
            <text:p>11/03/197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27" calcext:value-type="float">
            <text:p>1612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THI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75-08-29" calcext:value-type="date">
            <text:p>29/08/197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172" calcext:value-type="float">
            <text:p>1817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BELAB</text:p>
          </table:table-cell>
          <table:table-cell table:style-name="ce11" office:value-type="string" calcext:value-type="string">
            <text:p>ABDELHAMID</text:p>
          </table:table-cell>
          <table:table-cell table:style-name="ce12" office:value-type="date" office:date-value="1990-10-16" calcext:value-type="date">
            <text:p>16/10/1990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094" calcext:value-type="float">
            <text:p>310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LATAB</text:p>
          </table:table-cell>
          <table:table-cell table:style-name="ce11" office:value-type="string" calcext:value-type="string">
            <text:p>FARID</text:p>
          </table:table-cell>
          <table:table-cell table:style-name="ce12" office:value-type="date" office:date-value="1964-07-26" calcext:value-type="date">
            <text:p>26/07/196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14" calcext:value-type="float">
            <text:p>315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GUIAB</text:p>
          </table:table-cell>
          <table:table-cell table:style-name="ce11" office:value-type="string" calcext:value-type="string">
            <text:p>OLIVIA</text:p>
          </table:table-cell>
          <table:table-cell table:style-name="ce12" office:value-type="date" office:date-value="1982-07-01" calcext:value-type="date">
            <text:p>01/07/198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74" calcext:value-type="float">
            <text:p>315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GCLIAB</text:p>
          </table:table-cell>
          <table:table-cell table:style-name="ce11" office:value-type="string" calcext:value-type="string">
            <text:p>JEAN-PIERRE</text:p>
          </table:table-cell>
          <table:table-cell table:style-name="ce12" office:value-type="date" office:date-value="1978-09-07" calcext:value-type="date">
            <text:p>07/09/197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054" calcext:value-type="float">
            <text:p>3205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DUMAB</text:p>
          </table:table-cell>
          <table:table-cell table:style-name="ce11" office:value-type="string" calcext:value-type="string">
            <text:p>BEATRICE</text:p>
          </table:table-cell>
          <table:table-cell table:style-name="ce12" office:value-type="date" office:date-value="1992-04-16" calcext:value-type="date">
            <text:p>16/04/199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5783" calcext:value-type="float">
            <text:p>4578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RIGAB</text:p>
          </table:table-cell>
          <table:table-cell table:style-name="ce11" office:value-type="string" calcext:value-type="string">
            <text:p>SANDRA</text:p>
          </table:table-cell>
          <table:table-cell table:style-name="ce12" office:value-type="date" office:date-value="1959-10-13" calcext:value-type="date">
            <text:p>13/10/195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4" calcext:value-type="float">
            <text:p>38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BEL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90-10-28" calcext:value-type="date">
            <text:p>28/10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5" calcext:value-type="float">
            <text:p>3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ZOB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9-08-09" calcext:value-type="date">
            <text:p>09/08/196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07" calcext:value-type="float">
            <text:p>40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MEN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74-07-09" calcext:value-type="date">
            <text:p>09/07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3" calcext:value-type="float">
            <text:p>41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ARIAB</text:p>
          </table:table-cell>
          <table:table-cell table:style-name="ce11" office:value-type="string" calcext:value-type="string">
            <text:p>VIVIANE</text:p>
          </table:table-cell>
          <table:table-cell table:style-name="ce12" office:value-type="date" office:date-value="1978-09-12" calcext:value-type="date">
            <text:p>12/09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8" calcext:value-type="float">
            <text:p>41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BENAB</text:p>
          </table:table-cell>
          <table:table-cell table:style-name="ce11" office:value-type="string" calcext:value-type="string">
            <text:p>SARAH</text:p>
          </table:table-cell>
          <table:table-cell table:style-name="ce12" office:value-type="date" office:date-value="1942-07-24" calcext:value-type="date">
            <text:p>24/07/194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3" calcext:value-type="float">
            <text:p>44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ZEGAB</text:p>
          </table:table-cell>
          <table:table-cell table:style-name="ce11" office:value-type="string" calcext:value-type="string">
            <text:p>FATIHA</text:p>
          </table:table-cell>
          <table:table-cell table:style-name="ce12" office:value-type="date" office:date-value="1994-03-24" calcext:value-type="date">
            <text:p>24/03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6" calcext:value-type="float">
            <text:p>44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65-02-10" calcext:value-type="date">
            <text:p>10/02/196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47" calcext:value-type="float">
            <text:p>44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FENAB</text:p>
          </table:table-cell>
          <table:table-cell table:style-name="ce11" office:value-type="string" calcext:value-type="string">
            <text:p>RENEE</text:p>
          </table:table-cell>
          <table:table-cell table:style-name="ce12" office:value-type="date" office:date-value="1953-11-09" calcext:value-type="date">
            <text:p>09/11/195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9" calcext:value-type="float">
            <text:p>4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ZDAJ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5-07-16" calcext:value-type="date">
            <text:p>16/07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3" calcext:value-type="float">
            <text:p>49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DURAB</text:p>
          </table:table-cell>
          <table:table-cell table:style-name="ce11" office:value-type="string" calcext:value-type="string">
            <text:p>JEAN LUC</text:p>
          </table:table-cell>
          <table:table-cell table:style-name="ce12" office:value-type="date" office:date-value="1984-03-29" calcext:value-type="date">
            <text:p>29/03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7" calcext:value-type="float">
            <text:p>49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FER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63-11-17" calcext:value-type="date">
            <text:p>17/11/196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00" calcext:value-type="float">
            <text:p>5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FRE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3-02-20" calcext:value-type="date">
            <text:p>20/02/197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05" calcext:value-type="float">
            <text:p>50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DWHIAB</text:p>
          </table:table-cell>
          <table:table-cell table:style-name="ce11" office:value-type="string" calcext:value-type="string">
            <text:p>JANE</text:p>
          </table:table-cell>
          <table:table-cell table:style-name="ce12" office:value-type="date" office:date-value="1974-08-06" calcext:value-type="date">
            <text:p>06/08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20" calcext:value-type="float">
            <text:p>52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SCH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62-05-02" calcext:value-type="date">
            <text:p>02/05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37" calcext:value-type="float">
            <text:p>53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DAH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81-07-05" calcext:value-type="date">
            <text:p>05/07/198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40" calcext:value-type="float">
            <text:p>54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GOU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92-09-11" calcext:value-type="date">
            <text:p>11/09/199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42" calcext:value-type="float">
            <text:p>54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MANAB</text:p>
          </table:table-cell>
          <table:table-cell table:style-name="ce11" office:value-type="string" calcext:value-type="string">
            <text:p>PIERRE ANDRE</text:p>
          </table:table-cell>
          <table:table-cell table:style-name="ce12" office:value-type="date" office:date-value="1974-03-25" calcext:value-type="date">
            <text:p>25/03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44" calcext:value-type="float">
            <text:p>54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NGRIAB</text:p>
          </table:table-cell>
          <table:table-cell table:style-name="ce11" office:value-type="string" calcext:value-type="string">
            <text:p>MARIE FRANCE</text:p>
          </table:table-cell>
          <table:table-cell table:style-name="ce12" office:value-type="date" office:date-value="1989-10-04" calcext:value-type="date">
            <text:p>04/10/198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51" calcext:value-type="float">
            <text:p>55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HIR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58-01-13" calcext:value-type="date">
            <text:p>13/01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53" calcext:value-type="float">
            <text:p>55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HUGAB</text:p>
          </table:table-cell>
          <table:table-cell table:style-name="ce11" office:value-type="string" calcext:value-type="string">
            <text:p>FRANCIS</text:p>
          </table:table-cell>
          <table:table-cell table:style-name="ce12" office:value-type="date" office:date-value="1975-03-06" calcext:value-type="date">
            <text:p>06/03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58" calcext:value-type="float">
            <text:p>55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KLEAB</text:p>
          </table:table-cell>
          <table:table-cell table:style-name="ce11" office:value-type="string" calcext:value-type="string">
            <text:p>CARINE</text:p>
          </table:table-cell>
          <table:table-cell table:style-name="ce12" office:value-type="date" office:date-value="1962-01-28" calcext:value-type="date">
            <text:p>28/01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78" calcext:value-type="float">
            <text:p>5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BRO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75-10-10" calcext:value-type="date">
            <text:p>10/10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29" calcext:value-type="float">
            <text:p>62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GASAB</text:p>
          </table:table-cell>
          <table:table-cell table:style-name="ce11" office:value-type="string" calcext:value-type="string">
            <text:p>ARIANE</text:p>
          </table:table-cell>
          <table:table-cell table:style-name="ce12" office:value-type="date" office:date-value="1961-09-18" calcext:value-type="date">
            <text:p>18/09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07" calcext:value-type="float">
            <text:p>70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BID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76-06-30" calcext:value-type="date">
            <text:p>30/06/197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27" calcext:value-type="float">
            <text:p>72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MICAB</text:p>
          </table:table-cell>
          <table:table-cell table:style-name="ce11" office:value-type="string" calcext:value-type="string">
            <text:p>MARIE JOSE</text:p>
          </table:table-cell>
          <table:table-cell table:style-name="ce12" office:value-type="date" office:date-value="1994-08-30" calcext:value-type="date">
            <text:p>30/08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32" calcext:value-type="float">
            <text:p>73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DMUC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85-09-14" calcext:value-type="date">
            <text:p>14/09/198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35" calcext:value-type="float">
            <text:p>73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FRAOAB</text:p>
          </table:table-cell>
          <table:table-cell table:style-name="ce11" office:value-type="string" calcext:value-type="string">
            <text:p>ELISE</text:p>
          </table:table-cell>
          <table:table-cell table:style-name="ce12" office:value-type="date" office:date-value="1985-10-24" calcext:value-type="date">
            <text:p>24/10/198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40" calcext:value-type="float">
            <text:p>74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HPHAAB</text:p>
          </table:table-cell>
          <table:table-cell table:style-name="ce11" office:value-type="string" calcext:value-type="string">
            <text:p>ROSE MAY</text:p>
          </table:table-cell>
          <table:table-cell table:style-name="ce12" office:value-type="date" office:date-value="1988-08-18" calcext:value-type="date">
            <text:p>18/08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45" calcext:value-type="float">
            <text:p>74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FRAAB</text:p>
          </table:table-cell>
          <table:table-cell table:style-name="ce11" office:value-type="string" calcext:value-type="string">
            <text:p>DANIELE FRANCE</text:p>
          </table:table-cell>
          <table:table-cell table:style-name="ce12" office:value-type="date" office:date-value="1994-03-25" calcext:value-type="date">
            <text:p>25/03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46" calcext:value-type="float">
            <text:p>74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TISAB</text:p>
          </table:table-cell>
          <table:table-cell table:style-name="ce11" office:value-type="string" calcext:value-type="string">
            <text:p>EVELYNE</text:p>
          </table:table-cell>
          <table:table-cell table:style-name="ce12" office:value-type="date" office:date-value="1992-06-17" calcext:value-type="date">
            <text:p>17/06/199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47" calcext:value-type="float">
            <text:p>74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SIBAB</text:p>
          </table:table-cell>
          <table:table-cell table:style-name="ce11" office:value-type="string" calcext:value-type="string">
            <text:p>JOHN RICHARD</text:p>
          </table:table-cell>
          <table:table-cell table:style-name="ce12" office:value-type="date" office:date-value="1971-12-11" calcext:value-type="date">
            <text:p>11/12/197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48" calcext:value-type="float">
            <text:p>74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SSIM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6-02-04" calcext:value-type="date">
            <text:p>04/02/196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52" calcext:value-type="float">
            <text:p>75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LAMAB</text:p>
          </table:table-cell>
          <table:table-cell table:style-name="ce11" office:value-type="string" calcext:value-type="string">
            <text:p>MARIE CLAUDE</text:p>
          </table:table-cell>
          <table:table-cell table:style-name="ce12" office:value-type="date" office:date-value="1946-08-25" calcext:value-type="date">
            <text:p>25/08/194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54" calcext:value-type="float">
            <text:p>7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VERAB</text:p>
          </table:table-cell>
          <table:table-cell table:style-name="ce11" office:value-type="string" calcext:value-type="string">
            <text:p>JEROME</text:p>
          </table:table-cell>
          <table:table-cell table:style-name="ce12" office:value-type="date" office:date-value="1978-07-24" calcext:value-type="date">
            <text:p>24/07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65" calcext:value-type="float">
            <text:p>76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TORAB</text:p>
          </table:table-cell>
          <table:table-cell table:style-name="ce11" office:value-type="string" calcext:value-type="string">
            <text:p>OSCAR</text:p>
          </table:table-cell>
          <table:table-cell table:style-name="ce12" office:value-type="date" office:date-value="1988-04-26" calcext:value-type="date">
            <text:p>26/04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834" calcext:value-type="float">
            <text:p>8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REN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57-06-04" calcext:value-type="date">
            <text:p>04/06/195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08" calcext:value-type="float">
            <text:p>110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EBE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49-04-14" calcext:value-type="date">
            <text:p>14/04/194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0" calcext:value-type="float">
            <text:p>111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HPHAAB</text:p>
          </table:table-cell>
          <table:table-cell table:style-name="ce11" office:value-type="string" calcext:value-type="string">
            <text:p>GILBERT</text:p>
          </table:table-cell>
          <table:table-cell table:style-name="ce12" office:value-type="date" office:date-value="1984-03-24" calcext:value-type="date">
            <text:p>24/03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2" calcext:value-type="float">
            <text:p>111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PINAB</text:p>
          </table:table-cell>
          <table:table-cell table:style-name="ce11" office:value-type="string" calcext:value-type="string">
            <text:p>JEAN PIERRE</text:p>
          </table:table-cell>
          <table:table-cell table:style-name="ce12" office:value-type="date" office:date-value="1975-09-03" calcext:value-type="date">
            <text:p>03/09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3" calcext:value-type="float">
            <text:p>111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SROU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62-02-14" calcext:value-type="date">
            <text:p>14/02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9" calcext:value-type="float">
            <text:p>111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GHE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50-07-20" calcext:value-type="date">
            <text:p>20/07/195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80" calcext:value-type="float">
            <text:p>148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POTAB</text:p>
          </table:table-cell>
          <table:table-cell table:style-name="ce11" office:value-type="string" calcext:value-type="string">
            <text:p>CHANTAL</text:p>
          </table:table-cell>
          <table:table-cell table:style-name="ce12" office:value-type="date" office:date-value="1984-01-03" calcext:value-type="date">
            <text:p>03/01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87" calcext:value-type="float">
            <text:p>148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QROCAB</text:p>
          </table:table-cell>
          <table:table-cell table:style-name="ce11" office:value-type="string" calcext:value-type="string">
            <text:p>CHRISTIANE</text:p>
          </table:table-cell>
          <table:table-cell table:style-name="ce12" office:value-type="date" office:date-value="1975-08-29" calcext:value-type="date">
            <text:p>29/08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92" calcext:value-type="float">
            <text:p>149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GOD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61-05-19" calcext:value-type="date">
            <text:p>19/05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14" calcext:value-type="float">
            <text:p>15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VMARAB</text:p>
          </table:table-cell>
          <table:table-cell table:style-name="ce11" office:value-type="string" calcext:value-type="string">
            <text:p>ALEXANDRE</text:p>
          </table:table-cell>
          <table:table-cell table:style-name="ce12" office:value-type="date" office:date-value="1995-04-27" calcext:value-type="date">
            <text:p>27/04/199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81" calcext:value-type="float">
            <text:p>168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TBAFAB</text:p>
          </table:table-cell>
          <table:table-cell table:style-name="ce11" office:value-type="string" calcext:value-type="string">
            <text:p>MARIE CHRISTINE</text:p>
          </table:table-cell>
          <table:table-cell table:style-name="ce12" office:value-type="date" office:date-value="1953-03-24" calcext:value-type="date">
            <text:p>24/03/195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12" calcext:value-type="float">
            <text:p>201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BON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67-02-26" calcext:value-type="date">
            <text:p>26/02/196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13" calcext:value-type="float">
            <text:p>201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YDELAB</text:p>
          </table:table-cell>
          <table:table-cell table:style-name="ce11" office:value-type="string" calcext:value-type="string">
            <text:p>ROSELINE</text:p>
          </table:table-cell>
          <table:table-cell table:style-name="ce12" office:value-type="date" office:date-value="1982-09-15" calcext:value-type="date">
            <text:p>15/09/198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06" calcext:value-type="float">
            <text:p>210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SYL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80-09-01" calcext:value-type="date">
            <text:p>01/09/198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96" calcext:value-type="float">
            <text:p>219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TSAV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90-03-04" calcext:value-type="date">
            <text:p>04/03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16" calcext:value-type="float">
            <text:p>22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VILAB</text:p>
          </table:table-cell>
          <table:table-cell table:style-name="ce11" office:value-type="string" calcext:value-type="string">
            <text:p>SOLANGE</text:p>
          </table:table-cell>
          <table:table-cell table:style-name="ce12" office:value-type="date" office:date-value="1989-08-04" calcext:value-type="date">
            <text:p>04/08/198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16" calcext:value-type="float">
            <text:p>23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LAR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8-04-27" calcext:value-type="date">
            <text:p>27/04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84" calcext:value-type="float">
            <text:p>238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TEN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73-10-11" calcext:value-type="date">
            <text:p>11/10/197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88" calcext:value-type="float">
            <text:p>238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HA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45-10-12" calcext:value-type="date">
            <text:p>12/10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18" calcext:value-type="float">
            <text:p>251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FGUEAB</text:p>
          </table:table-cell>
          <table:table-cell table:style-name="ce11" office:value-type="string" calcext:value-type="string">
            <text:p>NACIRA</text:p>
          </table:table-cell>
          <table:table-cell table:style-name="ce12" office:value-type="date" office:date-value="1983-07-15" calcext:value-type="date">
            <text:p>15/07/198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19" calcext:value-type="float">
            <text:p>251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SZABAB</text:p>
          </table:table-cell>
          <table:table-cell table:style-name="ce11" office:value-type="string" calcext:value-type="string">
            <text:p>CHANTAL</text:p>
          </table:table-cell>
          <table:table-cell table:style-name="ce12" office:value-type="date" office:date-value="1994-09-02" calcext:value-type="date">
            <text:p>02/09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37" calcext:value-type="float">
            <text:p>253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OLL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7-05-08" calcext:value-type="date">
            <text:p>08/05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12" calcext:value-type="float">
            <text:p>261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CISS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61-06-20" calcext:value-type="date">
            <text:p>20/06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13" calcext:value-type="float">
            <text:p>261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NSOHAB</text:p>
          </table:table-cell>
          <table:table-cell table:style-name="ce11" office:value-type="string" calcext:value-type="string">
            <text:p>ANDREAS</text:p>
          </table:table-cell>
          <table:table-cell table:style-name="ce12" office:value-type="date" office:date-value="1982-05-27" calcext:value-type="date">
            <text:p>27/05/198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31" calcext:value-type="float">
            <text:p>26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OB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70-08-29" calcext:value-type="date">
            <text:p>29/08/197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04" calcext:value-type="float">
            <text:p>270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BIMEGAB</text:p>
          </table:table-cell>
          <table:table-cell table:style-name="ce11" office:value-type="string" calcext:value-type="string">
            <text:p>HAKIMA</text:p>
          </table:table-cell>
          <table:table-cell table:style-name="ce12" office:value-type="date" office:date-value="1963-04-19" calcext:value-type="date">
            <text:p>19/04/196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08" calcext:value-type="float">
            <text:p>270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IMANAB</text:p>
          </table:table-cell>
          <table:table-cell table:style-name="ce11" office:value-type="string" calcext:value-type="string">
            <text:p>JOACHIM</text:p>
          </table:table-cell>
          <table:table-cell table:style-name="ce12" office:value-type="date" office:date-value="1950-12-09" calcext:value-type="date">
            <text:p>09/12/195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22" calcext:value-type="float">
            <text:p>282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DOYAB</text:p>
          </table:table-cell>
          <table:table-cell table:style-name="ce11" office:value-type="string" calcext:value-type="string">
            <text:p>JULIE</text:p>
          </table:table-cell>
          <table:table-cell table:style-name="ce12" office:value-type="date" office:date-value="1981-07-10" calcext:value-type="date">
            <text:p>10/07/198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41" calcext:value-type="float">
            <text:p>284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PAG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78-07-28" calcext:value-type="date">
            <text:p>28/07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63" calcext:value-type="float">
            <text:p>286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OARB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43-06-22" calcext:value-type="date">
            <text:p>22/06/194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88" calcext:value-type="float">
            <text:p>288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AIEMAB</text:p>
          </table:table-cell>
          <table:table-cell table:style-name="ce11" office:value-type="string" calcext:value-type="string">
            <text:p>MARIE PAULE</text:p>
          </table:table-cell>
          <table:table-cell table:style-name="ce12" office:value-type="date" office:date-value="1943-04-02" calcext:value-type="date">
            <text:p>02/04/194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922" calcext:value-type="float">
            <text:p>292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CHI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95-09-12" calcext:value-type="date">
            <text:p>12/09/199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26" calcext:value-type="float">
            <text:p>312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UVAB</text:p>
          </table:table-cell>
          <table:table-cell table:style-name="ce11" office:value-type="string" calcext:value-type="string">
            <text:p>PIERRE ANDRE</text:p>
          </table:table-cell>
          <table:table-cell table:style-name="ce12" office:value-type="date" office:date-value="1972-08-03" calcext:value-type="date">
            <text:p>03/08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30" calcext:value-type="float">
            <text:p>313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BO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60-05-19" calcext:value-type="date">
            <text:p>19/05/196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9" calcext:value-type="float">
            <text:p>315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BUEAB</text:p>
          </table:table-cell>
          <table:table-cell table:style-name="ce11" office:value-type="string" calcext:value-type="string">
            <text:p>STEVE</text:p>
          </table:table-cell>
          <table:table-cell table:style-name="ce12" office:value-type="date" office:date-value="1975-01-18" calcext:value-type="date">
            <text:p>18/01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77" calcext:value-type="float">
            <text:p>317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LECAB</text:p>
          </table:table-cell>
          <table:table-cell table:style-name="ce11" office:value-type="string" calcext:value-type="string">
            <text:p>MELISSA</text:p>
          </table:table-cell>
          <table:table-cell table:style-name="ce12" office:value-type="date" office:date-value="1993-08-03" calcext:value-type="date">
            <text:p>03/08/199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87" calcext:value-type="float">
            <text:p>318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EGAUAB</text:p>
          </table:table-cell>
          <table:table-cell table:style-name="ce11" office:value-type="string" calcext:value-type="string">
            <text:p>MURIELLE</text:p>
          </table:table-cell>
          <table:table-cell table:style-name="ce12" office:value-type="date" office:date-value="1944-10-30" calcext:value-type="date">
            <text:p>30/10/194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08" calcext:value-type="float">
            <text:p>320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FARAB</text:p>
          </table:table-cell>
          <table:table-cell table:style-name="ce11" office:value-type="string" calcext:value-type="string">
            <text:p>RICHARD</text:p>
          </table:table-cell>
          <table:table-cell table:style-name="ce12" office:value-type="date" office:date-value="1967-12-23" calcext:value-type="date">
            <text:p>23/12/196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88" calcext:value-type="float">
            <text:p>338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ARMAB</text:p>
          </table:table-cell>
          <table:table-cell table:style-name="ce11" office:value-type="string" calcext:value-type="string">
            <text:p>SABINE</text:p>
          </table:table-cell>
          <table:table-cell table:style-name="ce12" office:value-type="date" office:date-value="1995-08-23" calcext:value-type="date">
            <text:p>23/08/199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95" calcext:value-type="float">
            <text:p>339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ECO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2-03-29" calcext:value-type="date">
            <text:p>29/03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66" calcext:value-type="float">
            <text:p>346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MEJAB</text:p>
          </table:table-cell>
          <table:table-cell table:style-name="ce11" office:value-type="string" calcext:value-type="string">
            <text:p>SALAH</text:p>
          </table:table-cell>
          <table:table-cell table:style-name="ce12" office:value-type="date" office:date-value="1960-10-08" calcext:value-type="date">
            <text:p>08/10/196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69" calcext:value-type="float">
            <text:p>346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FABAB</text:p>
          </table:table-cell>
          <table:table-cell table:style-name="ce11" office:value-type="string" calcext:value-type="string">
            <text:p>GILBERT</text:p>
          </table:table-cell>
          <table:table-cell table:style-name="ce12" office:value-type="date" office:date-value="1981-03-12" calcext:value-type="date">
            <text:p>12/03/198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79" calcext:value-type="float">
            <text:p>34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GUIAB</text:p>
          </table:table-cell>
          <table:table-cell table:style-name="ce11" office:value-type="string" calcext:value-type="string">
            <text:p>EDOUARD</text:p>
          </table:table-cell>
          <table:table-cell table:style-name="ce12" office:value-type="date" office:date-value="1983-03-08" calcext:value-type="date">
            <text:p>08/03/198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91" calcext:value-type="float">
            <text:p>349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BE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75-05-03" calcext:value-type="date">
            <text:p>03/05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07" calcext:value-type="float">
            <text:p>350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YVIN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78-04-01" calcext:value-type="date">
            <text:p>01/04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541" calcext:value-type="float">
            <text:p>354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FE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45-12-21" calcext:value-type="date">
            <text:p>21/12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685" calcext:value-type="float">
            <text:p>368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CHA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64-12-06" calcext:value-type="date">
            <text:p>06/12/196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17" calcext:value-type="float">
            <text:p>371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LEC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68-01-07" calcext:value-type="date">
            <text:p>07/01/196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738" calcext:value-type="float">
            <text:p>373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AVAB</text:p>
          </table:table-cell>
          <table:table-cell table:style-name="ce11" office:value-type="string" calcext:value-type="string">
            <text:p>MARIE-ANNE</text:p>
          </table:table-cell>
          <table:table-cell table:style-name="ce12" office:value-type="date" office:date-value="1962-02-08" calcext:value-type="date">
            <text:p>08/02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938" calcext:value-type="float">
            <text:p>393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OUV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58-10-11" calcext:value-type="date">
            <text:p>11/10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10" calcext:value-type="float">
            <text:p>411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DBIGAB</text:p>
          </table:table-cell>
          <table:table-cell table:style-name="ce11" office:value-type="string" calcext:value-type="string">
            <text:p>KARINE</text:p>
          </table:table-cell>
          <table:table-cell table:style-name="ce12" office:value-type="date" office:date-value="1965-05-17" calcext:value-type="date">
            <text:p>17/05/196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82" calcext:value-type="float">
            <text:p>41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SABAB</text:p>
          </table:table-cell>
          <table:table-cell table:style-name="ce11" office:value-type="string" calcext:value-type="string">
            <text:p>JEAN-FRANCOIS</text:p>
          </table:table-cell>
          <table:table-cell table:style-name="ce12" office:value-type="date" office:date-value="1958-11-25" calcext:value-type="date">
            <text:p>25/11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198" calcext:value-type="float">
            <text:p>419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6-04-03" calcext:value-type="date">
            <text:p>03/04/197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33" calcext:value-type="float">
            <text:p>473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ELATAB</text:p>
          </table:table-cell>
          <table:table-cell table:style-name="ce11" office:value-type="string" calcext:value-type="string">
            <text:p>RIM</text:p>
          </table:table-cell>
          <table:table-cell table:style-name="ce12" office:value-type="date" office:date-value="1988-03-17" calcext:value-type="date">
            <text:p>17/03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77" calcext:value-type="float">
            <text:p>477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TPAR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89-09-29" calcext:value-type="date">
            <text:p>29/09/198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795" calcext:value-type="float">
            <text:p>47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RIAB</text:p>
          </table:table-cell>
          <table:table-cell table:style-name="ce11" office:value-type="string" calcext:value-type="string">
            <text:p>GUILLAUME</text:p>
          </table:table-cell>
          <table:table-cell table:style-name="ce12" office:value-type="date" office:date-value="1990-05-31" calcext:value-type="date">
            <text:p>31/05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94" calcext:value-type="float">
            <text:p>48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PICAB</text:p>
          </table:table-cell>
          <table:table-cell table:style-name="ce11" office:value-type="string" calcext:value-type="string">
            <text:p>SUSAN</text:p>
          </table:table-cell>
          <table:table-cell table:style-name="ce12" office:value-type="date" office:date-value="1992-02-12" calcext:value-type="date">
            <text:p>12/02/199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188" calcext:value-type="float">
            <text:p>518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MAU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45-02-23" calcext:value-type="date">
            <text:p>23/02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218" calcext:value-type="float">
            <text:p>92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LEBAB</text:p>
          </table:table-cell>
          <table:table-cell table:style-name="ce11" office:value-type="string" calcext:value-type="string">
            <text:p>BORIS</text:p>
          </table:table-cell>
          <table:table-cell table:style-name="ce12" office:value-type="date" office:date-value="1969-02-27" calcext:value-type="date">
            <text:p>27/02/196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435" calcext:value-type="float">
            <text:p>943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OL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50-03-19" calcext:value-type="date">
            <text:p>19/03/195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471" calcext:value-type="float">
            <text:p>947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LEVAB</text:p>
          </table:table-cell>
          <table:table-cell table:style-name="ce11" office:value-type="string" calcext:value-type="string">
            <text:p>MATHILDE</text:p>
          </table:table-cell>
          <table:table-cell table:style-name="ce12" office:value-type="date" office:date-value="1958-04-14" calcext:value-type="date">
            <text:p>14/04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478" calcext:value-type="float">
            <text:p>947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MLITAB</text:p>
          </table:table-cell>
          <table:table-cell table:style-name="ce11" office:value-type="string" calcext:value-type="string">
            <text:p>MALIKA</text:p>
          </table:table-cell>
          <table:table-cell table:style-name="ce12" office:value-type="date" office:date-value="1956-06-14" calcext:value-type="date">
            <text:p>14/06/195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489" calcext:value-type="float">
            <text:p>948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RED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61-03-02" calcext:value-type="date">
            <text:p>02/03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632" calcext:value-type="float">
            <text:p>963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COH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77-09-05" calcext:value-type="date">
            <text:p>05/09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9633" calcext:value-type="float">
            <text:p>963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BRUAB</text:p>
          </table:table-cell>
          <table:table-cell table:style-name="ce11" office:value-type="string" calcext:value-type="string">
            <text:p>ANNE-SOPHIE</text:p>
          </table:table-cell>
          <table:table-cell table:style-name="ce12" office:value-type="date" office:date-value="1962-12-27" calcext:value-type="date">
            <text:p>27/12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037" calcext:value-type="float">
            <text:p>1003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RSALAB</text:p>
          </table:table-cell>
          <table:table-cell table:style-name="ce11" office:value-type="string" calcext:value-type="string">
            <text:p>XAVIER-LAURENT</text:p>
          </table:table-cell>
          <table:table-cell table:style-name="ce12" office:value-type="date" office:date-value="1961-03-01" calcext:value-type="date">
            <text:p>01/03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239" calcext:value-type="float">
            <text:p>1023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VIGAB</text:p>
          </table:table-cell>
          <table:table-cell table:style-name="ce11" office:value-type="string" calcext:value-type="string">
            <text:p>MARIE-HELENE</text:p>
          </table:table-cell>
          <table:table-cell table:style-name="ce12" office:value-type="date" office:date-value="1988-11-15" calcext:value-type="date">
            <text:p>15/11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0240" calcext:value-type="float">
            <text:p>1024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THUR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69-12-05" calcext:value-type="date">
            <text:p>05/12/196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38" calcext:value-type="float">
            <text:p>1113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STOAB</text:p>
          </table:table-cell>
          <table:table-cell table:style-name="ce11" office:value-type="string" calcext:value-type="string">
            <text:p>BENJAMIN</text:p>
          </table:table-cell>
          <table:table-cell table:style-name="ce12" office:value-type="date" office:date-value="1990-03-18" calcext:value-type="date">
            <text:p>18/03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4978" calcext:value-type="float">
            <text:p>149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GEVADAB</text:p>
          </table:table-cell>
          <table:table-cell table:style-name="ce11" office:value-type="string" calcext:value-type="string">
            <text:p>LOIC</text:p>
          </table:table-cell>
          <table:table-cell table:style-name="ce12" office:value-type="date" office:date-value="1954-01-18" calcext:value-type="date">
            <text:p>18/01/195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347" calcext:value-type="float">
            <text:p>1534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ZDELAB</text:p>
          </table:table-cell>
          <table:table-cell table:style-name="ce11" office:value-type="string" calcext:value-type="string">
            <text:p>QUENTIN</text:p>
          </table:table-cell>
          <table:table-cell table:style-name="ce12" office:value-type="date" office:date-value="1993-04-23" calcext:value-type="date">
            <text:p>23/04/199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367" calcext:value-type="float">
            <text:p>1536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PORAB</text:p>
          </table:table-cell>
          <table:table-cell table:style-name="ce11" office:value-type="string" calcext:value-type="string">
            <text:p>FABIENNE</text:p>
          </table:table-cell>
          <table:table-cell table:style-name="ce12" office:value-type="date" office:date-value="1984-08-31" calcext:value-type="date">
            <text:p>31/08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416" calcext:value-type="float">
            <text:p>154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D'EAB</text:p>
          </table:table-cell>
          <table:table-cell table:style-name="ce11" office:value-type="string" calcext:value-type="string">
            <text:p>PATRIZIA</text:p>
          </table:table-cell>
          <table:table-cell table:style-name="ce12" office:value-type="date" office:date-value="1967-01-23" calcext:value-type="date">
            <text:p>23/01/196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68" calcext:value-type="float">
            <text:p>161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YGUY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7-06-02" calcext:value-type="date">
            <text:p>02/06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177" calcext:value-type="float">
            <text:p>1617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DOMAB</text:p>
          </table:table-cell>
          <table:table-cell table:style-name="ce11" office:value-type="string" calcext:value-type="string">
            <text:p>JAVIER</text:p>
          </table:table-cell>
          <table:table-cell table:style-name="ce12" office:value-type="date" office:date-value="1964-01-10" calcext:value-type="date">
            <text:p>10/01/196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244" calcext:value-type="float">
            <text:p>1624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ALE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4-01-03" calcext:value-type="date">
            <text:p>03/01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094" calcext:value-type="float">
            <text:p>200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VIAAB</text:p>
          </table:table-cell>
          <table:table-cell table:style-name="ce11" office:value-type="string" calcext:value-type="string">
            <text:p>JULIE</text:p>
          </table:table-cell>
          <table:table-cell table:style-name="ce12" office:value-type="date" office:date-value="1963-03-20" calcext:value-type="date">
            <text:p>20/03/196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494" calcext:value-type="float">
            <text:p>314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NACAB</text:p>
          </table:table-cell>
          <table:table-cell table:style-name="ce11" office:value-type="string" calcext:value-type="string">
            <text:p>MAGALI</text:p>
          </table:table-cell>
          <table:table-cell table:style-name="ce12" office:value-type="date" office:date-value="1946-04-21" calcext:value-type="date">
            <text:p>21/04/194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514" calcext:value-type="float">
            <text:p>325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TPOU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68-07-31" calcext:value-type="date">
            <text:p>31/07/196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594" calcext:value-type="float">
            <text:p>325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AMAT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7-03-02" calcext:value-type="date">
            <text:p>02/03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935" calcext:value-type="float">
            <text:p>3293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YVIOAB</text:p>
          </table:table-cell>
          <table:table-cell table:style-name="ce11" office:value-type="string" calcext:value-type="string">
            <text:p>JULIETTE</text:p>
          </table:table-cell>
          <table:table-cell table:style-name="ce12" office:value-type="date" office:date-value="1961-11-13" calcext:value-type="date">
            <text:p>13/11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014" calcext:value-type="float">
            <text:p>330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HAAB</text:p>
          </table:table-cell>
          <table:table-cell table:style-name="ce11" office:value-type="string" calcext:value-type="string">
            <text:p>JEAN YVES</text:p>
          </table:table-cell>
          <table:table-cell table:style-name="ce12" office:value-type="date" office:date-value="1975-02-28" calcext:value-type="date">
            <text:p>28/02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034" calcext:value-type="float">
            <text:p>330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OL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62-03-01" calcext:value-type="date">
            <text:p>01/03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095" calcext:value-type="float">
            <text:p>3309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BARAB</text:p>
          </table:table-cell>
          <table:table-cell table:style-name="ce11" office:value-type="string" calcext:value-type="string">
            <text:p>LUCIE</text:p>
          </table:table-cell>
          <table:table-cell table:style-name="ce12" office:value-type="date" office:date-value="1966-07-07" calcext:value-type="date">
            <text:p>07/07/196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174" calcext:value-type="float">
            <text:p>331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EBRAAB</text:p>
          </table:table-cell>
          <table:table-cell table:style-name="ce11" office:value-type="string" calcext:value-type="string">
            <text:p>MIREILLE</text:p>
          </table:table-cell>
          <table:table-cell table:style-name="ce12" office:value-type="date" office:date-value="1982-02-15" calcext:value-type="date">
            <text:p>15/02/198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194" calcext:value-type="float">
            <text:p>331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A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2-11-26" calcext:value-type="date">
            <text:p>26/11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254" calcext:value-type="float">
            <text:p>3325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ACAPAB</text:p>
          </table:table-cell>
          <table:table-cell table:style-name="ce11" office:value-type="string" calcext:value-type="string">
            <text:p>SILVIA</text:p>
          </table:table-cell>
          <table:table-cell table:style-name="ce12" office:value-type="date" office:date-value="1987-07-24" calcext:value-type="date">
            <text:p>24/07/198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314" calcext:value-type="float">
            <text:p>333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JOBAB</text:p>
          </table:table-cell>
          <table:table-cell table:style-name="ce11" office:value-type="string" calcext:value-type="string">
            <text:p>CLAUDINE</text:p>
          </table:table-cell>
          <table:table-cell table:style-name="ce12" office:value-type="date" office:date-value="1972-12-21" calcext:value-type="date">
            <text:p>21/12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475" calcext:value-type="float">
            <text:p>464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PAP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80-01-04" calcext:value-type="date">
            <text:p>04/01/198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495" calcext:value-type="float">
            <text:p>4649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GAR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45-02-11" calcext:value-type="date">
            <text:p>11/02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496" calcext:value-type="float">
            <text:p>4649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KOBAB</text:p>
          </table:table-cell>
          <table:table-cell table:style-name="ce11" office:value-type="string" calcext:value-type="string">
            <text:p>ANEMONE</text:p>
          </table:table-cell>
          <table:table-cell table:style-name="ce12" office:value-type="date" office:date-value="1991-12-16" calcext:value-type="date">
            <text:p>16/12/199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16" calcext:value-type="float">
            <text:p>465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COHAB</text:p>
          </table:table-cell>
          <table:table-cell table:style-name="ce11" office:value-type="string" calcext:value-type="string">
            <text:p>ALINE</text:p>
          </table:table-cell>
          <table:table-cell table:style-name="ce12" office:value-type="date" office:date-value="1945-04-25" calcext:value-type="date">
            <text:p>25/04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27" calcext:value-type="float">
            <text:p>4652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CSEIAB</text:p>
          </table:table-cell>
          <table:table-cell table:style-name="ce11" office:value-type="string" calcext:value-type="string">
            <text:p>ALIX</text:p>
          </table:table-cell>
          <table:table-cell table:style-name="ce12" office:value-type="date" office:date-value="1985-05-07" calcext:value-type="date">
            <text:p>07/05/198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528" calcext:value-type="float">
            <text:p>4652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UAB</text:p>
          </table:table-cell>
          <table:table-cell table:style-name="ce11" office:value-type="string" calcext:value-type="string">
            <text:p>AURELIE</text:p>
          </table:table-cell>
          <table:table-cell table:style-name="ce12" office:value-type="date" office:date-value="1956-12-19" calcext:value-type="date">
            <text:p>19/12/195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11" calcext:value-type="float">
            <text:p>4661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RODAB</text:p>
          </table:table-cell>
          <table:table-cell table:style-name="ce11" office:value-type="string" calcext:value-type="string">
            <text:p>HEIKO</text:p>
          </table:table-cell>
          <table:table-cell table:style-name="ce12" office:value-type="date" office:date-value="1961-04-02" calcext:value-type="date">
            <text:p>02/04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31" calcext:value-type="float">
            <text:p>4663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HAAAB</text:p>
          </table:table-cell>
          <table:table-cell table:style-name="ce11" office:value-type="string" calcext:value-type="string">
            <text:p>PAULINE</text:p>
          </table:table-cell>
          <table:table-cell table:style-name="ce12" office:value-type="date" office:date-value="1961-09-25" calcext:value-type="date">
            <text:p>25/09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37" calcext:value-type="float">
            <text:p>4663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OR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49-06-29" calcext:value-type="date">
            <text:p>29/06/194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45" calcext:value-type="float">
            <text:p>4664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LMARAB</text:p>
          </table:table-cell>
          <table:table-cell table:style-name="ce11" office:value-type="string" calcext:value-type="string">
            <text:p>ANAIS</text:p>
          </table:table-cell>
          <table:table-cell table:style-name="ce12" office:value-type="date" office:date-value="1965-02-02" calcext:value-type="date">
            <text:p>02/02/196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646" calcext:value-type="float">
            <text:p>4664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LOIAB</text:p>
          </table:table-cell>
          <table:table-cell table:style-name="ce11" office:value-type="string" calcext:value-type="string">
            <text:p>SYLVAIN</text:p>
          </table:table-cell>
          <table:table-cell table:style-name="ce12" office:value-type="date" office:date-value="1959-06-04" calcext:value-type="date">
            <text:p>04/06/195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751" calcext:value-type="float">
            <text:p>4675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PECAB</text:p>
          </table:table-cell>
          <table:table-cell table:style-name="ce11" office:value-type="string" calcext:value-type="string">
            <text:p>SARAH</text:p>
          </table:table-cell>
          <table:table-cell table:style-name="ce12" office:value-type="date" office:date-value="1951-10-17" calcext:value-type="date">
            <text:p>17/10/195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80" calcext:value-type="float">
            <text:p>38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ADN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85-02-03" calcext:value-type="date">
            <text:p>03/02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5" calcext:value-type="float">
            <text:p>42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BRE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90-10-25" calcext:value-type="date">
            <text:p>25/10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26" calcext:value-type="float">
            <text:p>42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BRI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5-10-18" calcext:value-type="date">
            <text:p>18/10/196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67" calcext:value-type="float">
            <text:p>46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CAS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88-07-11" calcext:value-type="date">
            <text:p>11/07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87" calcext:value-type="float">
            <text:p>4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D'I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58-10-12" calcext:value-type="date">
            <text:p>12/10/195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495" calcext:value-type="float">
            <text:p>4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EL AB</text:p>
          </table:table-cell>
          <table:table-cell table:style-name="ce11" office:value-type="string" calcext:value-type="string">
            <text:p>DRISS</text:p>
          </table:table-cell>
          <table:table-cell table:style-name="ce12" office:value-type="date" office:date-value="1973-11-22" calcext:value-type="date">
            <text:p>22/11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01" calcext:value-type="float">
            <text:p>50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FER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6-12-10" calcext:value-type="date">
            <text:p>10/12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28" calcext:value-type="float">
            <text:p>5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GAGAB</text:p>
          </table:table-cell>
          <table:table-cell table:style-name="ce11" office:value-type="string" calcext:value-type="string">
            <text:p>REMI</text:p>
          </table:table-cell>
          <table:table-cell table:style-name="ce12" office:value-type="date" office:date-value="1950-01-10" calcext:value-type="date">
            <text:p>10/01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33" calcext:value-type="float">
            <text:p>53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IGHOAB</text:p>
          </table:table-cell>
          <table:table-cell table:style-name="ce11" office:value-type="string" calcext:value-type="string">
            <text:p>MAHMOUD</text:p>
          </table:table-cell>
          <table:table-cell table:style-name="ce12" office:value-type="date" office:date-value="1952-10-18" calcext:value-type="date">
            <text:p>18/10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49" calcext:value-type="float">
            <text:p>54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HANAB</text:p>
          </table:table-cell>
          <table:table-cell table:style-name="ce11" office:value-type="string" calcext:value-type="string">
            <text:p>MARTINE</text:p>
          </table:table-cell>
          <table:table-cell table:style-name="ce12" office:value-type="date" office:date-value="1952-12-07" calcext:value-type="date">
            <text:p>07/12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69" calcext:value-type="float">
            <text:p>56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LED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1-01-16" calcext:value-type="date">
            <text:p>16/01/195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86" calcext:value-type="float">
            <text:p>58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ZHANAB</text:p>
          </table:table-cell>
          <table:table-cell table:style-name="ce11" office:value-type="string" calcext:value-type="string">
            <text:p>EDITH</text:p>
          </table:table-cell>
          <table:table-cell table:style-name="ce12" office:value-type="date" office:date-value="1943-09-05" calcext:value-type="date">
            <text:p>05/09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589" calcext:value-type="float">
            <text:p>58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LANAB</text:p>
          </table:table-cell>
          <table:table-cell table:style-name="ce11" office:value-type="string" calcext:value-type="string">
            <text:p>DOROTHEE</text:p>
          </table:table-cell>
          <table:table-cell table:style-name="ce12" office:value-type="date" office:date-value="1995-01-18" calcext:value-type="date">
            <text:p>18/01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23" calcext:value-type="float">
            <text:p>6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OUD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3-09-29" calcext:value-type="date">
            <text:p>29/09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25" calcext:value-type="float">
            <text:p>62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BPORAB</text:p>
          </table:table-cell>
          <table:table-cell table:style-name="ce11" office:value-type="string" calcext:value-type="string">
            <text:p>HOREA</text:p>
          </table:table-cell>
          <table:table-cell table:style-name="ce12" office:value-type="date" office:date-value="1963-12-03" calcext:value-type="date">
            <text:p>03/12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27" calcext:value-type="float">
            <text:p>62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ISFIAB</text:p>
          </table:table-cell>
          <table:table-cell table:style-name="ce11" office:value-type="string" calcext:value-type="string">
            <text:p>HOCINE</text:p>
          </table:table-cell>
          <table:table-cell table:style-name="ce12" office:value-type="date" office:date-value="1984-09-22" calcext:value-type="date">
            <text:p>22/09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28" calcext:value-type="float">
            <text:p>6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ASMIAB</text:p>
          </table:table-cell>
          <table:table-cell table:style-name="ce11" office:value-type="string" calcext:value-type="string">
            <text:p>ALI</text:p>
          </table:table-cell>
          <table:table-cell table:style-name="ce12" office:value-type="date" office:date-value="1990-04-06" calcext:value-type="date">
            <text:p>06/04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632" calcext:value-type="float">
            <text:p>63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UZHOAB</text:p>
          </table:table-cell>
          <table:table-cell table:style-name="ce11" office:value-type="string" calcext:value-type="string">
            <text:p>BEI WEN</text:p>
          </table:table-cell>
          <table:table-cell table:style-name="ce12" office:value-type="date" office:date-value="1956-07-08" calcext:value-type="date">
            <text:p>08/07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702" calcext:value-type="float">
            <text:p>70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ETT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0-12-25" calcext:value-type="date">
            <text:p>25/12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861" calcext:value-type="float">
            <text:p>8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FGUEAB</text:p>
          </table:table-cell>
          <table:table-cell table:style-name="ce11" office:value-type="string" calcext:value-type="string">
            <text:p>SAMIRA</text:p>
          </table:table-cell>
          <table:table-cell table:style-name="ce12" office:value-type="date" office:date-value="1993-04-14" calcext:value-type="date">
            <text:p>14/04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7" calcext:value-type="float">
            <text:p>111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LEC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51-03-14" calcext:value-type="date">
            <text:p>14/03/195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18" calcext:value-type="float">
            <text:p>11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MLAD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78-01-31" calcext:value-type="date">
            <text:p>31/01/197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124" calcext:value-type="float">
            <text:p>112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LUT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59-01-25" calcext:value-type="date">
            <text:p>25/01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304" calcext:value-type="float">
            <text:p>130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LZIOAB</text:p>
          </table:table-cell>
          <table:table-cell table:style-name="ce11" office:value-type="string" calcext:value-type="string">
            <text:p>MARIANNE</text:p>
          </table:table-cell>
          <table:table-cell table:style-name="ce12" office:value-type="date" office:date-value="1944-09-29" calcext:value-type="date">
            <text:p>29/09/1944</text:p>
          </table:table-cell>
          <table:table-cell table:style-name="ce11" office:value-type="string" calcext:value-type="string">
            <text:p>906A</text:p>
          </table:table-cell>
          <table:table-cell table:style-name="ce11" office:value-type="string" calcext:value-type="string">
            <text:p>ADM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15" calcext:value-type="float">
            <text:p>151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BESAB</text:p>
          </table:table-cell>
          <table:table-cell table:style-name="ce11" office:value-type="string" calcext:value-type="string">
            <text:p>NATACHA</text:p>
          </table:table-cell>
          <table:table-cell table:style-name="ce12" office:value-type="date" office:date-value="1946-12-26" calcext:value-type="date">
            <text:p>26/12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584" calcext:value-type="float">
            <text:p>158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HLE 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92-03-09" calcext:value-type="date">
            <text:p>09/03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689" calcext:value-type="float">
            <text:p>168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FMARAB</text:p>
          </table:table-cell>
          <table:table-cell table:style-name="ce11" office:value-type="string" calcext:value-type="string">
            <text:p>CAROLE</text:p>
          </table:table-cell>
          <table:table-cell table:style-name="ce12" office:value-type="date" office:date-value="1970-10-03" calcext:value-type="date">
            <text:p>03/10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11" calcext:value-type="float">
            <text:p>171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QUEAB</text:p>
          </table:table-cell>
          <table:table-cell table:style-name="ce11" office:value-type="string" calcext:value-type="string">
            <text:p>ERWAN</text:p>
          </table:table-cell>
          <table:table-cell table:style-name="ce12" office:value-type="date" office:date-value="1977-05-15" calcext:value-type="date">
            <text:p>15/05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51" calcext:value-type="float">
            <text:p>175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OIAB</text:p>
          </table:table-cell>
          <table:table-cell table:style-name="ce11" office:value-type="string" calcext:value-type="string">
            <text:p>M. CHRISTOPHE</text:p>
          </table:table-cell>
          <table:table-cell table:style-name="ce12" office:value-type="date" office:date-value="1967-07-05" calcext:value-type="date">
            <text:p>05/07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53" calcext:value-type="float">
            <text:p>175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RA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72-07-03" calcext:value-type="date">
            <text:p>03/07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59" calcext:value-type="float">
            <text:p>175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LA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90-03-02" calcext:value-type="date">
            <text:p>02/03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61" calcext:value-type="float">
            <text:p>176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PER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86-07-15" calcext:value-type="date">
            <text:p>15/07/198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64" calcext:value-type="float">
            <text:p>176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FRA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74-07-22" calcext:value-type="date">
            <text:p>22/07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68" calcext:value-type="float">
            <text:p>17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NSALAB</text:p>
          </table:table-cell>
          <table:table-cell table:style-name="ce11" office:value-type="string" calcext:value-type="string">
            <text:p>JEAN LOUP</text:p>
          </table:table-cell>
          <table:table-cell table:style-name="ce12" office:value-type="date" office:date-value="1982-05-06" calcext:value-type="date">
            <text:p>06/05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70" calcext:value-type="float">
            <text:p>177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SEL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73-06-20" calcext:value-type="date">
            <text:p>20/06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772" calcext:value-type="float">
            <text:p>177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HUGAB</text:p>
          </table:table-cell>
          <table:table-cell table:style-name="ce11" office:value-type="string" calcext:value-type="string">
            <text:p>JEAN NOEL</text:p>
          </table:table-cell>
          <table:table-cell table:style-name="ce12" office:value-type="date" office:date-value="1991-02-22" calcext:value-type="date">
            <text:p>22/02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DUMAB</text:p>
          </table:table-cell>
          <table:table-cell table:style-name="ce11" office:value-type="string" calcext:value-type="string">
            <text:p>JEAN LUC</text:p>
          </table:table-cell>
          <table:table-cell table:style-name="ce12" office:value-type="date" office:date-value="1942-04-07" calcext:value-type="date">
            <text:p>07/04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71" calcext:value-type="float">
            <text:p>18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FAI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92-04-16" calcext:value-type="date">
            <text:p>16/04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ROCAB</text:p>
          </table:table-cell>
          <table:table-cell table:style-name="ce11" office:value-type="string" calcext:value-type="string">
            <text:p>JEAN-MARIE</text:p>
          </table:table-cell>
          <table:table-cell table:style-name="ce12" office:value-type="date" office:date-value="1982-05-09" calcext:value-type="date">
            <text:p>09/05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56-11-16" calcext:value-type="date">
            <text:p>16/11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75" calcext:value-type="float">
            <text:p>187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TVEXAB</text:p>
          </table:table-cell>
          <table:table-cell table:style-name="ce11" office:value-type="string" calcext:value-type="string">
            <text:p>MARTINE</text:p>
          </table:table-cell>
          <table:table-cell table:style-name="ce12" office:value-type="date" office:date-value="1985-08-24" calcext:value-type="date">
            <text:p>24/08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NWEI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2-06-16" calcext:value-type="date">
            <text:p>16/06/196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91" calcext:value-type="float">
            <text:p>189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COHAB</text:p>
          </table:table-cell>
          <table:table-cell table:style-name="ce11" office:value-type="string" calcext:value-type="string">
            <text:p>MICHELE</text:p>
          </table:table-cell>
          <table:table-cell table:style-name="ce12" office:value-type="date" office:date-value="1956-01-17" calcext:value-type="date">
            <text:p>17/01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MASAB</text:p>
          </table:table-cell>
          <table:table-cell table:style-name="ce11" office:value-type="string" calcext:value-type="string">
            <text:p>ALAIN CHARLES</text:p>
          </table:table-cell>
          <table:table-cell table:style-name="ce12" office:value-type="date" office:date-value="1942-05-30" calcext:value-type="date">
            <text:p>30/05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YTAN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60-07-17" calcext:value-type="date">
            <text:p>17/07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61" calcext:value-type="float">
            <text:p>196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COH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53-12-05" calcext:value-type="date">
            <text:p>05/12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62" calcext:value-type="float">
            <text:p>196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CAS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4-11-16" calcext:value-type="date">
            <text:p>16/11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63" calcext:value-type="float">
            <text:p>196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VAL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6-02-11" calcext:value-type="date">
            <text:p>11/02/197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64" calcext:value-type="float">
            <text:p>196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TRIAB</text:p>
          </table:table-cell>
          <table:table-cell table:style-name="ce11" office:value-type="string" calcext:value-type="string">
            <text:p>JEAN CLAUDE</text:p>
          </table:table-cell>
          <table:table-cell table:style-name="ce12" office:value-type="date" office:date-value="1973-03-06" calcext:value-type="date">
            <text:p>06/03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67" calcext:value-type="float">
            <text:p>196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ELARAB</text:p>
          </table:table-cell>
          <table:table-cell table:style-name="ce11" office:value-type="string" calcext:value-type="string">
            <text:p>LILIANE</text:p>
          </table:table-cell>
          <table:table-cell table:style-name="ce12" office:value-type="date" office:date-value="1992-06-10" calcext:value-type="date">
            <text:p>10/06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68" calcext:value-type="float">
            <text:p>196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GAUAB</text:p>
          </table:table-cell>
          <table:table-cell table:style-name="ce11" office:value-type="string" calcext:value-type="string">
            <text:p>JOEL</text:p>
          </table:table-cell>
          <table:table-cell table:style-name="ce12" office:value-type="date" office:date-value="1949-03-10" calcext:value-type="date">
            <text:p>10/03/194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70" calcext:value-type="float">
            <text:p>197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AZOAB</text:p>
          </table:table-cell>
          <table:table-cell table:style-name="ce11" office:value-type="string" calcext:value-type="string">
            <text:p>JACQUES</text:p>
          </table:table-cell>
          <table:table-cell table:style-name="ce12" office:value-type="date" office:date-value="1972-03-06" calcext:value-type="date">
            <text:p>06/03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71" calcext:value-type="float">
            <text:p>19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TCHA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67-06-14" calcext:value-type="date">
            <text:p>14/06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72" calcext:value-type="float">
            <text:p>197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GRA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75-11-12" calcext:value-type="date">
            <text:p>12/11/197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73" calcext:value-type="float">
            <text:p>197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UARTAB</text:p>
          </table:table-cell>
          <table:table-cell table:style-name="ce11" office:value-type="string" calcext:value-type="string">
            <text:p>JEAN YVES</text:p>
          </table:table-cell>
          <table:table-cell table:style-name="ce12" office:value-type="date" office:date-value="1947-10-19" calcext:value-type="date">
            <text:p>19/10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76" calcext:value-type="float">
            <text:p>197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GBEN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83-06-29" calcext:value-type="date">
            <text:p>29/06/1983</text:p>
          </table:table-cell>
          <table:table-cell table:style-name="ce11" office:value-type="string" calcext:value-type="string">
            <text:p>906A</text:p>
          </table:table-cell>
          <table:table-cell table:style-name="ce11" office:value-type="string" calcext:value-type="string">
            <text:p>ADM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77" calcext:value-type="float">
            <text:p>197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ZBOUAB</text:p>
          </table:table-cell>
          <table:table-cell table:style-name="ce11" office:value-type="string" calcext:value-type="string">
            <text:p>ANNICK</text:p>
          </table:table-cell>
          <table:table-cell table:style-name="ce12" office:value-type="date" office:date-value="1985-07-17" calcext:value-type="date">
            <text:p>17/07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79" calcext:value-type="float">
            <text:p>197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COUAB</text:p>
          </table:table-cell>
          <table:table-cell table:style-name="ce11" office:value-type="string" calcext:value-type="string">
            <text:p>MARIE FRANCE</text:p>
          </table:table-cell>
          <table:table-cell table:style-name="ce12" office:value-type="date" office:date-value="1993-08-29" calcext:value-type="date">
            <text:p>29/08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81" calcext:value-type="float">
            <text:p>198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FAGAB</text:p>
          </table:table-cell>
          <table:table-cell table:style-name="ce11" office:value-type="string" calcext:value-type="string">
            <text:p>REMY</text:p>
          </table:table-cell>
          <table:table-cell table:style-name="ce12" office:value-type="date" office:date-value="1964-02-13" calcext:value-type="date">
            <text:p>13/02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85" calcext:value-type="float">
            <text:p>198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IZRAB</text:p>
          </table:table-cell>
          <table:table-cell table:style-name="ce11" office:value-type="string" calcext:value-type="string">
            <text:p>MOHAND</text:p>
          </table:table-cell>
          <table:table-cell table:style-name="ce12" office:value-type="date" office:date-value="1943-10-04" calcext:value-type="date">
            <text:p>04/10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86" calcext:value-type="float">
            <text:p>19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YDENAB</text:p>
          </table:table-cell>
          <table:table-cell table:style-name="ce11" office:value-type="string" calcext:value-type="string">
            <text:p>PAUL</text:p>
          </table:table-cell>
          <table:table-cell table:style-name="ce12" office:value-type="date" office:date-value="1992-07-01" calcext:value-type="date">
            <text:p>01/07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87" calcext:value-type="float">
            <text:p>198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GLUAB</text:p>
          </table:table-cell>
          <table:table-cell table:style-name="ce11" office:value-type="string" calcext:value-type="string">
            <text:p>LILIANE</text:p>
          </table:table-cell>
          <table:table-cell table:style-name="ce12" office:value-type="date" office:date-value="1961-04-12" calcext:value-type="date">
            <text:p>12/04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91" calcext:value-type="float">
            <text:p>199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MOR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88-02-05" calcext:value-type="date">
            <text:p>05/02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94" calcext:value-type="float">
            <text:p>19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NIC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63-08-13" calcext:value-type="date">
            <text:p>13/08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95" calcext:value-type="float">
            <text:p>19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PILAB</text:p>
          </table:table-cell>
          <table:table-cell table:style-name="ce11" office:value-type="string" calcext:value-type="string">
            <text:p>PAUL</text:p>
          </table:table-cell>
          <table:table-cell table:style-name="ce12" office:value-type="date" office:date-value="1941-07-16" calcext:value-type="date">
            <text:p>16/07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1999" calcext:value-type="float">
            <text:p>19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RICAB</text:p>
          </table:table-cell>
          <table:table-cell table:style-name="ce11" office:value-type="string" calcext:value-type="string">
            <text:p>JEAN PAUL</text:p>
          </table:table-cell>
          <table:table-cell table:style-name="ce12" office:value-type="date" office:date-value="1941-10-15" calcext:value-type="date">
            <text:p>15/10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GPHA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59-03-20" calcext:value-type="date">
            <text:p>20/03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03" calcext:value-type="float">
            <text:p>200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VALAB</text:p>
          </table:table-cell>
          <table:table-cell table:style-name="ce11" office:value-type="string" calcext:value-type="string">
            <text:p>PAUL</text:p>
          </table:table-cell>
          <table:table-cell table:style-name="ce12" office:value-type="date" office:date-value="1972-03-13" calcext:value-type="date">
            <text:p>13/03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46" calcext:value-type="float">
            <text:p>204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OUA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86-03-02" calcext:value-type="date">
            <text:p>02/03/198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49" calcext:value-type="float">
            <text:p>204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CDUCAB</text:p>
          </table:table-cell>
          <table:table-cell table:style-name="ce11" office:value-type="string" calcext:value-type="string">
            <text:p>FLORENT</text:p>
          </table:table-cell>
          <table:table-cell table:style-name="ce12" office:value-type="date" office:date-value="1950-08-14" calcext:value-type="date">
            <text:p>14/08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069" calcext:value-type="float">
            <text:p>206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WIN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5-03-09" calcext:value-type="date">
            <text:p>09/03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04" calcext:value-type="float">
            <text:p>210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DM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60-04-12" calcext:value-type="date">
            <text:p>12/04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81" calcext:value-type="float">
            <text:p>218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NOTAB</text:p>
          </table:table-cell>
          <table:table-cell table:style-name="ce11" office:value-type="string" calcext:value-type="string">
            <text:p>DENIS</text:p>
          </table:table-cell>
          <table:table-cell table:style-name="ce12" office:value-type="date" office:date-value="1964-12-15" calcext:value-type="date">
            <text:p>15/12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182" calcext:value-type="float">
            <text:p>21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FROAB</text:p>
          </table:table-cell>
          <table:table-cell table:style-name="ce11" office:value-type="string" calcext:value-type="string">
            <text:p>JEAN CHRISTOPHE</text:p>
          </table:table-cell>
          <table:table-cell table:style-name="ce12" office:value-type="date" office:date-value="1992-09-27" calcext:value-type="date">
            <text:p>27/09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06" calcext:value-type="float">
            <text:p>220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NOE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61-09-06" calcext:value-type="date">
            <text:p>06/09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297" calcext:value-type="float">
            <text:p>229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PS SAAB</text:p>
          </table:table-cell>
          <table:table-cell table:style-name="ce11" office:value-type="string" calcext:value-type="string">
            <text:p>MILENA</text:p>
          </table:table-cell>
          <table:table-cell table:style-name="ce12" office:value-type="date" office:date-value="1942-08-15" calcext:value-type="date">
            <text:p>15/08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23" calcext:value-type="float">
            <text:p>23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ZMAE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71-01-31" calcext:value-type="date">
            <text:p>31/01/197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24" calcext:value-type="float">
            <text:p>232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ZWALAB</text:p>
          </table:table-cell>
          <table:table-cell table:style-name="ce11" office:value-type="string" calcext:value-type="string">
            <text:p>ARNAUD</text:p>
          </table:table-cell>
          <table:table-cell table:style-name="ce12" office:value-type="date" office:date-value="1984-12-29" calcext:value-type="date">
            <text:p>29/12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54" calcext:value-type="float">
            <text:p>23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CHA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61-07-19" calcext:value-type="date">
            <text:p>19/07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68" calcext:value-type="float">
            <text:p>236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ZPHAAB</text:p>
          </table:table-cell>
          <table:table-cell table:style-name="ce11" office:value-type="string" calcext:value-type="string">
            <text:p>FREDERIQUE</text:p>
          </table:table-cell>
          <table:table-cell table:style-name="ce12" office:value-type="date" office:date-value="1963-02-17" calcext:value-type="date">
            <text:p>17/02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86" calcext:value-type="float">
            <text:p>238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DMAR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63-03-27" calcext:value-type="date">
            <text:p>27/03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390" calcext:value-type="float">
            <text:p>239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CAROLE</text:p>
          </table:table-cell>
          <table:table-cell table:style-name="ce12" office:value-type="date" office:date-value="1942-12-14" calcext:value-type="date">
            <text:p>14/12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405" calcext:value-type="float">
            <text:p>240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CHA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76-10-16" calcext:value-type="date">
            <text:p>16/10/197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415" calcext:value-type="float">
            <text:p>241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UGAB</text:p>
          </table:table-cell>
          <table:table-cell table:style-name="ce11" office:value-type="string" calcext:value-type="string">
            <text:p>MARC HENRI</text:p>
          </table:table-cell>
          <table:table-cell table:style-name="ce12" office:value-type="date" office:date-value="1961-11-14" calcext:value-type="date">
            <text:p>14/11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461" calcext:value-type="float">
            <text:p>24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QDELAB</text:p>
          </table:table-cell>
          <table:table-cell table:style-name="ce11" office:value-type="string" calcext:value-type="string">
            <text:p>SEVERINE</text:p>
          </table:table-cell>
          <table:table-cell table:style-name="ce12" office:value-type="date" office:date-value="1977-10-25" calcext:value-type="date">
            <text:p>25/10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16" calcext:value-type="float">
            <text:p>251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ELAG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46-01-18" calcext:value-type="date">
            <text:p>18/01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586" calcext:value-type="float">
            <text:p>25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GUI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91-12-04" calcext:value-type="date">
            <text:p>04/12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00" calcext:value-type="float">
            <text:p>26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REA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86-05-27" calcext:value-type="date">
            <text:p>27/05/198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02" calcext:value-type="float">
            <text:p>260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ROU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3-09-04" calcext:value-type="date">
            <text:p>04/09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14" calcext:value-type="float">
            <text:p>26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LANAB</text:p>
          </table:table-cell>
          <table:table-cell table:style-name="ce11" office:value-type="string" calcext:value-type="string">
            <text:p>CORINNE</text:p>
          </table:table-cell>
          <table:table-cell table:style-name="ce12" office:value-type="date" office:date-value="1960-05-12" calcext:value-type="date">
            <text:p>12/05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56" calcext:value-type="float">
            <text:p>265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FALAB</text:p>
          </table:table-cell>
          <table:table-cell table:style-name="ce11" office:value-type="string" calcext:value-type="string">
            <text:p>GERALDINE</text:p>
          </table:table-cell>
          <table:table-cell table:style-name="ce12" office:value-type="date" office:date-value="1965-08-06" calcext:value-type="date">
            <text:p>06/08/196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61" calcext:value-type="float">
            <text:p>266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KBARAB</text:p>
          </table:table-cell>
          <table:table-cell table:style-name="ce11" office:value-type="string" calcext:value-type="string">
            <text:p>FANNY</text:p>
          </table:table-cell>
          <table:table-cell table:style-name="ce12" office:value-type="date" office:date-value="1973-10-26" calcext:value-type="date">
            <text:p>26/10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73" calcext:value-type="float">
            <text:p>267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YJAU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75-12-19" calcext:value-type="date">
            <text:p>19/12/197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94" calcext:value-type="float">
            <text:p>26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DUR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70-06-17" calcext:value-type="date">
            <text:p>17/06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698" calcext:value-type="float">
            <text:p>269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MAT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48-06-02" calcext:value-type="date">
            <text:p>02/06/194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00" calcext:value-type="float">
            <text:p>270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ROLAB</text:p>
          </table:table-cell>
          <table:table-cell table:style-name="ce11" office:value-type="string" calcext:value-type="string">
            <text:p>HUGUES</text:p>
          </table:table-cell>
          <table:table-cell table:style-name="ce12" office:value-type="date" office:date-value="1983-09-23" calcext:value-type="date">
            <text:p>23/09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05" calcext:value-type="float">
            <text:p>270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JEA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91-10-24" calcext:value-type="date">
            <text:p>24/10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729" calcext:value-type="float">
            <text:p>272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RICAB</text:p>
          </table:table-cell>
          <table:table-cell table:style-name="ce11" office:value-type="string" calcext:value-type="string">
            <text:p>BENJAMIN</text:p>
          </table:table-cell>
          <table:table-cell table:style-name="ce12" office:value-type="date" office:date-value="1961-05-27" calcext:value-type="date">
            <text:p>27/05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21" calcext:value-type="float">
            <text:p>282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VEN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94-04-08" calcext:value-type="date">
            <text:p>08/04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23" calcext:value-type="float">
            <text:p>282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AR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49-08-24" calcext:value-type="date">
            <text:p>24/08/194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42" calcext:value-type="float">
            <text:p>284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CHA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69-11-30" calcext:value-type="date">
            <text:p>30/11/196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72" calcext:value-type="float">
            <text:p>287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GUEAB</text:p>
          </table:table-cell>
          <table:table-cell table:style-name="ce11" office:value-type="string" calcext:value-type="string">
            <text:p>ERWANN</text:p>
          </table:table-cell>
          <table:table-cell table:style-name="ce12" office:value-type="date" office:date-value="1943-12-15" calcext:value-type="date">
            <text:p>15/12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79" calcext:value-type="float">
            <text:p>287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FEN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54-01-21" calcext:value-type="date">
            <text:p>21/01/195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84" calcext:value-type="float">
            <text:p>288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VAL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94-06-18" calcext:value-type="date">
            <text:p>18/06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892" calcext:value-type="float">
            <text:p>289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ULETAB</text:p>
          </table:table-cell>
          <table:table-cell table:style-name="ce11" office:value-type="string" calcext:value-type="string">
            <text:p>REMI</text:p>
          </table:table-cell>
          <table:table-cell table:style-name="ce12" office:value-type="date" office:date-value="1951-01-22" calcext:value-type="date">
            <text:p>22/01/195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906" calcext:value-type="float">
            <text:p>290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DE AB</text:p>
          </table:table-cell>
          <table:table-cell table:style-name="ce11" office:value-type="string" calcext:value-type="string">
            <text:p>LOIC</text:p>
          </table:table-cell>
          <table:table-cell table:style-name="ce12" office:value-type="date" office:date-value="1983-11-02" calcext:value-type="date">
            <text:p>02/11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2982" calcext:value-type="float">
            <text:p>298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SDUC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91-10-04" calcext:value-type="date">
            <text:p>04/10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071" calcext:value-type="float">
            <text:p>307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FFSCHAB</text:p>
          </table:table-cell>
          <table:table-cell table:style-name="ce11" office:value-type="string" calcext:value-type="string">
            <text:p>PIERRE OLIVIER</text:p>
          </table:table-cell>
          <table:table-cell table:style-name="ce12" office:value-type="date" office:date-value="1946-02-20" calcext:value-type="date">
            <text:p>20/02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01" calcext:value-type="float">
            <text:p>310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GELESAB</text:p>
          </table:table-cell>
          <table:table-cell table:style-name="ce11" office:value-type="string" calcext:value-type="string">
            <text:p>DENIS</text:p>
          </table:table-cell>
          <table:table-cell table:style-name="ce12" office:value-type="date" office:date-value="1968-02-19" calcext:value-type="date">
            <text:p>19/02/196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33" calcext:value-type="float">
            <text:p>313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DUV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41-02-01" calcext:value-type="date">
            <text:p>01/02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2" calcext:value-type="float">
            <text:p>31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BAR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58-03-02" calcext:value-type="date">
            <text:p>02/03/195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53" calcext:value-type="float">
            <text:p>315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MAJCAB</text:p>
          </table:table-cell>
          <table:table-cell table:style-name="ce11" office:value-type="string" calcext:value-type="string">
            <text:p>FLORENCE</text:p>
          </table:table-cell>
          <table:table-cell table:style-name="ce12" office:value-type="date" office:date-value="1985-11-01" calcext:value-type="date">
            <text:p>01/11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63" calcext:value-type="float">
            <text:p>316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AFADAB</text:p>
          </table:table-cell>
          <table:table-cell table:style-name="ce11" office:value-type="string" calcext:value-type="string">
            <text:p>GIULIA</text:p>
          </table:table-cell>
          <table:table-cell table:style-name="ce12" office:value-type="date" office:date-value="1968-03-29" calcext:value-type="date">
            <text:p>29/03/196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182" calcext:value-type="float">
            <text:p>3182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UMIGAB</text:p>
          </table:table-cell>
          <table:table-cell table:style-name="ce11" office:value-type="string" calcext:value-type="string">
            <text:p>EVELYNE</text:p>
          </table:table-cell>
          <table:table-cell table:style-name="ce12" office:value-type="date" office:date-value="1982-03-02" calcext:value-type="date">
            <text:p>02/03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15" calcext:value-type="float">
            <text:p>321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AHANAB</text:p>
          </table:table-cell>
          <table:table-cell table:style-name="ce11" office:value-type="string" calcext:value-type="string">
            <text:p>ADRIANA</text:p>
          </table:table-cell>
          <table:table-cell table:style-name="ce12" office:value-type="date" office:date-value="1955-03-19" calcext:value-type="date">
            <text:p>19/03/195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21" calcext:value-type="float">
            <text:p>322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NAH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2-07-16" calcext:value-type="date">
            <text:p>16/07/196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37" calcext:value-type="float">
            <text:p>323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SUTAB</text:p>
          </table:table-cell>
          <table:table-cell table:style-name="ce11" office:value-type="string" calcext:value-type="string">
            <text:p>ANGELA</text:p>
          </table:table-cell>
          <table:table-cell table:style-name="ce12" office:value-type="date" office:date-value="1985-05-31" calcext:value-type="date">
            <text:p>31/05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39" calcext:value-type="float">
            <text:p>323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ABA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83-09-02" calcext:value-type="date">
            <text:p>02/09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41" calcext:value-type="float">
            <text:p>3241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BIH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52-11-23" calcext:value-type="date">
            <text:p>23/11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42" calcext:value-type="float">
            <text:p>324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RIAB</text:p>
          </table:table-cell>
          <table:table-cell table:style-name="ce11" office:value-type="string" calcext:value-type="string">
            <text:p>PIERRE YVES</text:p>
          </table:table-cell>
          <table:table-cell table:style-name="ce12" office:value-type="date" office:date-value="1959-08-06" calcext:value-type="date">
            <text:p>06/08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48" calcext:value-type="float">
            <text:p>324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MONAB</text:p>
          </table:table-cell>
          <table:table-cell table:style-name="ce11" office:value-type="string" calcext:value-type="string">
            <text:p>MAELLE</text:p>
          </table:table-cell>
          <table:table-cell table:style-name="ce12" office:value-type="date" office:date-value="1972-04-26" calcext:value-type="date">
            <text:p>26/04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54" calcext:value-type="float">
            <text:p>32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PON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52-10-14" calcext:value-type="date">
            <text:p>14/10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276" calcext:value-type="float">
            <text:p>327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MAZ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80-07-07" calcext:value-type="date">
            <text:p>07/07/198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304" calcext:value-type="float">
            <text:p>330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AVRAB</text:p>
          </table:table-cell>
          <table:table-cell table:style-name="ce11" office:value-type="string" calcext:value-type="string">
            <text:p>CHRISTELLE</text:p>
          </table:table-cell>
          <table:table-cell table:style-name="ce12" office:value-type="date" office:date-value="1973-10-04" calcext:value-type="date">
            <text:p>04/10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56" calcext:value-type="float">
            <text:p>345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YVASAB</text:p>
          </table:table-cell>
          <table:table-cell table:style-name="ce11" office:value-type="string" calcext:value-type="string">
            <text:p>CARINE</text:p>
          </table:table-cell>
          <table:table-cell table:style-name="ce12" office:value-type="date" office:date-value="1961-10-04" calcext:value-type="date">
            <text:p>04/10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78" calcext:value-type="float">
            <text:p>347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TRI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57-12-14" calcext:value-type="date">
            <text:p>14/12/195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88" calcext:value-type="float">
            <text:p>348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DHOAB</text:p>
          </table:table-cell>
          <table:table-cell table:style-name="ce11" office:value-type="string" calcext:value-type="string">
            <text:p>ROBIN</text:p>
          </table:table-cell>
          <table:table-cell table:style-name="ce12" office:value-type="date" office:date-value="1977-11-07" calcext:value-type="date">
            <text:p>07/11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89" calcext:value-type="float">
            <text:p>348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GUEAB</text:p>
          </table:table-cell>
          <table:table-cell table:style-name="ce11" office:value-type="string" calcext:value-type="string">
            <text:p>KARIMA</text:p>
          </table:table-cell>
          <table:table-cell table:style-name="ce12" office:value-type="date" office:date-value="1955-01-07" calcext:value-type="date">
            <text:p>07/01/195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6360"/>
        </table:table-row>
        <table:table-row table:style-name="ro1">
          <table:table-cell table:style-name="ce7" office:value-type="float" office:value="3492" calcext:value-type="float">
            <text:p>349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PICAB</text:p>
          </table:table-cell>
          <table:table-cell table:style-name="ce11" office:value-type="string" calcext:value-type="string">
            <text:p>BERTRAND</text:p>
          </table:table-cell>
          <table:table-cell table:style-name="ce12" office:value-type="date" office:date-value="1943-01-05" calcext:value-type="date">
            <text:p>05/01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495" calcext:value-type="float">
            <text:p>34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BOU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50-11-27" calcext:value-type="date">
            <text:p>27/11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497" calcext:value-type="float">
            <text:p>349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MOUAB</text:p>
          </table:table-cell>
          <table:table-cell table:style-name="ce11" office:value-type="string" calcext:value-type="string">
            <text:p>JEAN-JACQUES</text:p>
          </table:table-cell>
          <table:table-cell table:style-name="ce12" office:value-type="date" office:date-value="1947-03-21" calcext:value-type="date">
            <text:p>21/03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513" calcext:value-type="float">
            <text:p>3513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KNAPAB</text:p>
          </table:table-cell>
          <table:table-cell table:style-name="ce11" office:value-type="string" calcext:value-type="string">
            <text:p>MICHELE</text:p>
          </table:table-cell>
          <table:table-cell table:style-name="ce12" office:value-type="date" office:date-value="1988-11-07" calcext:value-type="date">
            <text:p>07/11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558" calcext:value-type="float">
            <text:p>355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DURAB</text:p>
          </table:table-cell>
          <table:table-cell table:style-name="ce11" office:value-type="string" calcext:value-type="string">
            <text:p>REMY</text:p>
          </table:table-cell>
          <table:table-cell table:style-name="ce12" office:value-type="date" office:date-value="1967-04-21" calcext:value-type="date">
            <text:p>21/04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582" calcext:value-type="float">
            <text:p>35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PICAB</text:p>
          </table:table-cell>
          <table:table-cell table:style-name="ce11" office:value-type="string" calcext:value-type="string">
            <text:p>AURELIEN</text:p>
          </table:table-cell>
          <table:table-cell table:style-name="ce12" office:value-type="date" office:date-value="1974-03-06" calcext:value-type="date">
            <text:p>06/03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588" calcext:value-type="float">
            <text:p>358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GORAB</text:p>
          </table:table-cell>
          <table:table-cell table:style-name="ce11" office:value-type="string" calcext:value-type="string">
            <text:p>EMMNANUEL</text:p>
          </table:table-cell>
          <table:table-cell table:style-name="ce12" office:value-type="date" office:date-value="1953-08-22" calcext:value-type="date">
            <text:p>22/08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607" calcext:value-type="float">
            <text:p>360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SDE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8-09-27" calcext:value-type="date">
            <text:p>27/09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725" calcext:value-type="float">
            <text:p>372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NUNAB</text:p>
          </table:table-cell>
          <table:table-cell table:style-name="ce11" office:value-type="string" calcext:value-type="string">
            <text:p>HILARIO</text:p>
          </table:table-cell>
          <table:table-cell table:style-name="ce12" office:value-type="date" office:date-value="1992-04-27" calcext:value-type="date">
            <text:p>27/04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726" calcext:value-type="float">
            <text:p>372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PIPAB</text:p>
          </table:table-cell>
          <table:table-cell table:style-name="ce11" office:value-type="string" calcext:value-type="string">
            <text:p>EVA</text:p>
          </table:table-cell>
          <table:table-cell table:style-name="ce12" office:value-type="date" office:date-value="1947-09-23" calcext:value-type="date">
            <text:p>23/09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736" calcext:value-type="float">
            <text:p>373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MOT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50-03-27" calcext:value-type="date">
            <text:p>27/03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741" calcext:value-type="float">
            <text:p>374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CHA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70-01-07" calcext:value-type="date">
            <text:p>07/01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782" calcext:value-type="float">
            <text:p>37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CROAB</text:p>
          </table:table-cell>
          <table:table-cell table:style-name="ce11" office:value-type="string" calcext:value-type="string">
            <text:p>CYRIL</text:p>
          </table:table-cell>
          <table:table-cell table:style-name="ce12" office:value-type="date" office:date-value="1983-11-17" calcext:value-type="date">
            <text:p>17/11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885" calcext:value-type="float">
            <text:p>3885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VURAB</text:p>
          </table:table-cell>
          <table:table-cell table:style-name="ce11" office:value-type="string" calcext:value-type="string">
            <text:p>BRIGITTE</text:p>
          </table:table-cell>
          <table:table-cell table:style-name="ce12" office:value-type="date" office:date-value="1943-10-14" calcext:value-type="date">
            <text:p>14/10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886" calcext:value-type="float">
            <text:p>388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DHO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67-08-27" calcext:value-type="date">
            <text:p>27/08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3943" calcext:value-type="float">
            <text:p>394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GHER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82-05-17" calcext:value-type="date">
            <text:p>17/05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4088" calcext:value-type="float">
            <text:p>408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HERAB</text:p>
          </table:table-cell>
          <table:table-cell table:style-name="ce11" office:value-type="string" calcext:value-type="string">
            <text:p>MARIA BELEN</text:p>
          </table:table-cell>
          <table:table-cell table:style-name="ce12" office:value-type="date" office:date-value="1970-05-07" calcext:value-type="date">
            <text:p>07/05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4099" calcext:value-type="float">
            <text:p>40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ASS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73-06-11" calcext:value-type="date">
            <text:p>11/06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6360"/>
        </table:table-row>
        <table:table-row table:style-name="ro1">
          <table:table-cell table:style-name="ce7" office:value-type="float" office:value="4187" calcext:value-type="float">
            <text:p>418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PULAB</text:p>
          </table:table-cell>
          <table:table-cell table:style-name="ce11" office:value-type="string" calcext:value-type="string">
            <text:p>BERTRAND</text:p>
          </table:table-cell>
          <table:table-cell table:style-name="ce12" office:value-type="date" office:date-value="1981-03-01" calcext:value-type="date">
            <text:p>01/03/198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266" calcext:value-type="float">
            <text:p>426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COUAB</text:p>
          </table:table-cell>
          <table:table-cell table:style-name="ce11" office:value-type="string" calcext:value-type="string">
            <text:p>CHRISTEL</text:p>
          </table:table-cell>
          <table:table-cell table:style-name="ce12" office:value-type="date" office:date-value="1988-07-13" calcext:value-type="date">
            <text:p>13/07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397" calcext:value-type="float">
            <text:p>439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BLO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67-12-13" calcext:value-type="date">
            <text:p>13/12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538" calcext:value-type="float">
            <text:p>453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OPICAB</text:p>
          </table:table-cell>
          <table:table-cell table:style-name="ce11" office:value-type="string" calcext:value-type="string">
            <text:p>ANNE-GABRIELLE</text:p>
          </table:table-cell>
          <table:table-cell table:style-name="ce12" office:value-type="date" office:date-value="1974-05-19" calcext:value-type="date">
            <text:p>19/05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579" calcext:value-type="float">
            <text:p>457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DELAB</text:p>
          </table:table-cell>
          <table:table-cell table:style-name="ce11" office:value-type="string" calcext:value-type="string">
            <text:p>ANDREE</text:p>
          </table:table-cell>
          <table:table-cell table:style-name="ce12" office:value-type="date" office:date-value="1989-07-24" calcext:value-type="date">
            <text:p>24/07/198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625" calcext:value-type="float">
            <text:p>462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LALAB</text:p>
          </table:table-cell>
          <table:table-cell table:style-name="ce11" office:value-type="string" calcext:value-type="string">
            <text:p>YOANN</text:p>
          </table:table-cell>
          <table:table-cell table:style-name="ce12" office:value-type="date" office:date-value="1984-05-31" calcext:value-type="date">
            <text:p>31/05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709" calcext:value-type="float">
            <text:p>470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CAU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6-03-20" calcext:value-type="date">
            <text:p>20/03/197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747" calcext:value-type="float">
            <text:p>4747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GREZAB</text:p>
          </table:table-cell>
          <table:table-cell table:style-name="ce11" office:value-type="string" calcext:value-type="string">
            <text:p>DALILA</text:p>
          </table:table-cell>
          <table:table-cell table:style-name="ce12" office:value-type="date" office:date-value="1956-12-21" calcext:value-type="date">
            <text:p>21/12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816" calcext:value-type="float">
            <text:p>481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OS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7-12-11" calcext:value-type="date">
            <text:p>11/12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860" calcext:value-type="float">
            <text:p>486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DES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64-02-06" calcext:value-type="date">
            <text:p>06/02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4928" calcext:value-type="float">
            <text:p>492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YLAMAB</text:p>
          </table:table-cell>
          <table:table-cell table:style-name="ce11" office:value-type="string" calcext:value-type="string">
            <text:p>JEAN-BAPTISTE</text:p>
          </table:table-cell>
          <table:table-cell table:style-name="ce12" office:value-type="date" office:date-value="1983-04-27" calcext:value-type="date">
            <text:p>27/04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5190" calcext:value-type="float">
            <text:p>519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YHLAAB</text:p>
          </table:table-cell>
          <table:table-cell table:style-name="ce11" office:value-type="string" calcext:value-type="string">
            <text:p>HANNA</text:p>
          </table:table-cell>
          <table:table-cell table:style-name="ce12" office:value-type="date" office:date-value="1974-02-03" calcext:value-type="date">
            <text:p>03/02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5216" calcext:value-type="float">
            <text:p>521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LAM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43-08-31" calcext:value-type="date">
            <text:p>31/08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6380" calcext:value-type="float">
            <text:p>638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AMOYAB</text:p>
          </table:table-cell>
          <table:table-cell table:style-name="ce11" office:value-type="string" calcext:value-type="string">
            <text:p>ESTELLE</text:p>
          </table:table-cell>
          <table:table-cell table:style-name="ce12" office:value-type="date" office:date-value="1941-05-18" calcext:value-type="date">
            <text:p>18/05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6999" calcext:value-type="float">
            <text:p>699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FABAB</text:p>
          </table:table-cell>
          <table:table-cell table:style-name="ce11" office:value-type="string" calcext:value-type="string">
            <text:p>EMMANNUELLE</text:p>
          </table:table-cell>
          <table:table-cell table:style-name="ce12" office:value-type="date" office:date-value="1963-07-14" calcext:value-type="date">
            <text:p>14/07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7451" calcext:value-type="float">
            <text:p>745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7-04-11" calcext:value-type="date">
            <text:p>11/04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7629" calcext:value-type="float">
            <text:p>762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ZIL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95-08-19" calcext:value-type="date">
            <text:p>19/08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7692" calcext:value-type="float">
            <text:p>769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KZEL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44-12-09" calcext:value-type="date">
            <text:p>09/12/194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7860" calcext:value-type="float">
            <text:p>786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GROSAB</text:p>
          </table:table-cell>
          <table:table-cell table:style-name="ce11" office:value-type="string" calcext:value-type="string">
            <text:p>RACHEL</text:p>
          </table:table-cell>
          <table:table-cell table:style-name="ce12" office:value-type="date" office:date-value="1985-10-21" calcext:value-type="date">
            <text:p>21/10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9318" calcext:value-type="float">
            <text:p>9318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HE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72-11-04" calcext:value-type="date">
            <text:p>04/11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9395" calcext:value-type="float">
            <text:p>939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YEL-AB</text:p>
          </table:table-cell>
          <table:table-cell table:style-name="ce11" office:value-type="string" calcext:value-type="string">
            <text:p>CHARLES</text:p>
          </table:table-cell>
          <table:table-cell table:style-name="ce12" office:value-type="date" office:date-value="1993-05-14" calcext:value-type="date">
            <text:p>14/05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9529" calcext:value-type="float">
            <text:p>952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GROAB</text:p>
          </table:table-cell>
          <table:table-cell table:style-name="ce11" office:value-type="string" calcext:value-type="string">
            <text:p>JEAN-FRANCOIS</text:p>
          </table:table-cell>
          <table:table-cell table:style-name="ce12" office:value-type="date" office:date-value="1941-06-09" calcext:value-type="date">
            <text:p>09/06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9918" calcext:value-type="float">
            <text:p>9918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VERAB</text:p>
          </table:table-cell>
          <table:table-cell table:style-name="ce11" office:value-type="string" calcext:value-type="string">
            <text:p>NOELLE</text:p>
          </table:table-cell>
          <table:table-cell table:style-name="ce12" office:value-type="date" office:date-value="1957-07-18" calcext:value-type="date">
            <text:p>18/07/195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0319" calcext:value-type="float">
            <text:p>1031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TVANAB</text:p>
          </table:table-cell>
          <table:table-cell table:style-name="ce11" office:value-type="string" calcext:value-type="string">
            <text:p>ARNAUD</text:p>
          </table:table-cell>
          <table:table-cell table:style-name="ce12" office:value-type="date" office:date-value="1980-01-21" calcext:value-type="date">
            <text:p>21/01/198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0583" calcext:value-type="float">
            <text:p>10583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YLEV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47-07-07" calcext:value-type="date">
            <text:p>07/07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0696" calcext:value-type="float">
            <text:p>1069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BELAB</text:p>
          </table:table-cell>
          <table:table-cell table:style-name="ce11" office:value-type="string" calcext:value-type="string">
            <text:p>SADEK</text:p>
          </table:table-cell>
          <table:table-cell table:style-name="ce12" office:value-type="date" office:date-value="1952-07-30" calcext:value-type="date">
            <text:p>30/07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3880" calcext:value-type="float">
            <text:p>13880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THOAB</text:p>
          </table:table-cell>
          <table:table-cell table:style-name="ce11" office:value-type="string" calcext:value-type="string">
            <text:p>PATRICIA</text:p>
          </table:table-cell>
          <table:table-cell table:style-name="ce12" office:value-type="date" office:date-value="1984-01-22" calcext:value-type="date">
            <text:p>22/01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3897" calcext:value-type="float">
            <text:p>13897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VANAB</text:p>
          </table:table-cell>
          <table:table-cell table:style-name="ce11" office:value-type="string" calcext:value-type="string">
            <text:p>HENRY</text:p>
          </table:table-cell>
          <table:table-cell table:style-name="ce12" office:value-type="date" office:date-value="1959-10-17" calcext:value-type="date">
            <text:p>17/10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4899" calcext:value-type="float">
            <text:p>1489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MOYAB</text:p>
          </table:table-cell>
          <table:table-cell table:style-name="ce11" office:value-type="string" calcext:value-type="string">
            <text:p>ALBAN</text:p>
          </table:table-cell>
          <table:table-cell table:style-name="ce12" office:value-type="date" office:date-value="1994-05-12" calcext:value-type="date">
            <text:p>12/05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4919" calcext:value-type="float">
            <text:p>1491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ENAB</text:p>
          </table:table-cell>
          <table:table-cell table:style-name="ce11" office:value-type="string" calcext:value-type="string">
            <text:p>SANDRINE</text:p>
          </table:table-cell>
          <table:table-cell table:style-name="ce12" office:value-type="date" office:date-value="1964-11-12" calcext:value-type="date">
            <text:p>12/11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5082" calcext:value-type="float">
            <text:p>1508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GUI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83-04-12" calcext:value-type="date">
            <text:p>12/04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6031" calcext:value-type="float">
            <text:p>16031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APA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65-06-30" calcext:value-type="date">
            <text:p>30/06/196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6049" calcext:value-type="float">
            <text:p>16049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BAI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87-04-21" calcext:value-type="date">
            <text:p>21/04/198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6125" calcext:value-type="float">
            <text:p>1612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AR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52-01-13" calcext:value-type="date">
            <text:p>13/01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6146" calcext:value-type="float">
            <text:p>1614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RSER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74-06-19" calcext:value-type="date">
            <text:p>19/06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6706" calcext:value-type="float">
            <text:p>16706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LAGAB</text:p>
          </table:table-cell>
          <table:table-cell table:style-name="ce11" office:value-type="string" calcext:value-type="string">
            <text:p>CHRISTELLE</text:p>
          </table:table-cell>
          <table:table-cell table:style-name="ce12" office:value-type="date" office:date-value="1968-12-24" calcext:value-type="date">
            <text:p>24/12/196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6869" calcext:value-type="float">
            <text:p>16869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PLAAB</text:p>
          </table:table-cell>
          <table:table-cell table:style-name="ce11" office:value-type="string" calcext:value-type="string">
            <text:p>CAROLE</text:p>
          </table:table-cell>
          <table:table-cell table:style-name="ce12" office:value-type="date" office:date-value="1983-04-26" calcext:value-type="date">
            <text:p>26/04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19834" calcext:value-type="float">
            <text:p>1983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AU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93-06-29" calcext:value-type="date">
            <text:p>29/06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21774" calcext:value-type="float">
            <text:p>217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EFEZAB</text:p>
          </table:table-cell>
          <table:table-cell table:style-name="ce11" office:value-type="string" calcext:value-type="string">
            <text:p>LEOPOLD LEDOUX</text:p>
          </table:table-cell>
          <table:table-cell table:style-name="ce12" office:value-type="date" office:date-value="1954-03-28" calcext:value-type="date">
            <text:p>28/03/195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26054" calcext:value-type="float">
            <text:p>2605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LAU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90-11-11" calcext:value-type="date">
            <text:p>11/11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28174" calcext:value-type="float">
            <text:p>281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AAHLAB</text:p>
          </table:table-cell>
          <table:table-cell table:style-name="ce11" office:value-type="string" calcext:value-type="string">
            <text:p>NAMANJEET</text:p>
          </table:table-cell>
          <table:table-cell table:style-name="ce12" office:value-type="date" office:date-value="1994-10-22" calcext:value-type="date">
            <text:p>22/10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28775" calcext:value-type="float">
            <text:p>287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DOR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79-09-26" calcext:value-type="date">
            <text:p>26/09/197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6370"/>
        </table:table-row>
        <table:table-row table:style-name="ro1">
          <table:table-cell table:style-name="ce7" office:value-type="float" office:value="28794" calcext:value-type="float">
            <text:p>287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PEY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85-05-02" calcext:value-type="date">
            <text:p>02/05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0394" calcext:value-type="float">
            <text:p>303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SQU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3-11-08" calcext:value-type="date">
            <text:p>08/11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0414" calcext:value-type="float">
            <text:p>3041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SVONAB</text:p>
          </table:table-cell>
          <table:table-cell table:style-name="ce11" office:value-type="string" calcext:value-type="string">
            <text:p>CORINNE</text:p>
          </table:table-cell>
          <table:table-cell table:style-name="ce12" office:value-type="date" office:date-value="1961-11-02" calcext:value-type="date">
            <text:p>02/11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1114" calcext:value-type="float">
            <text:p>3111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DAR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43-12-23" calcext:value-type="date">
            <text:p>23/12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1134" calcext:value-type="float">
            <text:p>311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JAI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73-06-25" calcext:value-type="date">
            <text:p>25/06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1154" calcext:value-type="float">
            <text:p>3115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DJAAB</text:p>
          </table:table-cell>
          <table:table-cell table:style-name="ce11" office:value-type="string" calcext:value-type="string">
            <text:p>NADIA</text:p>
          </table:table-cell>
          <table:table-cell table:style-name="ce12" office:value-type="date" office:date-value="1963-06-04" calcext:value-type="date">
            <text:p>04/06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1174" calcext:value-type="float">
            <text:p>3117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DECAB</text:p>
          </table:table-cell>
          <table:table-cell table:style-name="ce11" office:value-type="string" calcext:value-type="string">
            <text:p>PATRICE</text:p>
          </table:table-cell>
          <table:table-cell table:style-name="ce12" office:value-type="date" office:date-value="1944-02-09" calcext:value-type="date">
            <text:p>09/02/194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6994" calcext:value-type="float">
            <text:p>3699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NBRUAB</text:p>
          </table:table-cell>
          <table:table-cell table:style-name="ce11" office:value-type="string" calcext:value-type="string">
            <text:p>SOPHIE</text:p>
          </table:table-cell>
          <table:table-cell table:style-name="ce12" office:value-type="date" office:date-value="1944-11-18" calcext:value-type="date">
            <text:p>18/11/194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39096" calcext:value-type="float">
            <text:p>39096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VOI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70-04-06" calcext:value-type="date">
            <text:p>06/04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6652" calcext:value-type="float">
            <text:p>4665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BADAB</text:p>
          </table:table-cell>
          <table:table-cell table:style-name="ce11" office:value-type="string" calcext:value-type="string">
            <text:p>FADI</text:p>
          </table:table-cell>
          <table:table-cell table:style-name="ce12" office:value-type="date" office:date-value="1995-08-27" calcext:value-type="date">
            <text:p>27/08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6694" calcext:value-type="float">
            <text:p>46694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SAV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2-08-13" calcext:value-type="date">
            <text:p>13/08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6774" calcext:value-type="float">
            <text:p>467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PDESAB</text:p>
          </table:table-cell>
          <table:table-cell table:style-name="ce11" office:value-type="string" calcext:value-type="string">
            <text:p>JULIA</text:p>
          </table:table-cell>
          <table:table-cell table:style-name="ce12" office:value-type="date" office:date-value="1978-12-06" calcext:value-type="date">
            <text:p>06/12/197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6934" calcext:value-type="float">
            <text:p>4693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LEVAB</text:p>
          </table:table-cell>
          <table:table-cell table:style-name="ce11" office:value-type="string" calcext:value-type="string">
            <text:p>ANGELIQUE</text:p>
          </table:table-cell>
          <table:table-cell table:style-name="ce12" office:value-type="date" office:date-value="1978-09-25" calcext:value-type="date">
            <text:p>25/09/197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7774" calcext:value-type="float">
            <text:p>47774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ECAR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72-07-27" calcext:value-type="date">
            <text:p>27/07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7775" calcext:value-type="float">
            <text:p>47775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DOUAB</text:p>
          </table:table-cell>
          <table:table-cell table:style-name="ce11" office:value-type="string" calcext:value-type="string">
            <text:p>RICHARD</text:p>
          </table:table-cell>
          <table:table-cell table:style-name="ce12" office:value-type="date" office:date-value="1981-07-24" calcext:value-type="date">
            <text:p>24/07/198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7920" calcext:value-type="float">
            <text:p>47920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VAS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70-02-11" calcext:value-type="date">
            <text:p>11/02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1">
          <table:table-cell table:style-name="ce7" office:value-type="float" office:value="47922" calcext:value-type="float">
            <text:p>47922</text:p>
          </table:table-cell>
          <table:table-cell table:style-name="ce11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LLOM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88-06-21" calcext:value-type="date">
            <text:p>21/06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ce9" table:number-columns-repeated="16369"/>
        </table:table-row>
        <table:table-row table:style-name="ro2">
          <table:table-cell table:style-name="ce9" table:number-columns-repeated="12"/>
          <table:table-cell table:number-columns-repeated="3"/>
          <table:table-cell table:style-name="ce9" table:number-columns-repeated="16369"/>
        </table:table-row>
        <table:table-row table:style-name="ro3" table:number-rows-repeated="3">
          <table:table-cell table:number-columns-repeated="24"/>
          <table:table-cell table:style-name="ce9" table:number-columns-repeated="16360"/>
        </table:table-row>
        <table:table-row table:style-name="ro3" table:number-rows-repeated="1047634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Rapport_1.A1:Rapport_1.K932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295cm" fo:margin-bottom="1.295cm" fo:margin-left="1.991cm" fo:margin-right="1.991cm" style:print-page-order="ttb" style:first-page-number="continue" style:scale-to="100%" style:print="charts drawings objects"/>
      <style:header-style>
        <style:header-footer-properties fo:min-height="1.194cm" fo:margin-left="0cm" fo:margin-right="0cm" fo:margin-bottom="0cm"/>
      </style:header-style>
      <style:footer-style>
        <style:header-footer-properties fo:min-height="1.194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sait</meta:initial-creator>
    <meta:creation-date>2012-03-20T10:24:15Z</meta:creation-date>
    <dc:date>2022-09-12T23:48:56.502000000</dc:date>
    <meta:editing-duration>PT1M26S</meta:editing-duration>
    <meta:editing-cycles>1</meta:editing-cycles>
    <meta:document-statistic meta:table-count="1" meta:cell-count="10285" meta:object-count="0"/>
  </office:meta>
</office:document-meta>
</file>